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231cm"/>
      <style:paragraph-properties style:writing-mode="lr-tb"/>
    </style:style>
    <style:style style:name="gr3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9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40" style:family="graphic" style:parent-style-name="standard">
      <style:graphic-properties svg:stroke-color="#708090" draw:opacity="100%" draw:opacity-name="" draw:textarea-horizontal-align="justify" draw:textarea-vertical-align="middle" draw:auto-grow-height="false" fo:min-height="0cm" fo:min-width="0.051cm"/>
    </style:style>
    <style:style style:name="gr4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6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7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2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3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5" style:family="graphic" style:parent-style-name="standard">
      <style:graphic-properties svg:stroke-color="#708090" draw:opacity="100%" draw:textarea-vertical-align="middle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0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6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7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8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1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9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9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9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7" style:family="graphic" style:parent-style-name="objectwithoutfill">
      <style:graphic-properties draw:marker-end="Symmetric_20_Arrow" draw:marker-end-width="0.3cm" draw:fill="solid" draw:textarea-vertical-align="middle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0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3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7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8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9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5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7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0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2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3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8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9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30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32" style:family="graphic" style:parent-style-name="standard">
      <style:graphic-properties svg:stroke-color="#708090" draw:fill-color="#ffffff" draw:textarea-vertical-align="middle"/>
    </style:style>
    <style:style style:name="gr13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5" style:family="graphic" style:parent-style-name="standard">
      <style:graphic-properties svg:stroke-color="#708090" draw:textarea-vertical-align="middle"/>
      <style:paragraph-properties style:writing-mode="lr-tb"/>
    </style:style>
    <style:style style:name="gr136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8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9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42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5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5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2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3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4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6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8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6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61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62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4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6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7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8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9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70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71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72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3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4" style:family="graphic" style:parent-style-name="standard">
      <style:graphic-properties draw:fill="none" draw:textarea-vertical-align="middle" draw:auto-grow-height="false" fo:min-height="3.065cm" fo:min-width="0cm"/>
    </style:style>
    <style:style style:name="gr175" style:family="graphic" style:parent-style-name="standard">
      <style:graphic-properties draw:fill="none" draw:textarea-vertical-align="middle" draw:auto-grow-height="false" fo:min-height="3.948cm" fo:min-width="0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2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9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91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9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4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6.342cm" fo:min-width="0cm"/>
    </style:style>
    <style:style style:name="gr196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7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8" style:family="graphic" style:parent-style-name="standard">
      <style:graphic-properties draw:fill="none" draw:textarea-vertical-align="middle" draw:auto-grow-height="false" fo:min-height="2.88cm" fo:min-width="0cm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01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2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3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6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7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8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9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10" style:family="graphic" style:parent-style-name="objectwithoutfill">
      <style:graphic-properties draw:marker-end="Arrow_20_concave" draw:marker-end-width="0.203cm" draw:fill="solid" draw:textarea-vertical-align="middle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7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8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9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3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7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5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9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50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2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3" style:family="graphic" style:parent-style-name="standard">
      <style:graphic-properties svg:stroke-color="#708090" draw:fill="solid" draw:fill-color="#0000cd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54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7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8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5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8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70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7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72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73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5" style:family="graphic" style:parent-style-name="standard">
      <style:graphic-properties svg:stroke-color="#708090" draw:fill="solid" draw:fill-color="#ffffff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76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0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82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83" style:family="graphic" style:parent-style-name="standard">
      <style:graphic-properties draw:textarea-vertical-align="middle"/>
    </style:style>
    <style:style style:name="gr284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5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8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92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93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5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6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7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8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0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301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2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303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5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8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9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0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1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1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1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14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15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1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17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18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19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20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25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26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2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2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29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30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1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2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33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3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35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3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37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38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39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40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1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2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43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44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45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9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54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5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56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57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58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5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6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61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62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63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6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6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66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67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68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69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7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71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72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73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74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7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7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77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7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79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8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8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82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83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8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2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9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9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9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40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40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40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0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10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11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1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1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1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15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16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1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1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2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2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22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2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2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28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2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3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3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3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33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34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5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3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3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3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3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40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41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4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4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4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45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47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4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4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5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5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5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53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5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5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5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5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6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6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6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6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6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6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6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6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  <style:text-properties fo:font-size="1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3" style:family="paragraph">
      <loext:graphic-properties draw:fill-color="#ffffff"/>
      <style:paragraph-properties style:writing-mode="lr-tb"/>
      <style:text-properties fo:font-size="20pt"/>
    </style:style>
    <style:style style:name="P54" style:family="paragraph">
      <style:paragraph-properties fo:text-align="center" style:writing-mode="lr-tb"/>
      <style:text-properties fo:font-size="10pt"/>
    </style:style>
    <style:style style:name="P55" style:family="paragraph">
      <loext:graphic-properties draw:opacity="100%"/>
      <style:paragraph-properties fo:text-align="center" style:writing-mode="lr-tb"/>
      <style:text-properties fo:font-size="10pt"/>
    </style:style>
    <style:style style:name="P56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8" style:family="paragraph">
      <loext:graphic-properties draw:fill="solid"/>
      <style:paragraph-properties fo:text-align="center"/>
      <style:text-properties fo:font-size="10pt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60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1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2" style:family="paragraph">
      <style:paragraph-properties fo:text-align="center"/>
      <style:text-properties fo:color="#696969" fo:font-size="10pt"/>
    </style:style>
    <style:style style:name="P63" style:family="paragraph">
      <style:paragraph-properties fo:text-align="center"/>
      <style:text-properties fo:font-size="10pt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7" style:family="paragraph">
      <loext:graphic-properties draw:fill="none" draw:fill-color="#ffffff"/>
      <style:paragraph-properties fo:text-align="center" style:writing-mode="lr-tb"/>
    </style:style>
    <style:style style:name="P68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9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7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71" style:family="paragraph">
      <loext:graphic-properties draw:opacity="100%"/>
      <style:paragraph-properties fo:text-align="center" style:writing-mode="lr-tb"/>
      <style:text-properties fo:font-size="9pt"/>
    </style:style>
    <style:style style:name="P72" style:family="paragraph">
      <loext:graphic-properties draw:opacity="0%"/>
      <style:paragraph-properties fo:text-align="center" style:writing-mode="lr-tb"/>
      <style:text-properties fo:font-size="10pt"/>
    </style:style>
    <style:style style:name="P73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4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7" style:family="paragraph">
      <loext:graphic-properties draw:fill-color="#ffffff"/>
      <style:paragraph-properties fo:text-align="center"/>
      <style:text-properties fo:font-size="9pt"/>
    </style:style>
    <style:style style:name="P78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80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81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3" style:family="paragraph">
      <style:paragraph-properties fo:text-align="center" style:writing-mode="lr-tb"/>
      <style:text-properties fo:font-size="14pt"/>
    </style:style>
    <style:style style:name="P84" style:family="paragraph">
      <loext:graphic-properties draw:opacity="100%"/>
      <style:paragraph-properties fo:text-align="center" style:writing-mode="lr-tb"/>
      <style:text-properties fo:font-size="14pt"/>
    </style:style>
    <style:style style:name="P85" style:family="paragraph">
      <loext:graphic-properties draw:fill="solid"/>
      <style:paragraph-properties fo:text-align="center" style:writing-mode="lr-tb"/>
      <style:text-properties fo:font-size="10pt"/>
    </style:style>
    <style:style style:name="P86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7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8" style:family="paragraph">
      <loext:graphic-properties draw:fill="solid" draw:fill-color="#ffffff"/>
      <style:paragraph-properties fo:text-align="center"/>
      <style:text-properties fo:font-size="10pt"/>
    </style:style>
    <style:style style:name="P89" style:family="paragraph">
      <loext:graphic-properties draw:fill="solid"/>
      <style:paragraph-properties fo:text-align="center"/>
    </style:style>
    <style:style style:name="P90" style:family="paragraph">
      <loext:graphic-properties draw:fill="none"/>
      <style:paragraph-properties fo:text-align="center"/>
    </style:style>
    <style:style style:name="P91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2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3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4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6" style:family="paragraph">
      <loext:graphic-properties draw:fill="solid"/>
      <style:paragraph-properties fo:text-align="center" style:writing-mode="lr-tb"/>
    </style:style>
    <style:style style:name="P97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8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9" style:family="paragraph">
      <style:paragraph-properties fo:text-align="center" style:writing-mode="lr-tb"/>
      <style:text-properties fo:font-size="12pt"/>
    </style:style>
    <style:style style:name="P100" style:family="paragraph">
      <loext:graphic-properties draw:opacity="100%"/>
      <style:paragraph-properties fo:text-align="center" style:writing-mode="lr-tb"/>
      <style:text-properties fo:font-size="12pt"/>
    </style:style>
    <style:style style:name="P101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2" style:family="paragraph">
      <style:paragraph-properties fo:text-align="center" style:writing-mode="lr-tb"/>
      <style:text-properties fo:font-size="8pt"/>
    </style:style>
    <style:style style:name="P103" style:family="paragraph">
      <loext:graphic-properties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5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6" style:family="paragraph">
      <style:paragraph-properties fo:text-align="center"/>
      <style:text-properties fo:font-size="22pt"/>
    </style:style>
    <style:style style:name="P107" style:family="paragraph">
      <loext:graphic-properties draw:fill-color="#87cefa"/>
      <style:paragraph-properties fo:text-align="center" style:writing-mode="lr-tb"/>
      <style:text-properties fo:font-size="9pt"/>
    </style:style>
    <style:style style:name="P108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9" style:family="paragraph">
      <style:paragraph-properties fo:text-align="start"/>
      <style:text-properties fo:font-size="8pt"/>
    </style:style>
    <style:style style:name="P11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111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12" style:family="paragraph">
      <style:paragraph-properties fo:text-align="center" style:writing-mode="lr-tb"/>
      <style:text-properties fo:font-size="7pt"/>
    </style:style>
    <style:style style:name="P113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/>
      <style:text-properties fo:font-size="7pt"/>
    </style:style>
    <style:style style:name="P116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9" style:family="paragraph">
      <loext:graphic-properties draw:fill-color="#ffffff"/>
      <style:paragraph-properties fo:text-align="center" style:writing-mode="lr-tb"/>
      <style:text-properties fo:font-size="7pt"/>
    </style:style>
    <style:style style:name="P120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21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22" style:family="paragraph">
      <loext:graphic-properties draw:fill-color="#e2f3fe"/>
      <style:paragraph-properties fo:text-align="center" style:writing-mode="lr-tb"/>
      <style:text-properties fo:font-size="7pt"/>
    </style:style>
    <style:style style:name="P123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4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5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6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7" style:family="paragraph">
      <style:paragraph-properties fo:text-align="center" style:writing-mode="lr-tb"/>
      <style:text-properties fo:color="#000000" fo:font-size="7pt"/>
    </style:style>
    <style:style style:name="P128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9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30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31" style:family="paragraph">
      <loext:graphic-properties draw:fill="solid" draw:opacity="0%"/>
      <style:paragraph-properties fo:text-align="center"/>
    </style:style>
    <style:style style:name="P132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33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4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5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6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7" style:family="paragraph">
      <loext:graphic-properties draw:fill-color="#ffffff"/>
      <style:paragraph-properties fo:text-align="center" style:writing-mode="lr-tb"/>
      <style:text-properties fo:font-size="9pt"/>
    </style:style>
    <style:style style:name="P138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40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41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42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43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44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45" style:family="paragraph">
      <loext:graphic-properties draw:opacity="0%"/>
      <style:paragraph-properties fo:text-align="center"/>
      <style:text-properties fo:color="#000000" fo:font-size="9pt"/>
    </style:style>
    <style:style style:name="P146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4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48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49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50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51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52" style:family="paragraph">
      <loext:graphic-properties draw:opacity="0%"/>
      <style:paragraph-properties fo:text-align="center"/>
      <style:text-properties fo:font-size="9pt"/>
    </style:style>
    <style:style style:name="P153" style:family="paragraph">
      <loext:graphic-properties draw:fill-color="#0000ff" draw:opacity="20%"/>
      <style:paragraph-properties fo:text-align="center"/>
      <style:text-properties fo:font-size="9pt"/>
    </style:style>
    <style:style style:name="P154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55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56" style:family="paragraph">
      <style:paragraph-properties fo:text-align="center" style:writing-mode="lr-tb"/>
    </style:style>
    <style:style style:name="P157" style:family="paragraph">
      <loext:graphic-properties draw:fill-color="#0000ff" draw:opacity="5%"/>
      <style:paragraph-properties fo:text-align="center" style:writing-mode="lr-tb"/>
    </style:style>
    <style:style style:name="P158" style:family="paragraph">
      <loext:graphic-properties draw:opacity="100%"/>
      <style:paragraph-properties fo:text-align="center"/>
    </style:style>
    <style:style style:name="P159" style:family="paragraph">
      <style:paragraph-properties fo:margin-left="0cm" fo:margin-right="0cm" fo:margin-top="0cm" fo:margin-bottom="0cm" fo:line-height="100%" fo:text-indent="0cm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61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62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63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64" style:family="paragraph">
      <loext:graphic-properties draw:fill-color="#008000" draw:opacity="20%"/>
      <style:paragraph-properties fo:text-align="center" style:writing-mode="lr-tb"/>
    </style:style>
    <style:style style:name="P165" style:family="paragraph">
      <loext:graphic-properties draw:fill-color="#ffff00" draw:opacity="20%"/>
      <style:paragraph-properties fo:text-align="center" style:writing-mode="lr-tb"/>
    </style:style>
    <style:style style:name="P166" style:family="paragraph">
      <loext:graphic-properties draw:fill-color="#0000ff" draw:opacity="20%"/>
      <style:paragraph-properties fo:text-align="center"/>
    </style:style>
    <style:style style:name="P167" style:family="paragraph">
      <loext:graphic-properties draw:fill-color="#ff0000" draw:opacity="15%"/>
      <style:paragraph-properties fo:text-align="center" style:writing-mode="lr-tb"/>
    </style:style>
    <style:style style:name="P168" style:family="paragraph">
      <loext:graphic-properties draw:fill-color="#ff0000" draw:opacity="20%"/>
      <style:paragraph-properties fo:text-align="cente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0" style:family="paragraph">
      <style:paragraph-properties fo:text-align="center" style:writing-mode="lr-tb"/>
      <style:text-properties fo:font-size="18pt"/>
    </style:style>
    <style:style style:name="P171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/>
    </style:style>
    <style:style style:name="T4" style:family="text">
      <style:text-properties fo:color="#000000" fo:font-size="9pt"/>
    </style:style>
    <style:style style:name="T5" style:family="text">
      <style:text-properties fo:font-size="9pt"/>
    </style:style>
    <style:style style:name="T6" style:family="text">
      <style:text-properties fo:font-size="8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fo:font-size="7pt"/>
    </style:style>
    <style:style style:name="T18" style:family="text">
      <style:text-properties style:font-name="Liberation Mono1" fo:font-size="1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808080" fo:font-size="9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2">M</text:span><text:span text:style-name="T2">a</text:span><text:span text:style-name="T2">t</text:span><text:span text:style-name="T2">c</text:span><text:span text:style-name="T2">hi</text:span><text:span text:style-name="T2">n</text:span><text:span text:style-name="T2">g </text:span><text:span text:style-name="T2">:</text:span><text:span text:style-name="T2">h</text:span><text:span text:style-name="T2">a</text:span><text:span text:style-name="T2">s </text:span><text:span text:style-name="T2">p</text:span><text:span text:style-name="T2">s</text:span><text:span text:style-name="T2">e</text:span><text:span text:style-name="T2">u</text:span><text:span text:style-name="T2">d</text:span><text:span text:style-name="T2">o </text:span><text:span text:style-name="T2">cl</text:span><text:span text:style-name="T2">a</text:span><text:span text:style-name="T2">s</text:span><text:span text:style-name="T2">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3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Matching selector ‘.b:has(.a)’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Matching selector ‘.a’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Selector ‘.b:has(.a)’ matched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4.535cm" svg:height="0.725cm" svg:x="12.121cm" svg:y="13.575cm">
          <draw:text-box>
            <text:p text:style-name="P21">Selector ‘.a’ matched</text:p>
          </draw:text-box>
        </draw:frame>
        <draw:custom-shape draw:style-name="gr32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Matching selector ‘.b’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Selector ‘.b’ matched</text:p>
          </draw:text-box>
        </draw:frame>
        <presentation:notes draw:style-name="dp2">
          <draw:page-thumbnail draw:style-name="gr3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5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6" draw:text-style-name="P15" draw:layer="layout" svg:width="27.991cm" svg:height="1.119cm" svg:x="0.1cm" svg:y="0.254cm">
          <draw:text-box>
            <text:p text:style-name="P14"><text:span text:style-name="T2">Repetitive </text:span><text:span text:style-name="T2">argument </text:span><text:span text:style-name="T2">matching </text:span><text:span text:style-name="T2">while style </text:span><text:span text:style-name="T2">recalculation</text:span></text:p>
          </draw:text-box>
        </draw:frame>
        <draw:custom-shape draw:style-name="gr37" draw:text-style-name="P16" draw:layer="layout" svg:width="5.672cm" svg:height="0.786cm" svg:x="10.722cm" svg:y="2cm">
          <text:p text:style-name="P16"><text:span text:style-name="T3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Matching selector ‘.b:has(.a)’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Matching selector ‘.a’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Selector ‘.b:has(.a)’ matched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4.535cm" svg:height="0.725cm" svg:x="12.121cm" svg:y="15.575cm">
          <draw:text-box>
            <text:p text:style-name="P21">Selector ‘.a’ matched</text:p>
          </draw:text-box>
        </draw:frame>
        <draw:custom-shape draw:style-name="gr32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Matching selector ‘.b’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Selector ‘.b’ matched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74" draw:id="id74" draw:layer="layout" svg:width="0.914cm" svg:height="0.291cm" svg:x="2.391cm" svg:y="3.725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72" draw:id="id72" draw:layer="layout" svg:width="0.914cm" svg:height="0.292cm" svg:x="2.391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88" draw:id="id88" draw:layer="layout" svg:width="0.914cm" svg:height="0.292cm" svg:x="24.587cm" svg:y="7.315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121" draw:id="id121" draw:layer="layout" svg:width="0.913cm" svg:height="0.292cm" svg:x="11.183cm" svg:y="12.068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xml:id="id135" draw:id="id135" draw:layer="layout" svg:width="0.913cm" svg:height="0.292cm" svg:x="6.731cm" svg:y="8.46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1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4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6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Matching selector ‘.b:has(.a)’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Matching selector ‘.a’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Selector ‘.b:has(.a)’ matched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4.535cm" svg:height="0.725cm" svg:x="12.621cm" svg:y="18.003cm">
          <draw:text-box>
            <text:p text:style-name="P21">Selector ‘.a’ matched</text:p>
          </draw:text-box>
        </draw:frame>
        <draw:custom-shape draw:style-name="gr32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Matching selector ‘.b’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Selector ‘.b’ matched</text:p>
          </draw:text-box>
        </draw:frame>
        <draw:custom-shape draw:style-name="gr47" draw:text-style-name="P32" draw:layer="layout" svg:width="0.913cm" svg:height="0.292cm" svg:x="1.277cm" svg:y="11.843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.243cm" svg:y="12.226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2.243cm" svg:y="13.374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3.209cm" svg:y="14.14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4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4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4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4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27.991cm" svg:height="1.119cm" svg:x="0.1cm" svg:y="0.254cm">
          <draw:text-box>
            <text:p text:style-name="P35"><text:span text:style-name="T2">Caching :has </text:span><text:span text:style-name="T2">matching </text:span><text:span text:style-name="T2">result to </text:span><text:span text:style-name="T2">prevent </text:span><text:span text:style-name="T2">repetitive </text:span><text:span text:style-name="T2">matching</text:span></text:p>
          </draw:text-box>
        </draw:frame>
        <draw:custom-shape draw:style-name="gr62" draw:text-style-name="P16" draw:layer="layout" svg:width="5.672cm" svg:height="0.786cm" svg:x="10.922cm" svg:y="1.8cm">
          <text:p text:style-name="P16"><text:span text:style-name="T3">.b:has(</text:span><text:span text:style-name="T3">.a) <text:s/></text:span><text:span text:style-name="T3">{ color: </text:span><text:span text:style-name="T3">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65" draw:id="id165" draw:layer="layout" svg:width="0.914cm" svg:height="0.292cm" svg:x="24.787cm" svg:y="8.046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72" draw:id="id172" draw:layer="layout" svg:width="0.914cm" svg:height="0.291cm" svg:x="11.154cm" svg:y="3.72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5" draw:id="id175" draw:layer="layout" svg:width="0.914cm" svg:height="0.292cm" svg:x="12.12cm" svg:y="5.6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79" draw:id="id179" draw:layer="layout" svg:width="0.914cm" svg:height="0.291cm" svg:x="6.643cm" svg:y="3.725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77" draw:id="id177" draw:layer="layout" svg:width="0.914cm" svg:height="0.292cm" svg:x="6.643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2" draw:id="id182" draw:layer="layout" svg:width="0.914cm" svg:height="0.292cm" svg:x="7.609cm" svg:y="5.639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5" draw:text-style-name="P36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86" draw:id="id186" draw:layer="layout" svg:width="0.914cm" svg:height="0.291cm" svg:x="15.655cm" svg:y="3.72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9" draw:id="id189" draw:layer="layout" svg:width="0.914cm" svg:height="0.292cm" svg:x="16.621cm" svg:y="5.638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93" draw:id="id193" draw:layer="layout" svg:width="0.914cm" svg:height="0.292cm" svg:x="20.287cm" svg:y="8.039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205" draw:id="id205" draw:layer="layout" svg:width="0.913cm" svg:height="0.292cm" svg:x="2.083cm" svg:y="13.492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xml:id="id219" draw:id="id219" draw:layer="layout" svg:width="0.913cm" svg:height="0.292cm" svg:x="6.655cm" svg:y="9.19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40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235" draw:id="id235" draw:layer="layout" svg:width="0.914cm" svg:height="0.291cm" svg:x="2.243cm" svg:y="3.726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233" draw:id="id233" draw:layer="layout" svg:width="0.914cm" svg:height="0.292cm" svg:x="2.243cm" svg:y="4.874cm">
          <text:p text:style-name="P6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3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xml:id="id240" draw:id="id240" draw:layer="layout" svg:width="0.913cm" svg:height="0.292cm" svg:x="6.683cm" svg:y="13.393cm">
          <text:p text:style-name="P1">.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2" draw:layer="layout" svg:width="7.493cm" svg:height="0.725cm" svg:x="14.859cm" svg:y="14.501cm">
          <draw:text-box>
            <text:p text:style-name="P21">Cache for *:has(.a) matching status</text:p>
          </draw:text-box>
        </draw:frame>
        <draw:frame draw:style-name="gr72" draw:text-style-name="P22" draw:layer="layout" svg:width="5.581cm" svg:height="0.725cm" svg:x="5.107cm" svg:y="15.702cm">
          <draw:text-box>
            <text:p text:style-name="P21">‘*:has(.a)’ not determined</text:p>
          </draw:text-box>
        </draw:frame>
        <draw:frame draw:style-name="gr73" draw:text-style-name="P41" draw:layer="layout" svg:width="5.095cm" svg:height="0.725cm" svg:x="12.813cm" svg:y="15.744cm">
          <draw:text-box>
            <text:p text:style-name="P40">‘*:has(.a)’ not matched</text:p>
          </draw:text-box>
        </draw:frame>
        <draw:frame draw:style-name="gr71" draw:text-style-name="P22" draw:layer="layout" svg:width="4.672cm" svg:height="0.725cm" svg:x="19.562cm" svg:y="15.645cm">
          <draw:text-box>
            <text:p text:style-name="P21">‘*:has(.a)’ matched</text:p>
          </draw:text-box>
        </draw:frame>
        <presentation:notes draw:style-name="dp1">
          <draw:page-thumbnail draw:style-name="gr34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4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49" draw:id="id249" draw:layer="layout" svg:width="1.103cm" svg:height="0.368cm" svg:x="15.532cm" svg:y="7.12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2" xml:id="id250" draw:id="id250" draw:layer="layout" svg:width="1.103cm" svg:height="0.367cm" svg:x="16.698cm" svg:y="7.605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47" draw:id="id247" draw:layer="layout" svg:width="1.103cm" svg:height="0.368cm" svg:x="15.532cm" svg:y="8.57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48" draw:id="id248" draw:layer="layout" svg:width="1.103cm" svg:height="0.368cm" svg:x="16.698cm" svg:y="9.052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6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56" draw:id="id256" draw:layer="layout" svg:width="1.103cm" svg:height="0.368cm" svg:x="10.764cm" svg:y="7.122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257" draw:id="id257" draw:layer="layout" svg:width="1.103cm" svg:height="0.367cm" svg:x="11.93cm" svg:y="7.60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7" xml:id="id254" draw:id="id254" draw:layer="layout" svg:width="1.103cm" svg:height="0.368cm" svg:x="10.764cm" svg:y="8.571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55" draw:id="id255" draw:layer="layout" svg:width="1.103cm" svg:height="0.368cm" svg:x="11.93cm" svg:y="9.053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9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63" draw:id="id263" draw:layer="layout" svg:width="1.103cm" svg:height="0.368cm" svg:x="20.308cm" svg:y="7.121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8" xml:id="id264" draw:id="id264" draw:layer="layout" svg:width="1.103cm" svg:height="0.367cm" svg:x="21.474cm" svg:y="7.605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6" xml:id="id261" draw:id="id261" draw:layer="layout" svg:width="1.103cm" svg:height="0.368cm" svg:x="20.308cm" svg:y="8.57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9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70" draw:id="id270" draw:layer="layout" svg:width="1.103cm" svg:height="0.368cm" svg:x="5.964cm" svg:y="7.123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271" draw:id="id271" draw:layer="layout" svg:width="1.103cm" svg:height="0.367cm" svg:x="7.13cm" svg:y="7.607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69" draw:id="id269" draw:layer="layout" svg:width="1.103cm" svg:height="0.368cm" svg:x="7.13cm" svg:y="9.054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9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8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7.267cm" svg:y="10.571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835cm" svg:height="0.569cm" svg:x="12.567cm" svg:y="10.572cm">
          <draw:text-box>
            <text:p text:style-name="P50"><text:span text:style-name="T6">Style invalidated element</text:span></text:p>
          </draw:text-box>
        </draw:frame>
        <draw:frame draw:style-name="gr82" draw:text-style-name="P51" draw:layer="layout" svg:width="3.387cm" svg:height="0.569cm" svg:x="18.568cm" svg:y="10.573cm">
          <draw:text-box>
            <text:p text:style-name="P50"><text:span text:style-name="T6">Subject element</text:span></text:p>
          </draw:text-box>
        </draw:frame>
        <draw:frame draw:style-name="gr22" draw:text-style-name="P52" draw:layer="layout" svg:width="27.991cm" svg:height="2.77cm" svg:x="0.001cm" svg:y="0.254cm">
          <draw:text-box>
            <text:p text:style-name="P14"><text:span text:style-name="T2">Simplest </text:span><text:span text:style-name="T2">style </text:span><text:span text:style-name="T2">invalidation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4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3" draw:text-style-name="P55" xml:id="id274" draw:id="id274" draw:layer="layout" svg:width="0.583cm" svg:height="0.59cm" svg:x="13.366cm" svg:y="3.31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xml:id="id275" draw:id="id275" draw:layer="layout" svg:width="0.582cm" svg:height="0.59cm" svg:x="14.115cm" svg:y="3.319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7" draw:layer="layout" svg:width="4.66cm" svg:height="0.786cm" svg:x="5.277cm" svg:y="3.207cm">
          <text:p text:style-name="P57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4.66cm" svg:height="0.786cm" svg:x="5.277cm" svg:y="4.977cm">
          <text:p text:style-name="P57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7" draw:text-style-name="P57" draw:layer="layout" svg:width="4.66cm" svg:height="0.786cm" svg:x="5.277cm" svg:y="6.744cm">
          <text:p text:style-name="P57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5" xml:id="id276" draw:id="id276" draw:layer="layout" svg:width="0.581cm" svg:height="0.59cm" svg:x="12.886cm" svg:y="5.09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78" draw:id="id278" draw:layer="layout" svg:width="0.582cm" svg:height="0.589cm" svg:x="13.634cm" svg:y="5.099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xml:id="id277" draw:id="id277" draw:layer="layout" svg:width="0.583cm" svg:height="0.589cm" svg:x="14.594cm" svg:y="5.1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79" draw:id="id279" draw:layer="layout" svg:width="0.583cm" svg:height="0.589cm" svg:x="12.935cm" svg:y="6.84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80" draw:id="id280" draw:layer="layout" svg:width="0.584cm" svg:height="0.589cm" svg:x="13.794cm" svg:y="6.85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xml:id="id281" draw:id="id281" draw:layer="layout" svg:width="0.583cm" svg:height="0.59cm" svg:x="14.525cm" svg:y="6.85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58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90" draw:text-style-name="P58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91" draw:text-style-name="P58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91" draw:text-style-name="P58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90" draw:text-style-name="P58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92" draw:text-style-name="P59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0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1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1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0.583cm" svg:height="0.59cm" svg:x="17.966cm" svg:y="3.51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3cm" svg:height="0.589cm" svg:x="19.615cm" svg:y="3.514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1cm" svg:height="0.589cm" svg:x="17.977cm" svg:y="5.77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19.588cm" svg:y="5.744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20.373cm" svg:y="5.754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19.609cm" svg:y="4.473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3cm" svg:height="0.589cm" svg:x="17.948cm" svg:y="4.494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5" draw:layer="layout" svg:width="0.583cm" svg:height="0.59cm" svg:x="17.967cm" svg:y="6.719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2cm" svg:height="0.589cm" svg:x="19.589cm" svg:y="6.709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8" draw:layer="layout" svg:x1="18.504cm" svg:y1="3.829cm" svg:x2="19.341cm" svg:y2="3.829cm">
          <text:p/>
        </draw:line>
        <draw:line draw:style-name="gr96" draw:text-style-name="P58" draw:layer="layout" svg:x1="18.504cm" svg:y1="4.772cm" svg:x2="19.341cm" svg:y2="4.772cm">
          <text:p/>
        </draw:line>
        <draw:line draw:style-name="gr97" draw:text-style-name="P58" draw:layer="layout" svg:x1="18.558cm" svg:y1="6.073cm" svg:x2="19.342cm" svg:y2="6.054cm">
          <text:p/>
        </draw:line>
        <draw:line draw:style-name="gr97" draw:text-style-name="P58" draw:layer="layout" svg:x1="18.558cm" svg:y1="7.032cm" svg:x2="19.342cm" svg:y2="7.013cm">
          <text:p/>
        </draw:line>
        <draw:custom-shape draw:style-name="gr79" draw:text-style-name="P62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2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2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3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55" draw:layer="layout" svg:width="0.583cm" svg:height="0.589cm" svg:x="5.792cm" svg:y="8.801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3.237cm" svg:height="0.569cm" svg:x="6.403cm" svg:y="8.802cm">
          <draw:text-box>
            <text:p text:style-name="P50"><text:span text:style-name="T6">Feature : Matches elements with </text:span><text:span text:style-name="T6">class value ‘a’.</text:span></text:p>
          </draw:text-box>
        </draw:frame>
        <draw:custom-shape draw:style-name="gr84" draw:text-style-name="P56" draw:layer="layout" svg:width="0.582cm" svg:height="0.59cm" svg:x="5.771cm" svg:y="9.75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3.681cm" svg:height="0.569cm" svg:x="6.401cm" svg:y="9.779cm">
          <draw:text-box>
            <text:p text:style-name="P50"><text:span text:style-name="T6">Subject Feature : Matches elements </text:span><text:span text:style-name="T6">with class value ‘a’. The matched </text:span><text:span text:style-name="T6">element need to be invalidated</text:span></text:p>
          </draw:text-box>
        </draw:frame>
        <draw:custom-shape draw:style-name="gr88" draw:text-style-name="P55" xml:id="id284" draw:id="id284" draw:layer="layout" svg:width="0.583cm" svg:height="0.589cm" svg:x="5.713cm" svg:y="10.82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285" draw:id="id285" draw:layer="layout" svg:width="0.583cm" svg:height="0.589cm" svg:x="6.813cm" svg:y="10.829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3.418cm" svg:height="0.569cm" svg:x="7.426cm" svg:y="10.853cm">
          <draw:text-box>
            <text:p text:style-name="P50"><text:span text:style-name="T6">Sibling Relation : Can get elements </text:span><text:span text:style-name="T6">with ‘b’ class from succeeding </text:span><text:span text:style-name="T6">siblings of an element with ‘a’ class</text:span></text:p>
          </draw:text-box>
        </draw:frame>
        <draw:custom-shape draw:style-name="gr88" draw:text-style-name="P55" xml:id="id282" draw:id="id282" draw:layer="layout" svg:width="0.583cm" svg:height="0.589cm" svg:x="5.723cm" svg:y="11.861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58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8" draw:text-style-name="P55" xml:id="id283" draw:id="id283" draw:layer="layout" svg:width="0.583cm" svg:height="0.589cm" svg:x="6.823cm" svg:y="11.861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65" draw:layer="layout" svg:width="13.408cm" svg:height="0.635cm" svg:x="7.436cm" svg:y="11.885cm">
          <draw:text-box>
            <text:p text:style-name="P64"><text:span text:style-name="T6">Descendant Relation : Can get </text:span><text:span text:style-name="T6">elements with ‘b’ class from </text:span><text:span text:style-name="T6">descendants of an element with ‘a’ </text:span><text:span text:style-name="T6">class</text:span></text:p>
          </draw:text-box>
        </draw:frame>
        <draw:connector draw:style-name="gr91" draw:text-style-name="P58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9" draw:text-style-name="P66" draw:layer="layout" svg:width="2.991cm" svg:height="0.786cm" svg:x="12.501cm" svg:y="1.992cm">
          <text:p text:style-name="P66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00" draw:text-style-name="P66" draw:layer="layout" svg:width="4.127cm" svg:height="0.786cm" svg:x="17.907cm" svg:y="1.992cm">
          <text:p text:style-name="P66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01" draw:text-style-name="P61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51" draw:layer="layout" svg:width="12.896cm" svg:height="0.887cm" svg:x="8.994cm" svg:y="12.914cm">
          <draw:text-box>
            <text:p text:style-name="P50"><text:span text:style-name="T6">Sibling Invalidation Set : Matching </text:span><text:span text:style-name="T6">features to the succeeding siblings </text:span><text:span text:style-name="T6">of an element with ‘a’ class.</text:span><text:span text:style-name="T6"><text:line-break/></text:span><text:span text:style-name="T6"> <text:s text:c="38"/>Can do the </text:span><text:span text:style-name="T6">ancestor invalidation for the </text:span><text:span text:style-name="T6">matched elements and features.</text:span></text:p>
          </draw:text-box>
        </draw:frame>
        <draw:custom-shape draw:style-name="gr83" draw:text-style-name="P55" draw:layer="layout" svg:width="0.583cm" svg:height="0.59cm" svg:x="5.722cm" svg:y="13.024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8" draw:layer="layout" svg:x1="6.305cm" svg:y1="13.334cm" svg:x2="7.097cm" svg:y2="13.334cm">
          <text:p/>
        </draw:line>
        <draw:custom-shape draw:style-name="gr103" draw:text-style-name="P60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12.896cm" svg:height="0.635cm" svg:x="8.993cm" svg:y="14.058cm">
          <draw:text-box>
            <text:p text:style-name="P50"><text:span text:style-name="T6">Descendant Invalidation Set : </text:span><text:span text:style-name="T6">Matching features to the </text:span><text:span text:style-name="T6">descendants of an element with ‘a’ </text:span><text:span text:style-name="T6">class.</text:span></text:p>
          </draw:text-box>
        </draw:frame>
        <draw:custom-shape draw:style-name="gr83" draw:text-style-name="P55" draw:layer="layout" svg:width="0.583cm" svg:height="0.59cm" svg:x="5.721cm" svg:y="14.024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58" draw:layer="layout" svg:x1="6.304cm" svg:y1="14.334cm" svg:x2="7.096cm" svg:y2="14.334cm">
          <text:p/>
        </draw:line>
        <draw:custom-shape draw:style-name="gr105" draw:text-style-name="P66" draw:layer="layout" svg:width="2.991cm" svg:height="0.786cm" svg:x="5.901cm" svg:y="1.992cm">
          <text:p text:style-name="P66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06" draw:text-style-name="P67" draw:layer="layout" svg:width="27.991cm" svg:height="1.27cm" svg:x="0.002cm" svg:y="0.254cm">
          <draw:text-box>
            <text:p text:style-name="P14"><text:span text:style-name="T2">Build </text:span><text:span text:style-name="T2">downward </text:span><text:span text:style-name="T2">invalidation </text:span><text:span text:style-name="T2">set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7" draw:text-style-name="P60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0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1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8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289" draw:id="id289" draw:layer="layout" svg:width="1.103cm" svg:height="0.368cm" svg:x="18.032cm" svg:y="6.22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290" draw:id="id290" draw:layer="layout" svg:width="1.103cm" svg:height="0.367cm" svg:x="19.198cm" svg:y="6.705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291" draw:id="id291" draw:layer="layout" svg:width="1.103cm" svg:height="0.368cm" svg:x="19.198cm" svg:y="7.18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287" draw:id="id287" draw:layer="layout" svg:width="1.103cm" svg:height="0.368cm" svg:x="18.032cm" svg:y="7.67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288" draw:id="id288" draw:layer="layout" svg:width="1.103cm" svg:height="0.368cm" svg:x="19.198cm" svg:y="8.152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6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96" draw:id="id296" draw:layer="layout" svg:width="1.103cm" svg:height="0.368cm" svg:x="13.264cm" svg:y="6.222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297" draw:id="id297" draw:layer="layout" svg:width="1.103cm" svg:height="0.367cm" svg:x="14.43cm" svg:y="6.70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298" draw:id="id298" draw:layer="layout" svg:width="1.103cm" svg:height="0.368cm" svg:x="14.43cm" svg:y="7.189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294" draw:id="id294" draw:layer="layout" svg:width="1.103cm" svg:height="0.368cm" svg:x="13.264cm" svg:y="7.67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295" draw:id="id295" draw:layer="layout" svg:width="1.103cm" svg:height="0.368cm" svg:x="14.43cm" svg:y="8.153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9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03" draw:id="id303" draw:layer="layout" svg:width="1.103cm" svg:height="0.368cm" svg:x="22.808cm" svg:y="6.221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304" draw:id="id304" draw:layer="layout" svg:width="1.103cm" svg:height="0.367cm" svg:x="23.974cm" svg:y="6.705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05" draw:id="id305" draw:layer="layout" svg:width="1.103cm" svg:height="0.368cm" svg:x="23.974cm" svg:y="7.188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6" xml:id="id301" draw:id="id301" draw:layer="layout" svg:width="1.103cm" svg:height="0.368cm" svg:x="22.808cm" svg:y="7.67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9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10" draw:id="id310" draw:layer="layout" svg:width="1.103cm" svg:height="0.368cm" svg:x="8.464cm" svg:y="6.223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11" draw:id="id311" draw:layer="layout" svg:width="1.103cm" svg:height="0.367cm" svg:x="9.63cm" svg:y="6.707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12" draw:id="id312" draw:layer="layout" svg:width="1.103cm" svg:height="0.368cm" svg:x="9.63cm" svg:y="7.19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7" xml:id="id308" draw:id="id308" draw:layer="layout" svg:width="1.103cm" svg:height="0.368cm" svg:x="8.464cm" svg:y="7.672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09" draw:id="id309" draw:layer="layout" svg:width="1.103cm" svg:height="0.368cm" svg:x="9.63cm" svg:y="8.154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9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8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4.667cm" svg:y="12.971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835cm" svg:height="0.569cm" svg:x="15.767cm" svg:y="12.972cm">
          <draw:text-box>
            <text:p text:style-name="P50"><text:span text:style-name="T6">Style invalidated element</text:span></text:p>
          </draw:text-box>
        </draw:frame>
        <draw:frame draw:style-name="gr82" draw:text-style-name="P51" draw:layer="layout" svg:width="3.387cm" svg:height="0.569cm" svg:x="21.768cm" svg:y="12.973cm">
          <draw:text-box>
            <text:p text:style-name="P50"><text:span text:style-name="T6">Subject element</text:span></text:p>
          </draw:text-box>
        </draw:frame>
        <draw:custom-shape draw:style-name="gr74" draw:text-style-name="P42" xml:id="id316" draw:id="id316" draw:layer="layout" svg:width="1.103cm" svg:height="0.368cm" svg:x="19.198cm" svg:y="9.114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15" draw:id="id315" draw:layer="layout" svg:width="1.103cm" svg:height="0.368cm" svg:x="14.43cm" svg:y="9.115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317" draw:id="id317" draw:layer="layout" svg:width="1.103cm" svg:height="0.368cm" svg:x="23.974cm" svg:y="9.114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14" draw:id="id314" draw:layer="layout" svg:width="1.103cm" svg:height="0.368cm" svg:x="9.63cm" svg:y="9.1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10" draw:text-style-name="P68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12" draw:text-style-name="P69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71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71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6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6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10" draw:text-style-name="P68" xml:id="id330" draw:id="id330" draw:layer="layout" svg:width="1.103cm" svg:height="0.368cm" svg:x="18.032cm" svg:y="11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2" xml:id="id331" draw:id="id331" draw:layer="layout" svg:width="1.103cm" svg:height="0.367cm" svg:x="19.198cm" svg:y="11.484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12" draw:text-style-name="P69" xml:id="id333" draw:id="id333" draw:layer="layout" svg:width="1.103cm" svg:height="0.368cm" svg:x="13.264cm" svg:y="11.001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69" xml:id="id334" draw:id="id334" draw:layer="layout" svg:width="1.103cm" svg:height="0.367cm" svg:x="14.43cm" svg:y="11.485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6" draw:text-style-name="P45" xml:id="id336" draw:id="id336" draw:layer="layout" svg:width="1.103cm" svg:height="0.368cm" svg:x="22.808cm" svg:y="11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8" xml:id="id337" draw:id="id337" draw:layer="layout" svg:width="1.103cm" svg:height="0.367cm" svg:x="23.974cm" svg:y="11.484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6" draw:text-style-name="P45" xml:id="id339" draw:id="id339" draw:layer="layout" svg:width="1.103cm" svg:height="0.368cm" svg:x="8.464cm" svg:y="11.002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40" draw:id="id340" draw:layer="layout" svg:width="1.103cm" svg:height="0.367cm" svg:x="9.63cm" svg:y="11.48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6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45" draw:id="id345" draw:layer="layout" svg:width="1.103cm" svg:height="0.368cm" svg:x="3.664cm" svg:y="6.223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46" draw:id="id346" draw:layer="layout" svg:width="1.103cm" svg:height="0.367cm" svg:x="4.83cm" svg:y="6.707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47" draw:id="id347" draw:layer="layout" svg:width="1.103cm" svg:height="0.368cm" svg:x="4.83cm" svg:y="7.19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44" draw:id="id344" draw:layer="layout" svg:width="1.103cm" svg:height="0.368cm" svg:x="4.83cm" svg:y="8.154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9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349" draw:id="id349" draw:layer="layout" svg:width="1.103cm" svg:height="0.368cm" svg:x="4.83cm" svg:y="9.1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6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6" draw:text-style-name="P45" xml:id="id353" draw:id="id353" draw:layer="layout" svg:width="1.103cm" svg:height="0.368cm" svg:x="3.664cm" svg:y="11.002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54" draw:id="id354" draw:layer="layout" svg:width="1.103cm" svg:height="0.367cm" svg:x="4.83cm" svg:y="11.48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12" draw:text-style-name="P69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478cm" svg:height="0.569cm" svg:x="9.568cm" svg:y="12.972cm">
          <draw:text-box>
            <text:p text:style-name="P50"><text:span text:style-name="T6">Feature matching element</text:span></text:p>
          </draw:text-box>
        </draw:frame>
        <draw:custom-shape draw:style-name="gr117" draw:text-style-name="P72" xml:id="id356" draw:id="id356" draw:layer="layout" svg:width="0.583cm" svg:height="0.59cm" svg:x="13.513cm" svg:y="7.55cm">
          <text:p text:style-name="P54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2" xml:id="id359" draw:id="id359" draw:layer="layout" svg:width="0.583cm" svg:height="0.59cm" svg:x="13.513cm" svg:y="10.873cm">
          <text:p text:style-name="P54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58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90" draw:text-style-name="P58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90" draw:text-style-name="P58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6" draw:text-style-name="P67" draw:layer="layout" svg:width="27.991cm" svg:height="1.27cm" svg:x="0.003cm" svg:y="0.254cm">
          <draw:text-box>
            <text:p text:style-name="P14"><text:span text:style-name="T2">Downward </text:span><text:span text:style-name="T2">invalidation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10" draw:text-style-name="P68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64" draw:id="id364" draw:layer="layout" svg:width="1.103cm" svg:height="0.368cm" svg:x="24.132cm" svg:y="5.62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365" draw:id="id365" draw:layer="layout" svg:width="1.103cm" svg:height="0.367cm" svg:x="25.298cm" svg:y="6.105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66" draw:id="id366" draw:layer="layout" svg:width="1.103cm" svg:height="0.368cm" svg:x="25.298cm" svg:y="6.58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62" draw:id="id362" draw:layer="layout" svg:width="1.103cm" svg:height="0.368cm" svg:x="24.132cm" svg:y="7.07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xml:id="id363" draw:id="id363" draw:layer="layout" svg:width="1.103cm" svg:height="0.368cm" svg:x="25.298cm" svg:y="7.552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6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71" draw:id="id371" draw:layer="layout" svg:width="1.103cm" svg:height="0.368cm" svg:x="19.364cm" svg:y="5.622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72" draw:id="id372" draw:layer="layout" svg:width="1.103cm" svg:height="0.367cm" svg:x="20.53cm" svg:y="6.10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73" draw:id="id373" draw:layer="layout" svg:width="1.103cm" svg:height="0.368cm" svg:x="20.53cm" svg:y="6.589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69" draw:id="id369" draw:layer="layout" svg:width="1.103cm" svg:height="0.368cm" svg:x="19.364cm" svg:y="7.07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70" draw:id="id370" draw:layer="layout" svg:width="1.103cm" svg:height="0.368cm" svg:x="20.53cm" svg:y="7.553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9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78" draw:id="id378" draw:layer="layout" svg:width="1.103cm" svg:height="0.368cm" svg:x="14.564cm" svg:y="5.623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79" draw:id="id379" draw:layer="layout" svg:width="1.103cm" svg:height="0.367cm" svg:x="15.73cm" svg:y="6.107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80" draw:id="id380" draw:layer="layout" svg:width="1.103cm" svg:height="0.368cm" svg:x="15.73cm" svg:y="6.59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7" xml:id="id376" draw:id="id376" draw:layer="layout" svg:width="1.103cm" svg:height="0.368cm" svg:x="14.564cm" svg:y="7.072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77" draw:id="id377" draw:layer="layout" svg:width="1.103cm" svg:height="0.368cm" svg:x="15.73cm" svg:y="7.554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9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8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14.629cm" svg:y="12.681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835cm" svg:height="0.569cm" svg:x="14.655cm" svg:y="13.494cm">
          <draw:text-box>
            <text:p text:style-name="P50"><text:span text:style-name="T6">Style invalidated element</text:span></text:p>
          </draw:text-box>
        </draw:frame>
        <draw:custom-shape draw:style-name="gr74" draw:text-style-name="P42" xml:id="id384" draw:id="id384" draw:layer="layout" svg:width="1.103cm" svg:height="0.368cm" svg:x="25.298cm" svg:y="8.514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83" draw:id="id383" draw:layer="layout" svg:width="1.103cm" svg:height="0.368cm" svg:x="20.53cm" svg:y="8.515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82" draw:id="id382" draw:layer="layout" svg:width="1.103cm" svg:height="0.368cm" svg:x="15.73cm" svg:y="8.5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10" draw:text-style-name="P68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8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12" draw:text-style-name="P69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71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71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6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10" draw:text-style-name="P68" xml:id="id394" draw:id="id394" draw:layer="layout" svg:width="1.103cm" svg:height="0.368cm" svg:x="24.132cm" svg:y="10.4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2" xml:id="id395" draw:id="id395" draw:layer="layout" svg:width="1.103cm" svg:height="0.367cm" svg:x="25.298cm" svg:y="10.884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12" draw:text-style-name="P69" xml:id="id397" draw:id="id397" draw:layer="layout" svg:width="1.103cm" svg:height="0.368cm" svg:x="19.364cm" svg:y="10.401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69" xml:id="id398" draw:id="id398" draw:layer="layout" svg:width="1.103cm" svg:height="0.367cm" svg:x="20.53cm" svg:y="10.885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6" draw:text-style-name="P45" xml:id="id400" draw:id="id400" draw:layer="layout" svg:width="1.103cm" svg:height="0.368cm" svg:x="14.564cm" svg:y="10.402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xml:id="id401" draw:id="id401" draw:layer="layout" svg:width="1.103cm" svg:height="0.367cm" svg:x="15.73cm" svg:y="10.886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12" draw:text-style-name="P69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882cm" svg:height="0.569cm" svg:x="19.886cm" svg:y="12.682cm">
          <draw:text-box>
            <text:p text:style-name="P50"><text:span text:style-name="T6">Feature matching element</text:span></text:p>
          </draw:text-box>
        </draw:frame>
        <draw:custom-shape draw:style-name="gr92" draw:text-style-name="P59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0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1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1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0.583cm" svg:height="0.59cm" svg:x="7.538cm" svg:y="5.18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3cm" svg:height="0.589cm" svg:x="9.187cm" svg:y="5.183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1cm" svg:height="0.589cm" svg:x="7.549cm" svg:y="7.43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9.16cm" svg:y="7.413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9.945cm" svg:y="7.423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9.181cm" svg:y="6.142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3cm" svg:height="0.589cm" svg:x="7.52cm" svg:y="6.163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5" draw:layer="layout" svg:width="0.583cm" svg:height="0.59cm" svg:x="7.539cm" svg:y="8.388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2cm" svg:height="0.589cm" svg:x="9.161cm" svg:y="8.378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8" draw:layer="layout" svg:x1="8.076cm" svg:y1="5.498cm" svg:x2="8.913cm" svg:y2="5.498cm">
          <text:p/>
        </draw:line>
        <draw:line draw:style-name="gr96" draw:text-style-name="P58" draw:layer="layout" svg:x1="8.076cm" svg:y1="6.441cm" svg:x2="8.913cm" svg:y2="6.441cm">
          <text:p/>
        </draw:line>
        <draw:line draw:style-name="gr97" draw:text-style-name="P58" draw:layer="layout" svg:x1="8.13cm" svg:y1="7.742cm" svg:x2="8.914cm" svg:y2="7.723cm">
          <text:p/>
        </draw:line>
        <draw:line draw:style-name="gr97" draw:text-style-name="P58" draw:layer="layout" svg:x1="8.13cm" svg:y1="8.701cm" svg:x2="8.914cm" svg:y2="8.682cm">
          <text:p/>
        </draw:line>
        <draw:custom-shape draw:style-name="gr118" draw:text-style-name="P66" draw:layer="layout" svg:width="2.991cm" svg:height="0.786cm" svg:x="8.132cm" svg:y="3.54cm">
          <text:p text:style-name="P66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19" draw:text-style-name="P66" draw:layer="layout" svg:width="2.991cm" svg:height="0.786cm" svg:x="18.332cm" svg:y="3.54cm">
          <text:p text:style-name="P6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20" draw:text-style-name="P61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3.642cm" svg:height="0.635cm" svg:x="9.172cm" svg:y="12.692cm">
          <draw:text-box>
            <text:p text:style-name="P50"><text:span text:style-name="T6">Sibling Invalidation Set</text:span></text:p>
          </draw:text-box>
        </draw:frame>
        <draw:custom-shape draw:style-name="gr121" draw:text-style-name="P55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8" draw:layer="layout" svg:x1="7.394cm" svg:y1="12.957cm" svg:x2="7.899cm" svg:y2="12.957cm">
          <text:p/>
        </draw:line>
        <draw:custom-shape draw:style-name="gr122" draw:text-style-name="P60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4.151cm" svg:height="0.635cm" svg:x="9.151cm" svg:y="13.492cm">
          <draw:text-box>
            <text:p text:style-name="P50"><text:span text:style-name="T6">Descendant Invalidation Set</text:span></text:p>
          </draw:text-box>
        </draw:frame>
        <draw:custom-shape draw:style-name="gr121" draw:text-style-name="P55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58" draw:layer="layout" svg:x1="7.393cm" svg:y1="13.782cm" svg:x2="7.898cm" svg:y2="13.782cm">
          <text:p/>
        </draw:line>
        <draw:custom-shape draw:style-name="gr121" draw:text-style-name="P55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.654cm" svg:height="0.569cm" svg:x="3.696cm" svg:y="12.692cm">
          <draw:text-box>
            <text:p text:style-name="P50"><text:span text:style-name="T6">Feature</text:span></text:p>
          </draw:text-box>
        </draw:frame>
        <draw:custom-shape draw:style-name="gr123" draw:text-style-name="P56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2.672cm" svg:height="0.569cm" svg:x="3.702cm" svg:y="13.492cm">
          <draw:text-box>
            <text:p text:style-name="P50"><text:span text:style-name="T6">Subject Feature</text:span></text:p>
          </draw:text-box>
        </draw:frame>
        <draw:frame draw:style-name="gr106" draw:text-style-name="P67" draw:layer="layout" svg:width="27.991cm" svg:height="1.27cm" svg:x="0.004cm" svg:y="0.254cm">
          <draw:text-box>
            <text:p text:style-name="P14"><text:span text:style-name="T2">Downward </text:span><text:span text:style-name="T2">invalidation </text:span><text:span text:style-name="T2">set and </text:span><text:span text:style-name="T2">invalidation</text:span></text:p>
          </draw:text-box>
        </draw:frame>
        <draw:custom-shape draw:style-name="gr124" draw:text-style-name="P57" draw:layer="layout" svg:width="4.66cm" svg:height="0.786cm" svg:x="1.385cm" svg:y="5.795cm">
          <text:p text:style-name="P57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5" draw:text-style-name="P57" draw:layer="layout" svg:width="4.66cm" svg:height="0.786cm" svg:x="1.385cm" svg:y="6.565cm">
          <text:p text:style-name="P57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6" draw:text-style-name="P57" draw:layer="layout" svg:width="4.66cm" svg:height="0.786cm" svg:x="1.385cm" svg:y="7.332cm">
          <text:p text:style-name="P57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7" draw:text-style-name="P66" draw:layer="layout" svg:width="2.991cm" svg:height="0.786cm" svg:x="2.009cm" svg:y="3.58cm">
          <text:p text:style-name="P66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7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8" draw:text-style-name="P73" draw:layer="layout" svg:width="1.823cm" svg:height="6.716cm" draw:transform="rotate (0.703367688553715) translate (18.318cm 6.017cm)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74" draw:layer="layout" svg:width="2.966cm" svg:height="5.08cm" svg:x="9.248cm" svg:y="6.6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0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xml:id="id404" draw:id="id404" draw:layer="layout" svg:width="1.103cm" svg:height="0.368cm" svg:x="9.564cm" svg:y="6.771cm">
          <text:p text:style-name="P43"><text:span text:style-name="T4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4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6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32" draw:text-style-name="P77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32" draw:text-style-name="P77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32" draw:text-style-name="P77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32" draw:text-style-name="P77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32" draw:text-style-name="P77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31" draw:text-style-name="P76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32" draw:text-style-name="P77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32" draw:text-style-name="P77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31" draw:text-style-name="P76" xml:id="id414" draw:id="id414" draw:layer="layout" svg:width="1.103cm" svg:height="0.368cm" svg:x="9.564cm" svg:y="10.101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9" xml:id="id415" draw:id="id415" draw:layer="layout" svg:width="1.103cm" svg:height="0.367cm" svg:x="10.73cm" svg:y="10.58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6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32" draw:text-style-name="P77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32" draw:text-style-name="P77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4" draw:text-style-name="P79" draw:layer="layout" svg:width="4.572cm" svg:height="2.31cm" svg:x="3.264cm" svg:y="7.35cm">
          <text:p text:style-name="P79"><text:span text:style-name="T9">.a .b { color: red }</text:span></text:p>
          <text:p text:style-name="P79"><text:span text:style-name="T9"/></text:p>
          <text:p text:style-name="P79"><text:span text:style-name="T9">.a ~ .c { color: blue }</text:span></text:p>
          <text:p text:style-name="P79"><text:span text:style-name="T9"/></text:p>
          <text:p text:style-name="P79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31" draw:text-style-name="P78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xml:id="id417" draw:id="id417" draw:layer="layout" svg:width="1.103cm" svg:height="0.368cm" svg:x="19.896cm" svg:y="7.29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5"><text:s text:c="19"/></text:span></text:p>
        </draw:connector>
        <draw:custom-shape draw:style-name="gr131" draw:text-style-name="P78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80" xml:id="id425" draw:id="id425" draw:layer="layout" svg:width="1.103cm" svg:height="0.367cm" svg:x="22.235cm" svg:y="10.1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6" draw:text-style-name="P70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3" draw:text-style-name="P70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7" draw:text-style-name="P79" draw:layer="layout" svg:width="4.572cm" svg:height="0.786cm" svg:x="13.642cm" svg:y="8.102cm">
          <text:p text:style-name="P79"><text:span text:style-name="T9">.b:has(.a) { color: red }</text:span></text:p>
          <text:p text:style-name="P79"><text:span text:style-name="T9"/></text:p>
          <text:p text:style-name="P79"><text:span text:style-name="T9">.c:has(~ .a) { color: blue }</text:span></text:p>
          <text:p text:style-name="P79"><text:span text:style-name="T9"/></text:p>
          <text:p text:style-name="P79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8" draw:text-style-name="P74" draw:layer="layout" svg:width="1.524cm" svg:height="0.762cm" svg:x="13.258cm" svg:y="13.10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3.642cm" svg:height="0.635cm" svg:x="14.818cm" svg:y="13.213cm">
          <draw:text-box>
            <text:p text:style-name="P50"><text:span text:style-name="T6">Downward Sub-tree</text:span></text:p>
          </draw:text-box>
        </draw:frame>
        <draw:custom-shape draw:style-name="gr139" draw:text-style-name="P73" draw:layer="layout" svg:width="0.729cm" svg:height="1.298cm" draw:transform="rotate (0.703367688553715) translate (18.423cm 13.15cm)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3.642cm" svg:height="0.635cm" svg:x="19.718cm" svg:y="13.214cm">
          <draw:text-box>
            <text:p text:style-name="P50"><text:span text:style-name="T6">Upward Sub-tree</text:span></text:p>
          </draw:text-box>
        </draw:frame>
        <draw:custom-shape draw:style-name="gr78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5.267cm" svg:y="13.216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387cm" svg:height="0.569cm" svg:x="9.968cm" svg:y="13.218cm">
          <draw:text-box>
            <text:p text:style-name="P50"><text:span text:style-name="T6">Subject element</text:span></text:p>
          </draw:text-box>
        </draw:frame>
        <draw:frame draw:style-name="gr106" draw:text-style-name="P67" draw:layer="layout" svg:width="27.991cm" svg:height="1.27cm" svg:x="0.005cm" svg:y="0.254cm">
          <draw:text-box>
            <text:p text:style-name="P14"><text:span text:style-name="T2">Downward/</text:span><text:span text:style-name="T2">Upward sub-</text:span><text:span text:style-name="T2">tree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8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32" draw:text-style-name="P77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32" draw:text-style-name="P77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40" draw:text-style-name="P76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32" draw:text-style-name="P77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32" draw:text-style-name="P77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40" draw:text-style-name="P76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41" draw:text-style-name="P78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32" draw:text-style-name="P77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41" draw:text-style-name="P76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6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32" draw:text-style-name="P77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42" draw:text-style-name="P74" draw:layer="layout" svg:width="2.445cm" svg:height="4.187cm" svg:x="5.707cm" svg:y="6.656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0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0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5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32" draw:text-style-name="P77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32" draw:text-style-name="P77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7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81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78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8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8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9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5"><text:s text:c="19"/></text:span></text:p>
        </draw:connector>
        <draw:custom-shape draw:style-name="gr141" draw:text-style-name="P78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80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70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3" draw:text-style-name="P70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3" draw:text-style-name="P70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52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3" draw:text-style-name="P74" draw:layer="layout" svg:width="1.524cm" svg:height="0.762cm" svg:x="15.458cm" svg:y="11.80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3.642cm" svg:height="0.635cm" svg:x="17.018cm" svg:y="11.913cm">
          <draw:text-box>
            <text:p text:style-name="P50"><text:span text:style-name="T6">Downward Invalidation</text:span></text:p>
          </draw:text-box>
        </draw:frame>
        <draw:custom-shape draw:style-name="gr154" draw:text-style-name="P73" draw:layer="layout" svg:width="0.729cm" svg:height="1.298cm" draw:transform="rotate (0.703367688553715) translate (20.623cm 11.85cm)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1" draw:layer="layout" svg:width="3.642cm" svg:height="0.635cm" svg:x="21.918cm" svg:y="11.914cm">
          <draw:text-box>
            <text:p text:style-name="P50"><text:span text:style-name="T6">Upward Invalidation</text:span></text:p>
          </draw:text-box>
        </draw:frame>
        <draw:custom-shape draw:style-name="gr78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3.167cm" svg:y="11.916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387cm" svg:height="0.569cm" svg:x="12.568cm" svg:y="11.918cm">
          <draw:text-box>
            <text:p text:style-name="P50"><text:span text:style-name="T6">Subject element</text:span></text:p>
          </draw:text-box>
        </draw:frame>
        <draw:custom-shape draw:style-name="gr152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1" draw:text-style-name="P70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5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6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32" draw:text-style-name="P77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32" draw:text-style-name="P77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32" draw:text-style-name="P77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32" draw:text-style-name="P77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32" draw:text-style-name="P77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40" draw:text-style-name="P76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5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8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32" draw:text-style-name="P77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32" draw:text-style-name="P77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40" draw:text-style-name="P76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6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32" draw:text-style-name="P77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32" draw:text-style-name="P77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51" draw:text-style-name="P70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5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6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32" draw:text-style-name="P77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32" draw:text-style-name="P77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32" draw:text-style-name="P77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32" draw:text-style-name="P77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32" draw:text-style-name="P77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40" draw:text-style-name="P76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51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8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32" draw:text-style-name="P77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32" draw:text-style-name="P77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40" draw:text-style-name="P76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6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77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32" draw:text-style-name="P77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32" draw:text-style-name="P77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6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78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8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5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5"><text:s text:c="19"/></text:span></text:p>
        </draw:connector>
        <draw:custom-shape draw:style-name="gr140" draw:text-style-name="P78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3" draw:text-style-name="P70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3" draw:text-style-name="P70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6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0" draw:text-style-name="P78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8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8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0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51" draw:text-style-name="P70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5"><text:s text:c="19"/></text:span></text:p>
        </draw:connector>
        <draw:custom-shape draw:style-name="gr140" draw:text-style-name="P78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80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70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3" draw:text-style-name="P70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0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4" draw:text-style-name="P70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60" draw:text-style-name="P73" draw:layer="layout" svg:width="1.502cm" svg:height="5.535cm" draw:transform="skewX (0.000523598775598274) rotate (0.703367688553715) translate (17.511cm 5.314cm)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81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81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81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81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80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835cm" svg:height="0.569cm" svg:x="7.454cm" svg:y="11.917cm">
          <draw:text-box>
            <text:p text:style-name="P50"><text:span text:style-name="T6">Style invalidated element</text:span></text:p>
          </draw:text-box>
        </draw:frame>
        <draw:frame draw:style-name="gr106" draw:text-style-name="P67" draw:layer="layout" svg:width="27.991cm" svg:height="1.27cm" svg:x="0.006cm" svg:y="0.254cm">
          <draw:text-box>
            <text:p text:style-name="P14"><text:span text:style-name="T2">Downward/</text:span><text:span text:style-name="T2">Upward </text:span><text:span text:style-name="T2">invalidation </text:span><text:span text:style-name="T2">simplified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9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61" draw:text-style-name="P59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1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82" draw:layer="layout" svg:width="11.731cm" svg:height="0.786cm" svg:x="3.001cm" svg:y="4.513cm">
          <text:p text:style-name="P82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4" draw:text-style-name="P84" xml:id="id515" draw:id="id515" draw:layer="layout" svg:width="0.889cm" svg:height="0.88cm" svg:x="8.098cm" svg:y="12.308cm">
          <text:p text:style-name="P83"><text:span text:style-name="T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58" draw:layer="layout" svg:x1="8.086cm" svg:y1="12.72cm" svg:x2="6.936cm" svg:y2="12.72cm">
          <text:p/>
        </draw:line>
        <draw:custom-shape draw:style-name="gr165" draw:text-style-name="P84" xml:id="id517" draw:id="id517" draw:layer="layout" svg:width="0.889cm" svg:height="0.881cm" svg:x="8.095cm" svg:y="10.906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85" draw:layer="layout" svg:x1="8.12cm" svg:y1="11.39cm" svg:x2="6.953cm" svg:y2="11.39cm">
          <text:p/>
        </draw:line>
        <draw:custom-shape draw:style-name="gr166" draw:text-style-name="P86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86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86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8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7" draw:text-style-name="P58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4" draw:text-style-name="P84" xml:id="id520" draw:id="id520" draw:layer="layout" svg:width="0.889cm" svg:height="0.88cm" svg:x="3.398cm" svg:y="12.287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87" xml:id="id522" draw:id="id522" draw:layer="layout" svg:width="0.889cm" svg:height="0.88cm" svg:x="3.398cm" svg:y="10.888cm">
          <text:p text:style-name="P83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87" xml:id="id519" draw:id="id519" draw:layer="layout" svg:width="0.889cm" svg:height="0.88cm" svg:x="3.32cm" svg:y="7.989cm">
          <text:p text:style-name="P83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518" draw:id="id518" draw:layer="layout" svg:width="0.889cm" svg:height="0.881cm" svg:x="6.239cm" svg:y="8.006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84" xml:id="id516" draw:id="id516" draw:layer="layout" svg:width="0.889cm" svg:height="0.88cm" svg:x="9.298cm" svg:y="8.009cm">
          <text:p text:style-name="P83"><text:span text:style-name="T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9" draw:text-style-name="P58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70" draw:text-style-name="P58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71" draw:text-style-name="P88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71" draw:text-style-name="P88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6" draw:text-style-name="P86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86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86" xml:id="id523" draw:id="id523" draw:layer="layout" svg:width="0.889cm" svg:height="0.889cm" svg:x="3.989cm" svg:y="7.676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86" xml:id="id521" draw:id="id521" draw:layer="layout" svg:width="0.889cm" svg:height="0.889cm" svg:x="6.89cm" svg:y="7.676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89" draw:layer="layout" svg:x1="3.566cm" svg:y1="5.387cm" svg:x2="3.738cm" svg:y2="7.938cm">
          <text:p/>
        </draw:line>
        <draw:line draw:style-name="gr173" draw:text-style-name="P89" draw:layer="layout" svg:x1="5.731cm" svg:y1="5.387cm" svg:x2="5.383cm" svg:y2="8.36cm">
          <text:p/>
        </draw:line>
        <draw:line draw:style-name="gr173" draw:text-style-name="P89" draw:layer="layout" svg:x1="6.695cm" svg:y1="5.387cm" svg:x2="6.695cm" svg:y2="8.006cm">
          <text:p/>
        </draw:line>
        <draw:line draw:style-name="gr173" draw:text-style-name="P89" draw:layer="layout" svg:x1="7.673cm" svg:y1="5.387cm" svg:x2="8.273cm" svg:y2="8.316cm">
          <text:p/>
        </draw:line>
        <draw:line draw:style-name="gr173" draw:text-style-name="P89" draw:layer="layout" svg:x1="8.652cm" svg:y1="5.387cm" svg:x2="9.496cm" svg:y2="8.004cm">
          <text:p/>
        </draw:line>
        <draw:custom-shape draw:style-name="gr174" draw:text-style-name="P90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5" draw:text-style-name="P90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6" draw:text-style-name="P91" draw:layer="layout" svg:width="10.287cm" svg:height="1.916cm" svg:x="15.529cm" svg:y="5.932cm">
          <draw:text-box>
            <text:p text:style-name="P50"><text:span text:style-name="T3">Extract features and </text:span><text:span text:style-name="T3">relations</text:span><text:span text:style-name="T3"><text:line-break/></text:span><text:span text:style-name="T3">from compound </text:span><text:span text:style-name="T3">selectors and </text:span><text:span text:style-name="T3">combinators</text:span></text:p>
          </draw:text-box>
        </draw:frame>
        <draw:frame draw:style-name="gr177" draw:text-style-name="P91" draw:layer="layout" svg:width="9.363cm" svg:height="1.524cm" svg:x="15.53cm" svg:y="10.032cm">
          <draw:text-box>
            <text:p text:style-name="P50"><text:span text:style-name="T3">Build invalidation </text:span><text:span text:style-name="T3">sets</text:span><text:span text:style-name="T3"><text:line-break/></text:span><text:span text:style-name="T3">with features and </text:span><text:span text:style-name="T3">relations</text:span></text:p>
          </draw:text-box>
        </draw:frame>
        <draw:frame draw:style-name="gr106" draw:text-style-name="P67" draw:layer="layout" svg:width="27.991cm" svg:height="1.27cm" svg:x="0.006cm" svg:y="0.254cm">
          <draw:text-box>
            <text:p text:style-name="P14"><text:span text:style-name="T2">Upward </text:span><text:span text:style-name="T2">invalidation </text:span><text:span text:style-name="T2">set building </text:span><text:span text:style-name="T2">step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10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4" draw:text-style-name="P56" xml:id="id524" draw:id="id524" draw:layer="layout" svg:width="0.583cm" svg:height="0.59cm" svg:x="13.567cm" svg:y="3.032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92" xml:id="id525" draw:id="id525" draw:layer="layout" svg:width="0.582cm" svg:height="0.59cm" svg:x="14.404cm" svg:y="3.03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57" draw:layer="layout" svg:width="4.66cm" svg:height="0.786cm" svg:x="5.522cm" svg:y="2.921cm">
          <text:p text:style-name="P57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80" draw:text-style-name="P57" draw:layer="layout" svg:width="4.66cm" svg:height="0.786cm" svg:x="5.478cm" svg:y="4.391cm">
          <text:p text:style-name="P57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81" draw:text-style-name="P57" draw:layer="layout" svg:width="4.66cm" svg:height="0.786cm" svg:x="5.478cm" svg:y="5.658cm">
          <text:p text:style-name="P57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xml:id="id526" draw:id="id526" draw:layer="layout" svg:width="0.582cm" svg:height="0.589cm" svg:x="13.535cm" svg:y="4.513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92" xml:id="id527" draw:id="id527" draw:layer="layout" svg:width="0.583cm" svg:height="0.589cm" svg:x="14.385cm" svg:y="4.514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xml:id="id528" draw:id="id528" draw:layer="layout" svg:width="0.583cm" svg:height="0.589cm" svg:x="13.136cm" svg:y="5.763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529" draw:id="id529" draw:layer="layout" svg:width="0.584cm" svg:height="0.589cm" svg:x="13.995cm" svg:y="5.764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92" xml:id="id530" draw:id="id530" draw:layer="layout" svg:width="0.583cm" svg:height="0.59cm" svg:x="14.814cm" svg:y="5.764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58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9" draw:text-style-name="P58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9" draw:text-style-name="P58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70" draw:text-style-name="P58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92" draw:text-style-name="P59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0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1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1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0.583cm" svg:height="0.59cm" svg:x="21.667cm" svg:y="3.23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3cm" svg:height="0.589cm" svg:x="18.416cm" svg:y="3.228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1cm" svg:height="0.589cm" svg:x="21.678cm" svg:y="5.484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18.389cm" svg:y="5.458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19.098cm" svg:y="5.457cm">
          <text:p text:style-name="P54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2cm" svg:height="0.59cm" svg:x="18.41cm" svg:y="4.187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3cm" svg:height="0.589cm" svg:x="21.679cm" svg:y="4.208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6" draw:layer="layout" svg:width="0.583cm" svg:height="0.59cm" svg:x="21.668cm" svg:y="6.433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2cm" svg:height="0.589cm" svg:x="18.39cm" svg:y="6.423cm">
          <text:p text:style-name="P54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85" draw:layer="layout" svg:x1="21.684cm" svg:y1="3.557cm" svg:x2="20.863cm" svg:y2="3.557cm">
          <text:p/>
        </draw:line>
        <draw:line draw:style-name="gr97" draw:text-style-name="P58" draw:layer="layout" svg:x1="21.669cm" svg:y1="5.76cm" svg:x2="20.86cm" svg:y2="5.76cm">
          <text:p/>
        </draw:line>
        <draw:custom-shape draw:style-name="gr79" draw:text-style-name="P62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2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2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63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6" draw:layer="layout" svg:width="2.991cm" svg:height="0.786cm" svg:x="12.702cm" svg:y="1.706cm">
          <text:p text:style-name="P66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84" draw:text-style-name="P66" draw:layer="layout" svg:width="4.127cm" svg:height="0.786cm" svg:x="18.108cm" svg:y="1.706cm">
          <text:p text:style-name="P66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85" draw:text-style-name="P66" draw:layer="layout" svg:width="2.991cm" svg:height="0.786cm" svg:x="6.102cm" svg:y="1.706cm">
          <text:p text:style-name="P66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86" draw:text-style-name="P57" draw:layer="layout" svg:width="4.66cm" svg:height="0.786cm" svg:x="5.479cm" svg:y="6.957cm">
          <text:p text:style-name="P57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8" draw:text-style-name="P55" xml:id="id534" draw:id="id534" draw:layer="layout" svg:width="0.583cm" svg:height="0.589cm" svg:x="13.725cm" svg:y="7.062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533" draw:id="id533" draw:layer="layout" svg:width="0.584cm" svg:height="0.589cm" svg:x="14.584cm" svg:y="7.063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92" xml:id="id532" draw:id="id532" draw:layer="layout" svg:width="0.583cm" svg:height="0.59cm" svg:x="15.425cm" svg:y="7.06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58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9" draw:text-style-name="P62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56" xml:id="id531" draw:id="id531" draw:layer="layout" svg:width="0.583cm" svg:height="0.589cm" svg:x="12.837cm" svg:y="7.062cm">
          <text:p text:style-name="P54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58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70" draw:text-style-name="P58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3" draw:text-style-name="P60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0.583cm" svg:height="0.59cm" svg:x="21.668cm" svg:y="7.375cm">
          <text:p text:style-name="P54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6" draw:layer="layout" svg:width="0.582cm" svg:height="0.589cm" svg:x="18.39cm" svg:y="7.365cm">
          <text:p text:style-name="P54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draw:layer="layout" svg:width="0.583cm" svg:height="0.589cm" svg:x="5.592cm" svg:y="8.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3.237cm" svg:height="0.569cm" svg:x="6.203cm" svg:y="8.901cm">
          <draw:text-box>
            <text:p text:style-name="P50"><text:span text:style-name="T6">Feature : Matches elements with </text:span><text:span text:style-name="T6">class value ‘a’.</text:span></text:p>
          </draw:text-box>
        </draw:frame>
        <draw:custom-shape draw:style-name="gr84" draw:text-style-name="P56" draw:layer="layout" svg:width="0.582cm" svg:height="0.59cm" svg:x="5.571cm" svg:y="9.857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3.681cm" svg:height="0.569cm" svg:x="6.201cm" svg:y="9.878cm">
          <draw:text-box>
            <text:p text:style-name="P50"><text:span text:style-name="T6">Subject Feature : Matches elements </text:span><text:span text:style-name="T6">with class value ‘a’. The matched </text:span><text:span text:style-name="T6">element need to be invalidated</text:span></text:p>
          </draw:text-box>
        </draw:frame>
        <draw:custom-shape draw:style-name="gr88" draw:text-style-name="P55" xml:id="id537" draw:id="id537" draw:layer="layout" svg:width="0.583cm" svg:height="0.589cm" svg:x="5.513cm" svg:y="10.928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5" xml:id="id538" draw:id="id538" draw:layer="layout" svg:width="0.583cm" svg:height="0.589cm" svg:x="6.613cm" svg:y="10.92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15.142cm" svg:height="0.569cm" svg:x="7.226cm" svg:y="10.952cm">
          <draw:text-box>
            <text:p text:style-name="P50"><text:span text:style-name="T6">Preceding Sibling Relation : Can get </text:span><text:span text:style-name="T6">elements with ‘b’ class from </text:span><text:span text:style-name="T6">preceding siblings of an element </text:span><text:span text:style-name="T6">with ‘a’ class</text:span></text:p>
          </draw:text-box>
        </draw:frame>
        <draw:custom-shape draw:style-name="gr88" draw:text-style-name="P55" xml:id="id535" draw:id="id535" draw:layer="layout" svg:width="0.583cm" svg:height="0.589cm" svg:x="5.523cm" svg:y="11.96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58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8" draw:text-style-name="P55" xml:id="id536" draw:id="id536" draw:layer="layout" svg:width="0.583cm" svg:height="0.589cm" svg:x="6.623cm" svg:y="11.96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65" draw:layer="layout" svg:width="13.408cm" svg:height="0.635cm" svg:x="7.236cm" svg:y="11.984cm">
          <draw:text-box>
            <text:p text:style-name="P64"><text:span text:style-name="T6">Ancestor Relation : Can get </text:span><text:span text:style-name="T6">elements with ‘b’ class from </text:span><text:span text:style-name="T6">ancestors of an element with ‘a’ </text:span><text:span text:style-name="T6">class</text:span></text:p>
          </draw:text-box>
        </draw:frame>
        <draw:connector draw:style-name="gr169" draw:text-style-name="P58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3" draw:text-style-name="P60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51" draw:layer="layout" svg:width="14.59cm" svg:height="1.205cm" svg:x="8.794cm" svg:y="14.113cm">
          <draw:text-box>
            <text:p text:style-name="P50"><text:span text:style-name="T6">Ancestor Invalidation Set : Matching </text:span><text:span text:style-name="T6">features to the ancestors of an </text:span><text:span text:style-name="T6">element with ‘a’ class.</text:span><text:span text:style-name="T6"><text:line-break/></text:span><text:span text:style-name="T6"> <text:s text:c="41"/>Can do </text:span><text:span text:style-name="T6">the preceding sibling invalidation for </text:span><text:span text:style-name="T6">the matched elements and features.</text:span></text:p>
          </draw:text-box>
        </draw:frame>
        <draw:custom-shape draw:style-name="gr83" draw:text-style-name="P55" draw:layer="layout" svg:width="0.583cm" svg:height="0.59cm" svg:x="8.137cm" svg:y="14.22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1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51" draw:layer="layout" svg:width="14.083cm" svg:height="0.887cm" svg:x="8.793cm" svg:y="13.157cm">
          <draw:text-box>
            <text:p text:style-name="P50"><text:span text:style-name="T6">Preceding Sibling Invalidation Set : </text:span><text:span text:style-name="T6">Matching features to the preceding </text:span><text:span text:style-name="T6">siblings of an element with ‘a’ class.</text:span></text:p>
          </draw:text-box>
        </draw:frame>
        <draw:custom-shape draw:style-name="gr83" draw:text-style-name="P55" draw:layer="layout" svg:width="0.583cm" svg:height="0.59cm" svg:x="8.136cm" svg:y="13.12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8" draw:layer="layout" svg:x1="8.117cm" svg:y1="13.418cm" svg:x2="7.474cm" svg:y2="13.418cm">
          <text:p/>
        </draw:line>
        <draw:line draw:style-name="gr96" draw:text-style-name="P85" draw:layer="layout" svg:x1="21.685cm" svg:y1="4.502cm" svg:x2="20.864cm" svg:y2="4.502cm">
          <text:p/>
        </draw:line>
        <draw:line draw:style-name="gr97" draw:text-style-name="P58" draw:layer="layout" svg:x1="21.67cm" svg:y1="6.745cm" svg:x2="20.861cm" svg:y2="6.745cm">
          <text:p/>
        </draw:line>
        <draw:line draw:style-name="gr97" draw:text-style-name="P58" draw:layer="layout" svg:x1="21.671cm" svg:y1="7.685cm" svg:x2="20.862cm" svg:y2="7.685cm">
          <text:p/>
        </draw:line>
        <draw:line draw:style-name="gr97" draw:text-style-name="P58" draw:layer="layout" svg:x1="8.118cm" svg:y1="14.518cm" svg:x2="7.475cm" svg:y2="14.518cm">
          <text:p/>
        </draw:line>
        <draw:frame draw:style-name="gr106" draw:text-style-name="P67" draw:layer="layout" svg:width="27.991cm" svg:height="1.27cm" svg:x="0.007cm" svg:y="0.254cm">
          <draw:text-box>
            <text:p text:style-name="P14"><text:span text:style-name="T2">Build upward </text:span><text:span text:style-name="T2">invalidation </text:span><text:span text:style-name="T2">set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9" draw:text-style-name="P61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0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1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0" xml:id="id542" draw:id="id542" draw:layer="layout" svg:width="1.103cm" svg:height="0.368cm" svg:x="6.042cm" svg:y="6.541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44" draw:id="id544" draw:layer="layout" svg:width="1.103cm" svg:height="0.368cm" svg:x="7.208cm" svg:y="7.023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39" draw:id="id539" draw:layer="layout" svg:width="1.103cm" svg:height="0.368cm" svg:x="7.219cm" svg:y="7.99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45" draw:id="id545" draw:layer="layout" svg:width="1.103cm" svg:height="0.368cm" svg:x="8.374cm" svg:y="9.438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6" draw:text-style-name="P70" xml:id="id546" draw:id="id546" draw:layer="layout" svg:width="1.103cm" svg:height="0.368cm" svg:x="9.553cm" svg:y="9.9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5"><text:s text:c="19"/></text:span></text:p>
        </draw:connector>
        <draw:custom-shape draw:style-name="gr66" draw:text-style-name="P70" xml:id="id548" draw:id="id548" draw:layer="layout" svg:width="1.103cm" svg:height="0.368cm" svg:x="9.555cm" svg:y="10.38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80" xml:id="id547" draw:id="id547" draw:layer="layout" svg:width="1.103cm" svg:height="0.367cm" svg:x="9.558cm" svg:y="10.8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49" draw:id="id549" draw:layer="layout" svg:width="1.103cm" svg:height="0.368cm" svg:x="10.873cm" svg:y="11.347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6" draw:text-style-name="P70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50" draw:id="id550" draw:layer="layout" svg:width="1.103cm" svg:height="0.367cm" svg:x="10.869cm" svg:y="12.286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12" draw:text-style-name="P93" xml:id="id555" draw:id="id555" draw:layer="layout" svg:width="1.103cm" svg:height="0.368cm" svg:x="10.875cm" svg:y="6.541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3" xml:id="id557" draw:id="id557" draw:layer="layout" svg:width="1.103cm" svg:height="0.368cm" svg:x="12.041cm" svg:y="7.023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3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3" xml:id="id552" draw:id="id552" draw:layer="layout" svg:width="1.103cm" svg:height="0.368cm" svg:x="12.052cm" svg:y="7.99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3" xml:id="id558" draw:id="id558" draw:layer="layout" svg:width="1.103cm" svg:height="0.368cm" svg:x="13.207cm" svg:y="9.438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12" draw:text-style-name="P93" xml:id="id559" draw:id="id559" draw:layer="layout" svg:width="1.103cm" svg:height="0.368cm" svg:x="14.386cm" svg:y="9.9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5"><text:s text:c="19"/></text:span></text:p>
        </draw:connector>
        <draw:custom-shape draw:style-name="gr112" draw:text-style-name="P93" xml:id="id561" draw:id="id561" draw:layer="layout" svg:width="1.103cm" svg:height="0.368cm" svg:x="14.388cm" svg:y="10.38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3" xml:id="id560" draw:id="id560" draw:layer="layout" svg:width="1.103cm" svg:height="0.367cm" svg:x="14.391cm" svg:y="10.8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62" draw:id="id562" draw:layer="layout" svg:width="1.103cm" svg:height="0.368cm" svg:x="15.706cm" svg:y="11.347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6" draw:text-style-name="P70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63" draw:id="id563" draw:layer="layout" svg:width="1.103cm" svg:height="0.367cm" svg:x="15.702cm" svg:y="12.286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4" draw:text-style-name="P81" xml:id="id568" draw:id="id568" draw:layer="layout" svg:width="1.103cm" svg:height="0.368cm" svg:x="15.696cm" svg:y="6.541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1" xml:id="id570" draw:id="id570" draw:layer="layout" svg:width="1.103cm" svg:height="0.368cm" svg:x="16.862cm" svg:y="7.023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1" xml:id="id565" draw:id="id565" draw:layer="layout" svg:width="1.103cm" svg:height="0.368cm" svg:x="16.873cm" svg:y="7.99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1" xml:id="id571" draw:id="id571" draw:layer="layout" svg:width="1.103cm" svg:height="0.368cm" svg:x="18.028cm" svg:y="9.438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4" draw:text-style-name="P81" xml:id="id572" draw:id="id572" draw:layer="layout" svg:width="1.103cm" svg:height="0.368cm" svg:x="19.207cm" svg:y="9.9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5"><text:s text:c="19"/></text:span></text:p>
        </draw:connector>
        <draw:custom-shape draw:style-name="gr66" draw:text-style-name="P70" xml:id="id574" draw:id="id574" draw:layer="layout" svg:width="1.103cm" svg:height="0.368cm" svg:x="19.209cm" svg:y="10.38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73" draw:id="id573" draw:layer="layout" svg:width="1.103cm" svg:height="0.367cm" svg:x="19.212cm" svg:y="10.8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75" draw:id="id575" draw:layer="layout" svg:width="1.103cm" svg:height="0.368cm" svg:x="20.527cm" svg:y="11.347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6" draw:text-style-name="P70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76" draw:id="id576" draw:layer="layout" svg:width="1.103cm" svg:height="0.367cm" svg:x="20.523cm" svg:y="12.286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7" draw:text-style-name="P72" xml:id="id578" draw:id="id578" draw:layer="layout" svg:width="0.583cm" svg:height="0.59cm" svg:x="14.647cm" svg:y="10.773cm">
          <text:p text:style-name="P54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72" xml:id="id581" draw:id="id581" draw:layer="layout" svg:width="0.583cm" svg:height="0.59cm" svg:x="12.291cm" svg:y="7.896cm">
          <text:p text:style-name="P54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58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90" draw:text-style-name="P58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91" draw:text-style-name="P58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6" draw:text-style-name="P70" xml:id="id586" draw:id="id586" draw:layer="layout" svg:width="1.103cm" svg:height="0.368cm" svg:x="1.219cm" svg:y="6.541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88" draw:id="id588" draw:layer="layout" svg:width="1.103cm" svg:height="0.368cm" svg:x="2.385cm" svg:y="7.023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83" draw:id="id583" draw:layer="layout" svg:width="1.103cm" svg:height="0.368cm" svg:x="2.396cm" svg:y="7.99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89" draw:id="id589" draw:layer="layout" svg:width="1.103cm" svg:height="0.368cm" svg:x="3.551cm" svg:y="9.438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6" draw:text-style-name="P70" xml:id="id590" draw:id="id590" draw:layer="layout" svg:width="1.103cm" svg:height="0.368cm" svg:x="4.73cm" svg:y="9.9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5"><text:s text:c="19"/></text:span></text:p>
        </draw:connector>
        <draw:custom-shape draw:style-name="gr66" draw:text-style-name="P70" xml:id="id592" draw:id="id592" draw:layer="layout" svg:width="1.103cm" svg:height="0.368cm" svg:x="4.732cm" svg:y="10.38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91" draw:id="id591" draw:layer="layout" svg:width="1.103cm" svg:height="0.367cm" svg:x="4.735cm" svg:y="10.8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93" draw:id="id593" draw:layer="layout" svg:width="1.103cm" svg:height="0.368cm" svg:x="6.05cm" svg:y="11.347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6" draw:text-style-name="P70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594" draw:id="id594" draw:layer="layout" svg:width="1.103cm" svg:height="0.367cm" svg:x="6.046cm" svg:y="12.286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5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602" draw:id="id602" draw:layer="layout" svg:width="1.103cm" svg:height="0.368cm" svg:x="22.873cm" svg:y="9.438cm">
          <text:p text:style-name="P46"><text:span text:style-name="T5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5"><text:s text:c="19"/></text:span></text:p>
        </draw:connector>
        <draw:custom-shape draw:style-name="gr66" draw:text-style-name="P70" xml:id="id605" draw:id="id605" draw:layer="layout" svg:width="1.103cm" svg:height="0.368cm" svg:x="24.054cm" svg:y="10.38cm">
          <text:p text:style-name="P46"><text:span text:style-name="T5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604" draw:id="id604" draw:layer="layout" svg:width="1.103cm" svg:height="0.367cm" svg:x="24.057cm" svg:y="10.864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0" xml:id="id606" draw:id="id606" draw:layer="layout" svg:width="1.103cm" svg:height="0.368cm" svg:x="25.372cm" svg:y="11.347cm">
          <text:p text:style-name="P46"><text:span text:style-name="T5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6" draw:text-style-name="P70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0" xml:id="id607" draw:id="id607" draw:layer="layout" svg:width="1.103cm" svg:height="0.367cm" svg:x="25.368cm" svg:y="12.286cm">
          <text:p text:style-name="P46"><text:span text:style-name="T5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8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2.785cm" svg:height="0.569cm" svg:x="4.367cm" svg:y="13.272cm">
          <draw:text-box>
            <text:p text:style-name="P50"><text:span text:style-name="T6">Changed element</text:span></text:p>
          </draw:text-box>
        </draw:frame>
        <draw:frame draw:style-name="gr82" draw:text-style-name="P51" draw:layer="layout" svg:width="3.835cm" svg:height="0.569cm" svg:x="15.467cm" svg:y="13.273cm">
          <draw:text-box>
            <text:p text:style-name="P50"><text:span text:style-name="T6">Style invalidated element</text:span></text:p>
          </draw:text-box>
        </draw:frame>
        <draw:frame draw:style-name="gr82" draw:text-style-name="P51" draw:layer="layout" svg:width="3.387cm" svg:height="0.569cm" svg:x="21.468cm" svg:y="13.274cm">
          <draw:text-box>
            <text:p text:style-name="P50"><text:span text:style-name="T6">Subject element</text:span></text:p>
          </draw:text-box>
        </draw:frame>
        <draw:custom-shape draw:style-name="gr112" draw:text-style-name="P69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478cm" svg:height="0.569cm" svg:x="9.268cm" svg:y="13.273cm">
          <draw:text-box>
            <text:p text:style-name="P50"><text:span text:style-name="T6">Feature matching element</text:span></text:p>
          </draw:text-box>
        </draw:frame>
        <draw:custom-shape draw:style-name="gr79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67" draw:layer="layout" svg:width="27.991cm" svg:height="1.27cm" svg:x="0.008cm" svg:y="0.254cm">
          <draw:text-box>
            <text:p text:style-name="P14"><text:span text:style-name="T2">Upward </text:span><text:span text:style-name="T2">invalidation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72" draw:text-style-name="P86" xml:id="id615" draw:id="id615" draw:layer="layout" svg:width="0.889cm" svg:height="0.889cm" svg:x="11.99cm" svg:y="9.276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86" xml:id="id617" draw:id="id617" draw:layer="layout" svg:width="0.889cm" svg:height="0.889cm" svg:x="9.089cm" svg:y="9.276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2" draw:layer="layout" svg:width="11.731cm" svg:height="0.786cm" svg:x="8.101cm" svg:y="3.013cm">
          <text:p text:style-name="P82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59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1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84" xml:id="id609" draw:id="id609" draw:layer="layout" svg:width="0.889cm" svg:height="0.88cm" svg:x="13.198cm" svg:y="14.008cm">
          <text:p text:style-name="P83"><text:span text:style-name="T3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58" draw:layer="layout" svg:x1="13.186cm" svg:y1="14.42cm" svg:x2="12.036cm" svg:y2="14.42cm">
          <text:p/>
        </draw:line>
        <draw:custom-shape draw:style-name="gr165" draw:text-style-name="P84" xml:id="id611" draw:id="id611" draw:layer="layout" svg:width="0.889cm" svg:height="0.881cm" svg:x="13.195cm" svg:y="12.606cm">
          <text:p text:style-name="P83"><text:span text:style-name="T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85" draw:layer="layout" svg:x1="13.22cm" svg:y1="13.09cm" svg:x2="12.053cm" svg:y2="13.09cm">
          <text:p/>
        </draw:line>
        <draw:custom-shape draw:style-name="gr193" draw:text-style-name="P86" xml:id="id632" draw:id="id632" draw:layer="layout" svg:width="0.711cm" svg:height="0.711cm" svg:x="13.355cm" svg:y="3.054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30" draw:id="id630" draw:layer="layout" svg:width="0.711cm" svg:height="0.711cm" svg:x="11.011cm" svg:y="3.029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94" xml:id="id618" draw:id="id618" draw:layer="layout" svg:width="0.889cm" svg:height="0.889cm" svg:x="8.025cm" svg:y="6.298cm">
          <text:p text:style-name="P83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8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7" draw:text-style-name="P58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4" draw:text-style-name="P84" xml:id="id614" draw:id="id614" draw:layer="layout" svg:width="0.889cm" svg:height="0.88cm" svg:x="8.498cm" svg:y="13.987cm">
          <text:p text:style-name="P83"><text:span text:style-name="T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87" xml:id="id616" draw:id="id616" draw:layer="layout" svg:width="0.889cm" svg:height="0.88cm" svg:x="8.498cm" svg:y="12.588cm">
          <text:p text:style-name="P83"><text:span text:style-name="T3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87" xml:id="id613" draw:id="id613" draw:layer="layout" svg:width="0.889cm" svg:height="0.88cm" svg:x="8.42cm" svg:y="9.589cm">
          <text:p text:style-name="P83"><text:span text:style-name="T3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4" xml:id="id612" draw:id="id612" draw:layer="layout" svg:width="0.889cm" svg:height="0.881cm" svg:x="11.339cm" svg:y="9.606cm">
          <text:p text:style-name="P83"><text:span text:style-name="T3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84" xml:id="id610" draw:id="id610" draw:layer="layout" svg:width="0.889cm" svg:height="0.88cm" svg:x="14.398cm" svg:y="9.609cm">
          <text:p text:style-name="P83"><text:span text:style-name="T3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9" draw:text-style-name="P58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70" draw:text-style-name="P58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71" draw:text-style-name="P88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71" draw:text-style-name="P88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4" draw:text-style-name="P94" xml:id="id620" draw:id="id620" draw:layer="layout" svg:width="0.889cm" svg:height="0.889cm" svg:x="11.001cm" svg:y="6.298cm">
          <text:p text:style-name="P83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94" xml:id="id622" draw:id="id622" draw:layer="layout" svg:width="0.889cm" svg:height="0.889cm" svg:x="15.063cm" svg:y="6.298cm">
          <text:p text:style-name="P83"><text:span text:style-name="T3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90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5" draw:text-style-name="P90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6" draw:text-style-name="P95" draw:layer="layout" svg:width="7.087cm" svg:height="1.916cm" svg:x="20.829cm" svg:y="5.732cm">
          <draw:text-box>
            <text:p text:style-name="P50"><text:span text:style-name="T15">Extract compound </text:span><text:span text:style-name="T15">features and </text:span><text:span text:style-name="T15">relations from </text:span><text:span text:style-name="T15">compound selectors </text:span><text:span text:style-name="T15">and combinators</text:span></text:p>
          </draw:text-box>
        </draw:frame>
        <draw:frame draw:style-name="gr177" draw:text-style-name="P91" draw:layer="layout" svg:width="6.578cm" svg:height="1.524cm" svg:x="20.83cm" svg:y="11.82cm">
          <draw:text-box>
            <text:p text:style-name="P50"><text:span text:style-name="T3">Build invalidation </text:span><text:span text:style-name="T3">sets</text:span><text:span text:style-name="T3"><text:line-break/></text:span><text:span text:style-name="T3">with features and </text:span><text:span text:style-name="T3">relations</text:span></text:p>
          </draw:text-box>
        </draw:frame>
        <draw:frame draw:style-name="gr106" draw:text-style-name="P67" draw:layer="layout" svg:width="27.991cm" svg:height="1.27cm" svg:x="0.006cm" svg:y="0.254cm">
          <draw:text-box>
            <text:p text:style-name="P14"><text:span text:style-name="T2">Extract </text:span><text:span text:style-name="T2">compound </text:span><text:span text:style-name="T2">feature</text:span></text:p>
          </draw:text-box>
        </draw:frame>
        <draw:connector draw:style-name="gr196" draw:text-style-name="P89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3" draw:text-style-name="P89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6" draw:text-style-name="P89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3" draw:text-style-name="P96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6" draw:text-style-name="P89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4" draw:text-style-name="P94" xml:id="id623" draw:id="id623" draw:layer="layout" svg:width="0.889cm" svg:height="0.889cm" svg:x="11.957cm" svg:y="6.298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4" draw:text-style-name="P94" xml:id="id624" draw:id="id624" draw:layer="layout" svg:width="0.889cm" svg:height="0.889cm" svg:x="9.003cm" svg:y="6.298cm">
          <text:p text:style-name="P83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3" draw:text-style-name="P89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3" draw:text-style-name="P89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3" draw:text-style-name="P89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4" draw:text-style-name="P94" xml:id="id628" draw:id="id628" draw:layer="layout" svg:width="0.889cm" svg:height="0.889cm" svg:x="14.063cm" svg:y="6.298cm">
          <text:p text:style-name="P83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3" draw:text-style-name="P96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3" draw:text-style-name="P89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3" draw:text-style-name="P89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7" draw:text-style-name="P86" xml:id="id619" draw:id="id619" draw:layer="layout" svg:width="0.711cm" svg:height="0.711cm" svg:x="8.202cm" svg:y="3.04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25" draw:id="id625" draw:layer="layout" svg:width="0.711cm" svg:height="0.711cm" svg:x="8.824cm" svg:y="3.04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26" draw:id="id626" draw:layer="layout" svg:width="0.711cm" svg:height="0.711cm" svg:x="11.812cm" svg:y="3.031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27" draw:id="id627" draw:layer="layout" svg:width="0.711cm" svg:height="0.711cm" svg:x="12.423cm" svg:y="3.05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29" draw:id="id629" draw:layer="layout" svg:width="0.711cm" svg:height="0.711cm" svg:x="14.179cm" svg:y="3.03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6" xml:id="id621" draw:id="id621" draw:layer="layout" svg:width="0.711cm" svg:height="0.711cm" svg:x="14.82cm" svg:y="3.029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0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8" draw:text-style-name="P90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9" draw:text-style-name="P95" draw:layer="layout" svg:width="5.72cm" svg:height="1.361cm" svg:x="1.43cm" svg:y="4.21cm">
          <draw:text-box>
            <text:p text:style-name="P50"><text:span text:style-name="T15">Extract simple </text:span><text:span text:style-name="T15">features</text:span></text:p>
            <text:p text:style-name="P50"><text:span text:style-name="T15">from simple </text:span><text:span text:style-name="T15">selectors</text:span></text:p>
          </draw:text-box>
        </draw:frame>
        <draw:frame draw:style-name="gr200" draw:text-style-name="P95" draw:layer="layout" svg:width="6.388cm" svg:height="0.806cm" svg:x="0.762cm" svg:y="8.111cm">
          <draw:text-box>
            <text:p text:style-name="P50"><text:span text:style-name="T15">Create compound </text:span><text:span text:style-name="T15">features</text:span></text:p>
          </draw:text-box>
        </draw:frame>
        <draw:custom-shape draw:style-name="gr201" draw:text-style-name="P97" draw:layer="layout" svg:width="0.583cm" svg:height="0.589cm" svg:x="1.269cm" svg:y="12.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2.67cm" svg:height="0.569cm" svg:x="1.88cm" svg:y="12.301cm">
          <draw:text-box>
            <text:p text:style-name="P50"><text:span text:style-name="T6">Simple Feature</text:span></text:p>
          </draw:text-box>
        </draw:frame>
        <draw:custom-shape draw:style-name="gr88" draw:text-style-name="P55" draw:layer="layout" svg:width="0.583cm" svg:height="0.589cm" svg:x="1.27cm" svg:y="13.223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3.585cm" svg:height="0.569cm" svg:x="1.881cm" svg:y="13.224cm">
          <draw:text-box>
            <text:p text:style-name="P50"><text:span text:style-name="T6">Compound Feature</text:span></text:p>
          </draw:text-box>
        </draw:frame>
        <draw:custom-shape draw:style-name="gr84" draw:text-style-name="P56" draw:layer="layout" svg:width="0.582cm" svg:height="0.59cm" svg:x="1.271cm" svg:y="14.15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4.095cm" svg:height="0.569cm" svg:x="1.901cm" svg:y="14.179cm">
          <draw:text-box>
            <text:p text:style-name="P50"><text:span text:style-name="T6">Subject Compound Feature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13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02" draw:text-style-name="P98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94" xml:id="id634" draw:id="id634" draw:layer="layout" svg:width="0.889cm" svg:height="0.88cm" svg:x="13.831cm" svg:y="11.164cm">
          <text:p text:style-name="P83"><text:span text:style-name="T3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52" draw:id="id652" draw:layer="layout" svg:width="0.889cm" svg:height="0.88cm" svg:x="16.031cm" svg:y="11.143cm">
          <text:p text:style-name="P99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4" draw:text-style-name="P100" xml:id="id656" draw:id="id656" draw:layer="layout" svg:width="0.889cm" svg:height="0.88cm" svg:x="17.231cm" svg:y="11.144cm">
          <text:p text:style-name="P99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98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94" xml:id="id636" draw:id="id636" draw:layer="layout" svg:width="0.889cm" svg:height="0.88cm" svg:x="7.554cm" svg:y="11.165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54" draw:id="id654" draw:layer="layout" svg:width="0.889cm" svg:height="0.88cm" svg:x="9.754cm" svg:y="11.144cm">
          <text:p text:style-name="P99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202" draw:text-style-name="P98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94" xml:id="id638" draw:id="id638" draw:layer="layout" svg:width="0.889cm" svg:height="0.88cm" svg:x="20.101cm" svg:y="11.166cm">
          <text:p text:style-name="P83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58" draw:id="id658" draw:layer="layout" svg:width="0.889cm" svg:height="0.88cm" svg:x="22.301cm" svg:y="11.145cm">
          <text:p text:style-name="P99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4" draw:text-style-name="P82" draw:layer="layout" svg:width="9.727cm" svg:height="0.786cm" svg:x="3.907cm" svg:y="3.413cm">
          <text:p text:style-name="P82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5" draw:text-style-name="P82" draw:layer="layout" svg:width="9.727cm" svg:height="0.786cm" svg:x="14.207cm" svg:y="3.435cm">
          <text:p text:style-name="P82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98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94" xml:id="id640" draw:id="id640" draw:layer="layout" svg:width="0.889cm" svg:height="0.88cm" svg:x="1.134cm" svg:y="11.145cm">
          <text:p text:style-name="P83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50" draw:id="id650" draw:layer="layout" svg:width="0.889cm" svg:height="0.88cm" svg:x="3.334cm" svg:y="11.124cm">
          <text:p text:style-name="P99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3" draw:text-style-name="P94" xml:id="id642" draw:id="id642" draw:layer="layout" svg:width="0.889cm" svg:height="0.88cm" svg:x="16.331cm" svg:y="6.265cm">
          <text:p text:style-name="P83"><text:span text:style-name="T3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94" xml:id="id647" draw:id="id647" draw:layer="layout" svg:width="0.889cm" svg:height="0.88cm" svg:x="10.088cm" svg:y="6.266cm">
          <text:p text:style-name="P83"><text:span text:style-name="T3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94" xml:id="id648" draw:id="id648" draw:layer="layout" svg:width="0.889cm" svg:height="0.88cm" svg:x="22.601cm" svg:y="6.267cm">
          <text:p text:style-name="P83"><text:span text:style-name="T3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94" xml:id="id645" draw:id="id645" draw:layer="layout" svg:width="0.889cm" svg:height="0.88cm" svg:x="3.634cm" svg:y="6.246cm">
          <text:p text:style-name="P83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43" draw:id="id643" draw:layer="layout" svg:width="0.889cm" svg:height="0.88cm" svg:x="13.065cm" svg:y="8.644cm">
          <text:p text:style-name="P99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44" draw:id="id644" draw:layer="layout" svg:width="0.889cm" svg:height="0.88cm" svg:x="19.531cm" svg:y="8.645cm">
          <text:p text:style-name="P99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00" xml:id="id646" draw:id="id646" draw:layer="layout" svg:width="0.889cm" svg:height="0.88cm" svg:x="6.534cm" svg:y="8.625cm">
          <text:p text:style-name="P99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9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6" draw:text-style-name="P89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6" draw:text-style-name="P89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6" draw:text-style-name="P89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6" draw:text-style-name="P89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6" draw:text-style-name="P89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6" draw:text-style-name="P89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6" draw:text-style-name="P89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6" draw:text-style-name="P89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7" draw:text-style-name="P89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72" draw:text-style-name="P86" xml:id="id649" draw:id="id649" draw:layer="layout" svg:width="0.889cm" svg:height="0.889cm" svg:x="6.411cm" svg:y="8.23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9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72" draw:text-style-name="P86" xml:id="id651" draw:id="id651" draw:layer="layout" svg:width="0.889cm" svg:height="0.889cm" svg:x="13.207cm" svg:y="8.22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96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72" draw:text-style-name="P86" xml:id="id653" draw:id="id653" draw:layer="layout" svg:width="0.889cm" svg:height="0.889cm" svg:x="12.951cm" svg:y="8.245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9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72" draw:text-style-name="P86" xml:id="id655" draw:id="id655" draw:layer="layout" svg:width="0.889cm" svg:height="0.889cm" svg:x="19.413cm" svg:y="8.255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9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72" draw:text-style-name="P86" xml:id="id657" draw:id="id657" draw:layer="layout" svg:width="0.889cm" svg:height="0.889cm" svg:x="19.675cm" svg:y="8.222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7" draw:text-style-name="P86" xml:id="id659" draw:id="id659" draw:layer="layout" svg:width="0.711cm" svg:height="0.711cm" svg:x="4.002cm" svg:y="3.44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7" draw:text-style-name="P86" xml:id="id660" draw:id="id660" draw:layer="layout" svg:width="0.711cm" svg:height="0.711cm" svg:x="6.246cm" svg:y="3.465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7" draw:text-style-name="P86" xml:id="id661" draw:id="id661" draw:layer="layout" svg:width="0.711cm" svg:height="0.711cm" svg:x="7.002cm" svg:y="3.487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7" draw:text-style-name="P86" xml:id="id662" draw:id="id662" draw:layer="layout" svg:width="0.711cm" svg:height="0.711cm" svg:x="14.302cm" svg:y="3.443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7" draw:text-style-name="P86" xml:id="id663" draw:id="id663" draw:layer="layout" svg:width="0.711cm" svg:height="0.711cm" svg:x="16.546cm" svg:y="3.509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text-style-name="P89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7" draw:text-style-name="P86" xml:id="id664" draw:id="id664" draw:layer="layout" svg:width="0.711cm" svg:height="0.711cm" svg:x="17.312cm" svg:y="3.521cm">
          <text:p text:style-name="P8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67" draw:layer="layout" svg:width="27.991cm" svg:height="1.27cm" svg:x="0.007cm" svg:y="0.254cm">
          <draw:text-box>
            <text:p text:style-name="P14"><text:span text:style-name="T2">Build Simple </text:span><text:span text:style-name="T2">to Compound </text:span><text:span text:style-name="T2">Map</text:span></text:p>
          </draw:text-box>
        </draw:frame>
        <draw:custom-shape draw:style-name="gr208" draw:text-style-name="P101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51" draw:layer="layout" svg:width="4.274cm" svg:height="0.569cm" svg:x="19.872cm" svg:y="13.615cm">
          <draw:text-box>
            <text:p text:style-name="P50"><text:span text:style-name="T6">Simple to Compound Map</text:span></text:p>
          </draw:text-box>
        </draw:frame>
        <draw:custom-shape draw:style-name="gr209" draw:text-style-name="P97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0" draw:text-style-name="P58" draw:layer="layout" svg:x1="18.094cm" svg:y1="13.88cm" svg:x2="18.599cm" svg:y2="13.88cm">
          <text:p/>
        </draw:line>
        <draw:custom-shape draw:style-name="gr201" draw:text-style-name="P97" draw:layer="layout" svg:width="0.583cm" svg:height="0.589cm" svg:x="3.969cm" svg:y="13.6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2.67cm" svg:height="0.569cm" svg:x="4.58cm" svg:y="13.601cm">
          <draw:text-box>
            <text:p text:style-name="P50"><text:span text:style-name="T6">Simple Feature</text:span></text:p>
          </draw:text-box>
        </draw:frame>
        <draw:custom-shape draw:style-name="gr88" draw:text-style-name="P55" draw:layer="layout" svg:width="0.583cm" svg:height="0.589cm" svg:x="10.448cm" svg:y="13.589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1" draw:layer="layout" svg:width="3.585cm" svg:height="0.569cm" svg:x="11.059cm" svg:y="13.59cm">
          <draw:text-box>
            <text:p text:style-name="P50"><text:span text:style-name="T6">Compound Feature</text:span></text:p>
          </draw:text-box>
        </draw:frame>
        <presentation:notes draw:style-name="dp2">
          <draw:page-thumbnail draw:style-name="gr34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11" draw:text-style-name="P57" draw:layer="layout" svg:width="4.66cm" svg:height="0.786cm" svg:x="7.522cm" svg:y="9.321cm">
          <text:p text:style-name="P57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12" draw:text-style-name="P57" draw:layer="layout" svg:width="4.66cm" svg:height="0.786cm" svg:x="7.478cm" svg:y="10.791cm">
          <text:p text:style-name="P57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1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03" draw:layer="layout" svg:width="0.583cm" svg:height="0.59cm" svg:x="18.367cm" svg:y="12.233cm">
          <text:p text:style-name="P102"><text:span text:style-name="T6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4" draw:layer="layout" svg:width="0.583cm" svg:height="0.589cm" svg:x="15.116cm" svg:y="12.228cm">
          <text:p text:style-name="P102"><text:span text:style-name="T6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3" draw:layer="layout" svg:width="0.581cm" svg:height="0.589cm" svg:x="18.378cm" svg:y="13.084cm">
          <text:p text:style-name="P102"><text:span text:style-name="T6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04" draw:layer="layout" svg:width="0.582cm" svg:height="0.59cm" svg:x="15.089cm" svg:y="13.058cm">
          <text:p text:style-name="P102"><text:span text:style-name="T6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85" draw:layer="layout" svg:x1="18.384cm" svg:y1="12.557cm" svg:x2="17.563cm" svg:y2="12.557cm">
          <text:p/>
        </draw:line>
        <draw:line draw:style-name="gr97" draw:text-style-name="P58" draw:layer="layout" svg:x1="18.369cm" svg:y1="13.36cm" svg:x2="17.56cm" svg:y2="13.36cm">
          <text:p/>
        </draw:line>
        <draw:custom-shape draw:style-name="gr79" draw:text-style-name="P63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66" draw:layer="layout" svg:width="4.127cm" svg:height="0.786cm" svg:x="14.408cm" svg:y="11.306cm">
          <text:p text:style-name="P66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4" draw:text-style-name="P66" draw:layer="layout" svg:width="2.991cm" svg:height="0.786cm" svg:x="8.102cm" svg:y="8.106cm">
          <text:p text:style-name="P66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03" draw:layer="layout" svg:width="0.583cm" svg:height="0.59cm" svg:x="18.368cm" svg:y="13.975cm">
          <text:p text:style-name="P102"><text:span text:style-name="T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4" draw:layer="layout" svg:width="0.582cm" svg:height="0.589cm" svg:x="15.09cm" svg:y="13.965cm">
          <text:p text:style-name="P102"><text:span text:style-name="T6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58" draw:layer="layout" svg:x1="18.371cm" svg:y1="14.285cm" svg:x2="17.562cm" svg:y2="14.285cm">
          <text:p/>
        </draw:line>
        <draw:frame draw:style-name="gr106" draw:text-style-name="P67" draw:layer="layout" svg:width="27.991cm" svg:height="1.27cm" svg:x="0.007cm" svg:y="0.254cm">
          <draw:text-box>
            <text:p text:style-name="P14"><text:span text:style-name="T2">Build upward </text:span><text:span text:style-name="T2">invalidation </text:span><text:span text:style-name="T2">set and </text:span><text:span text:style-name="T2">simple to </text:span><text:span text:style-name="T2">compound </text:span><text:span text:style-name="T2">map</text:span></text:p>
          </draw:text-box>
        </draw:frame>
        <draw:custom-shape draw:style-name="gr79" draw:text-style-name="P63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5" draw:text-style-name="P98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101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01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01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97" xml:id="id665" draw:id="id665" draw:layer="layout" svg:width="0.583cm" svg:height="0.59cm" svg:x="14.867cm" svg:y="5.698cm">
          <text:p text:style-name="P54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3" draw:layer="layout" svg:width="0.583cm" svg:height="0.589cm" svg:x="16.516cm" svg:y="5.715cm">
          <text:p text:style-name="P102"><text:span text:style-name="T6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97" xml:id="id671" draw:id="id671" draw:layer="layout" svg:width="0.581cm" svg:height="0.589cm" svg:x="14.878cm" svg:y="8.305cm">
          <text:p text:style-name="P54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05" draw:layer="layout" svg:width="0.582cm" svg:height="0.59cm" svg:x="16.489cm" svg:y="8.301cm">
          <text:p text:style-name="P102"><text:span text:style-name="T6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05" draw:layer="layout" svg:width="0.582cm" svg:height="0.59cm" svg:x="17.274cm" svg:y="8.311cm">
          <text:p text:style-name="P102"><text:span text:style-name="T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04" draw:layer="layout" svg:width="0.582cm" svg:height="0.59cm" svg:x="16.51cm" svg:y="6.574cm">
          <text:p text:style-name="P102"><text:span text:style-name="T6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97" xml:id="id667" draw:id="id667" draw:layer="layout" svg:width="0.583cm" svg:height="0.589cm" svg:x="14.849cm" svg:y="6.573cm">
          <text:p text:style-name="P54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97" xml:id="id673" draw:id="id673" draw:layer="layout" svg:width="0.583cm" svg:height="0.59cm" svg:x="14.868cm" svg:y="9.154cm">
          <text:p text:style-name="P54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4" draw:layer="layout" svg:width="0.582cm" svg:height="0.589cm" svg:x="16.49cm" svg:y="9.166cm">
          <text:p text:style-name="P102"><text:span text:style-name="T6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66" draw:layer="layout" svg:width="4.127cm" svg:height="0.786cm" svg:x="14.808cm" svg:y="4.793cm">
          <text:p text:style-name="P66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21" draw:text-style-name="P57" draw:layer="layout" svg:width="4.66cm" svg:height="0.786cm" svg:x="7.475cm" svg:y="12.291cm">
          <text:p text:style-name="P57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8" draw:text-style-name="P101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97" xml:id="id669" draw:id="id669" draw:layer="layout" svg:width="0.583cm" svg:height="0.59cm" svg:x="14.867cm" svg:y="7.443cm">
          <text:p text:style-name="P54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3" draw:layer="layout" svg:width="0.583cm" svg:height="0.589cm" svg:x="16.516cm" svg:y="7.46cm">
          <text:p text:style-name="P102"><text:span text:style-name="T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4" draw:layer="layout" svg:width="0.582cm" svg:height="0.589cm" svg:x="17.269cm" svg:y="9.166cm">
          <text:p text:style-name="P102"><text:span text:style-name="T6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04" draw:layer="layout" svg:width="0.582cm" svg:height="0.589cm" svg:x="17.269cm" svg:y="7.444cm">
          <text:p text:style-name="P102"><text:span text:style-name="T6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89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10" draw:text-style-name="P89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10" draw:text-style-name="P89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10" draw:text-style-name="P89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10" draw:text-style-name="P89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4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06"><text:span text:style-name="T2">:has </text:span><text:span text:style-name="T2">Invalidation / </text:span><text:span text:style-name="T2">Recalculation</text:span></text:p>
          </draw:text-box>
        </draw:frame>
        <draw:custom-shape draw:style-name="gr26" draw:text-style-name="P107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8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923cm" svg:height="0.569cm" svg:x="14.257cm" svg:y="14.271cm">
          <draw:text-box>
            <text:p text:style-name="P109"><text:span text:style-name="T6">Feature ‘.b’ matched (Invalidated)</text:span></text:p>
          </draw:text-box>
        </draw:frame>
        <draw:frame draw:style-name="gr222" draw:text-style-name="P51" draw:layer="layout" svg:width="4.598cm" svg:height="0.569cm" svg:x="15.93cm" svg:y="14.872cm">
          <draw:text-box>
            <text:p text:style-name="P109"><text:span text:style-name="T6">Matching argument selector ‘.a’</text:span></text:p>
          </draw:text-box>
        </draw:frame>
        <draw:frame draw:style-name="gr223" draw:text-style-name="P51" draw:layer="layout" svg:width="6.183cm" svg:height="0.621cm" svg:x="2.969cm" svg:y="14.873cm">
          <draw:text-box>
            <text:p text:style-name="P109"><text:span text:style-name="T6">Selector ‘.b:has(.a)’ matched </text:span><text:span text:style-name="T6">(Recalculated)</text:span></text:p>
          </draw:text-box>
        </draw:frame>
        <draw:custom-shape draw:style-name="gr224" draw:text-style-name="P110" draw:layer="layout" svg:width="5.672cm" svg:height="0.786cm" svg:x="11.522cm" svg:y="1.9cm">
          <text:p text:style-name="P110">.b:has(.a) <text:s/>{ color: red }</text:p>
          <draw:enhanced-geometry svg:viewBox="0 0 21600 21600" draw:type="rectangle" draw:enhanced-path="M 0 0 L 21600 0 21600 21600 0 21600 0 0 Z N"/>
        </draw:custom-shape>
        <draw:custom-shape draw:style-name="gr30" draw:text-style-name="P111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493cm" svg:height="0.569cm" svg:x="10.269cm" svg:y="14.874cm">
          <draw:text-box>
            <text:p text:style-name="P109"><text:span text:style-name="T6">Argument selector ‘.a’ matched</text:span></text:p>
          </draw:text-box>
        </draw:frame>
        <draw:custom-shape draw:style-name="gr225" draw:text-style-name="P113" xml:id="id675" draw:id="id675" draw:layer="layout" svg:width="0.71cm" svg:height="0.256cm" svg:x="15.287cm" svg:y="11.403cm">
          <text:p text:style-name="P112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4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4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4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4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4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4" xml:id="id681" draw:id="id681" draw:layer="layout" svg:width="0.71cm" svg:height="0.254cm" svg:x="17.25cm" svg:y="13.42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32" draw:text-style-name="P115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32" draw:text-style-name="P115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32" draw:text-style-name="P115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32" draw:text-style-name="P115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32" draw:text-style-name="P115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31" draw:text-style-name="P116" xml:id="id682" draw:id="id682" draw:layer="layout" svg:width="0.71cm" svg:height="0.256cm" svg:x="15.287cm" svg:y="9.039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32" draw:text-style-name="P115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32" draw:text-style-name="P115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32" draw:text-style-name="P115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32" draw:text-style-name="P115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32" draw:text-style-name="P115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4" draw:text-style-name="P116" xml:id="id689" draw:id="id689" draw:layer="layout" svg:width="0.71cm" svg:height="0.255cm" svg:x="14.32cm" svg:y="8.692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32" draw:text-style-name="P115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7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117" xml:id="id690" draw:id="id690" draw:layer="layout" svg:width="0.711cm" svg:height="0.256cm" svg:x="3.041cm" svg:y="11.404cm">
          <text:p text:style-name="P112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6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696" draw:id="id696" draw:layer="layout" svg:width="0.71cm" svg:height="0.254cm" svg:x="5.005cm" svg:y="13.421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32" draw:text-style-name="P115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32" draw:text-style-name="P115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32" draw:text-style-name="P115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32" draw:text-style-name="P115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32" draw:text-style-name="P115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42" draw:text-style-name="P116" xml:id="id697" draw:id="id697" draw:layer="layout" svg:width="0.711cm" svg:height="0.256cm" svg:x="3.041cm" svg:y="9.04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32" draw:text-style-name="P115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32" draw:text-style-name="P115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32" draw:text-style-name="P115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32" draw:text-style-name="P115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32" draw:text-style-name="P115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43" draw:text-style-name="P116" xml:id="id704" draw:id="id704" draw:layer="layout" svg:width="0.712cm" svg:height="0.255cm" svg:x="2.073cm" svg:y="8.693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32" draw:text-style-name="P115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5" draw:text-style-name="P113" xml:id="id705" draw:id="id705" draw:layer="layout" svg:width="0.71cm" svg:height="0.256cm" svg:x="9.398cm" svg:y="11.4cm">
          <text:p text:style-name="P112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18" xml:id="id711" draw:id="id711" draw:layer="layout" svg:width="0.71cm" svg:height="0.255cm" svg:x="11.361cm" svg:y="13.416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32" draw:text-style-name="P115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32" draw:text-style-name="P115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32" draw:text-style-name="P115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32" draw:text-style-name="P115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32" draw:text-style-name="P115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31" draw:text-style-name="P116" xml:id="id712" draw:id="id712" draw:layer="layout" svg:width="0.71cm" svg:height="0.256cm" svg:x="9.398cm" svg:y="9.036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32" draw:text-style-name="P115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32" draw:text-style-name="P115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32" draw:text-style-name="P115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32" draw:text-style-name="P115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32" draw:text-style-name="P115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4" draw:text-style-name="P116" xml:id="id719" draw:id="id719" draw:layer="layout" svg:width="0.71cm" svg:height="0.255cm" svg:x="8.431cm" svg:y="8.689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32" draw:text-style-name="P115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7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116" xml:id="id720" draw:id="id720" draw:layer="layout" svg:width="0.712cm" svg:height="0.256cm" svg:x="3.068cm" svg:y="5.918cm">
          <text:p text:style-name="P112"><text:span text:style-name="T17">.</text:span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20" xml:id="id726" draw:id="id726" draw:layer="layout" svg:width="0.71cm" svg:height="0.255cm" svg:x="5.033cm" svg:y="7.935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32" draw:text-style-name="P115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32" draw:text-style-name="P115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32" draw:text-style-name="P115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32" draw:text-style-name="P115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32" draw:text-style-name="P115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9" draw:text-style-name="P116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32" draw:text-style-name="P115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32" draw:text-style-name="P115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32" draw:text-style-name="P115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32" draw:text-style-name="P115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32" draw:text-style-name="P115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4" draw:text-style-name="P116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32" draw:text-style-name="P115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7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8" draw:text-style-name="P121" xml:id="id735" draw:id="id735" draw:layer="layout" svg:width="0.712cm" svg:height="0.256cm" svg:x="9.369cm" svg:y="5.917cm">
          <text:p text:style-name="P112"><text:span text:style-name="T17">.</text:span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22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741" draw:id="id741" draw:layer="layout" svg:width="0.71cm" svg:height="0.255cm" svg:x="11.334cm" svg:y="7.934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32" draw:text-style-name="P115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32" draw:text-style-name="P115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32" draw:text-style-name="P115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32" draw:text-style-name="P115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32" draw:text-style-name="P115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9" draw:text-style-name="P116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32" draw:text-style-name="P115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32" draw:text-style-name="P115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32" draw:text-style-name="P115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32" draw:text-style-name="P115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32" draw:text-style-name="P115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50" draw:text-style-name="P121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32" draw:text-style-name="P115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7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123" xml:id="id750" draw:id="id750" draw:layer="layout" svg:width="0.712cm" svg:height="0.256cm" svg:x="15.27cm" svg:y="5.916cm">
          <text:p text:style-name="P112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56" draw:id="id756" draw:layer="layout" svg:width="0.71cm" svg:height="0.255cm" svg:x="17.235cm" svg:y="7.93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32" draw:text-style-name="P115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32" draw:text-style-name="P115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32" draw:text-style-name="P115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32" draw:text-style-name="P115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32" draw:text-style-name="P115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9" draw:text-style-name="P116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32" draw:text-style-name="P115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32" draw:text-style-name="P115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32" draw:text-style-name="P115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32" draw:text-style-name="P115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32" draw:text-style-name="P115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52" draw:text-style-name="P124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32" draw:text-style-name="P115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7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3" draw:text-style-name="P126" xml:id="id765" draw:id="id765" draw:layer="layout" svg:width="0.712cm" svg:height="0.256cm" svg:x="21.47cm" svg:y="5.915cm">
          <text:p text:style-name="P125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71" draw:id="id771" draw:layer="layout" svg:width="0.71cm" svg:height="0.255cm" svg:x="23.435cm" svg:y="7.932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32" draw:text-style-name="P115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32" draw:text-style-name="P115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32" draw:text-style-name="P115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32" draw:text-style-name="P115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32" draw:text-style-name="P115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9" draw:text-style-name="P116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32" draw:text-style-name="P115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32" draw:text-style-name="P115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32" draw:text-style-name="P115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32" draw:text-style-name="P115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32" draw:text-style-name="P115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52" draw:text-style-name="P124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32" draw:text-style-name="P115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7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7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4" draw:text-style-name="P128" xml:id="id780" draw:id="id780" draw:layer="layout" svg:width="0.711cm" svg:height="0.256cm" svg:x="21.542cm" svg:y="11.404cm">
          <text:p text:style-name="P127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6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786" draw:id="id786" draw:layer="layout" svg:width="0.71cm" svg:height="0.254cm" svg:x="23.506cm" svg:y="13.421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32" draw:text-style-name="P115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32" draw:text-style-name="P115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32" draw:text-style-name="P115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32" draw:text-style-name="P115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32" draw:text-style-name="P115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42" draw:text-style-name="P116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32" draw:text-style-name="P115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32" draw:text-style-name="P115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32" draw:text-style-name="P115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32" draw:text-style-name="P115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32" draw:text-style-name="P115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43" draw:text-style-name="P116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32" draw:text-style-name="P115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8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17cm" svg:height="0.569cm" svg:x="2.987cm" svg:y="14.272cm">
          <draw:text-box>
            <text:p text:style-name="P109"><text:span text:style-name="T6">Add class value ‘a’</text:span></text:p>
          </draw:text-box>
        </draw:frame>
        <draw:custom-shape draw:style-name="gr112" draw:text-style-name="P69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89cm" svg:height="0.569cm" svg:x="8.857cm" svg:y="14.274cm">
          <draw:text-box>
            <text:p text:style-name="P109"><text:span text:style-name="T6">Matching feature ‘.b’</text:span></text:p>
          </draw:text-box>
        </draw:frame>
        <draw:custom-shape draw:style-name="gr32" draw:text-style-name="P129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5" draw:text-style-name="P51" draw:layer="layout" svg:width="3.317cm" svg:height="0.588cm" svg:x="21.529cm" svg:y="14.273cm">
          <draw:text-box>
            <text:p text:style-name="P109"><text:span text:style-name="T6">Matching selector ‘.b’</text:span></text:p>
          </draw:text-box>
        </draw:frame>
        <draw:custom-shape draw:style-name="gr33" draw:text-style-name="P130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6" draw:text-style-name="P51" draw:layer="layout" svg:width="3.368cm" svg:height="0.652cm" svg:x="21.53cm" svg:y="14.861cm">
          <draw:text-box>
            <text:p text:style-name="P109"><text:span text:style-name="T6">Selector ‘.b’ matched</text:span></text:p>
          </draw:text-box>
        </draw:frame>
        <draw:custom-shape draw:style-name="gr257" draw:text-style-name="P33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8" draw:text-style-name="P131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9" draw:text-style-name="P132" draw:layer="layout" svg:width="2.424cm" svg:height="0.786cm" svg:x="11.654cm" svg:y="2.872cm">
          <text:p text:style-name="P57">Invalidation</text:p>
          <draw:enhanced-geometry svg:viewBox="0 0 21600 21600" draw:type="rectangle" draw:enhanced-path="M 0 0 L 21600 0 21600 21600 0 21600 0 0 Z N"/>
        </draw:custom-shape>
        <draw:custom-shape draw:style-name="gr260" draw:text-style-name="P132" draw:layer="layout" svg:width="2.424cm" svg:height="0.786cm" svg:x="22.073cm" svg:y="2.872cm">
          <text:p text:style-name="P57">Recalcul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4" draw:layer="layout" svg:width="18.624cm" svg:height="10.476cm" svg:x="1.482cm" svg:y="2.123cm" draw:page-number="16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06"><text:span text:style-name="T2">:has </text:span><text:span text:style-name="T2">Invalidation </text:span><text:span text:style-name="T2">only</text:span></text:p>
          </draw:text-box>
        </draw:frame>
        <draw:custom-shape draw:style-name="gr261" draw:text-style-name="P16" draw:layer="layout" svg:width="5.672cm" svg:height="0.786cm" svg:x="10.022cm" svg:y="1.6cm">
          <text:p text:style-name="P16"><text:span text:style-name="T3">.b:</text:span><text:span text:style-name="T3">ha</text:span><text:span text:style-name="T3">s(.</text:span><text:span text:style-name="T3">a) <text:s/></text:span><text:span text:style-name="T3">{ c</text:span><text:span text:style-name="T3">ol</text:span><text:span text:style-name="T3">or: </text:span><text:span text:style-name="T3">re</text:span><text:span text:style-name="T3">d }</text:span></text:p>
          <draw:enhanced-geometry svg:viewBox="0 0 21600 21600" draw:type="rectangle" draw:enhanced-path="M 0 0 L 21600 0 21600 21600 0 21600 0 0 Z N"/>
        </draw:custom-shape>
        <draw:custom-shape draw:style-name="gr240" draw:text-style-name="P116" xml:id="id795" draw:id="id795" draw:layer="layout" svg:width="0.712cm" svg:height="0.256cm" svg:x="5.568cm" svg:y="10.018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20" xml:id="id801" draw:id="id801" draw:layer="layout" svg:width="0.71cm" svg:height="0.255cm" svg:x="7.533cm" svg:y="12.035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32" draw:text-style-name="P115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32" draw:text-style-name="P115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32" draw:text-style-name="P115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32" draw:text-style-name="P115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32" draw:text-style-name="P115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9" draw:text-style-name="P116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32" draw:text-style-name="P115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32" draw:text-style-name="P115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32" draw:text-style-name="P115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32" draw:text-style-name="P115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32" draw:text-style-name="P115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4" draw:text-style-name="P116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32" draw:text-style-name="P115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7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8" draw:text-style-name="P121" xml:id="id810" draw:id="id810" draw:layer="layout" svg:width="0.712cm" svg:height="0.256cm" svg:x="11.869cm" svg:y="10.017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22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816" draw:id="id816" draw:layer="layout" svg:width="0.71cm" svg:height="0.255cm" svg:x="13.834cm" svg:y="12.034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32" draw:text-style-name="P115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32" draw:text-style-name="P115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32" draw:text-style-name="P115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32" draw:text-style-name="P115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32" draw:text-style-name="P115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9" draw:text-style-name="P116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32" draw:text-style-name="P115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32" draw:text-style-name="P115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32" draw:text-style-name="P115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32" draw:text-style-name="P115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32" draw:text-style-name="P115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50" draw:text-style-name="P121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32" draw:text-style-name="P115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7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116" xml:id="id825" draw:id="id825" draw:layer="layout" svg:width="0.712cm" svg:height="0.256cm" svg:x="17.77cm" svg:y="10.016cm">
          <text:p text:style-name="P112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31" draw:id="id831" draw:layer="layout" svg:width="0.71cm" svg:height="0.255cm" svg:x="19.735cm" svg:y="12.03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32" draw:text-style-name="P115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32" draw:text-style-name="P115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32" draw:text-style-name="P115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32" draw:text-style-name="P115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32" draw:text-style-name="P115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9" draw:text-style-name="P116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32" draw:text-style-name="P115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32" draw:text-style-name="P115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32" draw:text-style-name="P115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32" draw:text-style-name="P115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32" draw:text-style-name="P115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52" draw:text-style-name="P124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32" draw:text-style-name="P115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8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17cm" svg:height="0.569cm" svg:x="8.721cm" svg:y="12.891cm">
          <draw:text-box>
            <text:p text:style-name="P109"><text:span text:style-name="T6">Add class value ‘a’</text:span></text:p>
          </draw:text-box>
        </draw:frame>
        <draw:custom-shape draw:style-name="gr112" draw:text-style-name="P69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89cm" svg:height="0.569cm" svg:x="14.591cm" svg:y="12.893cm">
          <draw:text-box>
            <text:p text:style-name="P109"><text:span text:style-name="T6">Matching feature ‘.b’</text:span></text:p>
          </draw:text-box>
        </draw:frame>
        <draw:custom-shape draw:style-name="gr257" draw:text-style-name="P33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32" draw:layer="layout" svg:width="2.424cm" svg:height="0.786cm" svg:x="14.154cm" svg:y="6.972cm">
          <text:p text:style-name="P57">Invalidation</text:p>
          <draw:enhanced-geometry svg:viewBox="0 0 21600 21600" draw:type="rectangle" draw:enhanced-path="M 0 0 L 21600 0 21600 21600 0 21600 0 0 Z N"/>
        </draw:custom-shape>
        <draw:custom-shape draw:style-name="gr263" draw:text-style-name="P110" draw:layer="layout" svg:width="5.672cm" svg:height="0.786cm" svg:x="10.848cm" svg:y="5.9cm">
          <text:p text:style-name="P110">.b:has(.a) <text:s/>{ color: red }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4" draw:layer="layout" svg:width="18.624cm" svg:height="10.476cm" svg:x="1.482cm" svg:y="2.123cm" draw:page-number="17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06"><text:span text:style-name="T2">:has </text:span><text:span text:style-name="T2">Recalculation </text:span><text:span text:style-name="T2">only</text:span></text:p>
          </draw:text-box>
        </draw:frame>
        <draw:custom-shape draw:style-name="gr26" draw:text-style-name="P107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8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923cm" svg:height="0.569cm" svg:x="14.257cm" svg:y="14.271cm">
          <draw:text-box>
            <text:p text:style-name="P109"><text:span text:style-name="T6">Feature ‘.c’ matched (Invalidated)</text:span></text:p>
          </draw:text-box>
        </draw:frame>
        <draw:frame draw:style-name="gr222" draw:text-style-name="P51" draw:layer="layout" svg:width="5.452cm" svg:height="0.569cm" svg:x="14.23cm" svg:y="14.872cm">
          <draw:text-box>
            <text:p text:style-name="P109"><text:span text:style-name="T6">Matching argument selector ‘.b .a’</text:span></text:p>
          </draw:text-box>
        </draw:frame>
        <draw:custom-shape draw:style-name="gr264" draw:text-style-name="P110" draw:layer="layout" svg:width="5.672cm" svg:height="0.786cm" svg:x="11.522cm" svg:y="1.9cm">
          <text:p text:style-name="P110">.c:has(.b .a) <text:s/>{ color: red }</text:p>
          <draw:enhanced-geometry svg:viewBox="0 0 21600 21600" draw:type="rectangle" draw:enhanced-path="M 0 0 L 21600 0 21600 21600 0 21600 0 0 Z N"/>
        </draw:custom-shape>
        <draw:custom-shape draw:style-name="gr225" draw:text-style-name="P113" xml:id="id840" draw:id="id840" draw:layer="layout" svg:width="0.71cm" svg:height="0.256cm" svg:x="15.287cm" svg:y="11.403cm">
          <text:p text:style-name="P112"><text:span text:style-name="T1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4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4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4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4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4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4" xml:id="id846" draw:id="id846" draw:layer="layout" svg:width="0.71cm" svg:height="0.254cm" svg:x="17.25cm" svg:y="13.42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32" draw:text-style-name="P115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32" draw:text-style-name="P115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32" draw:text-style-name="P115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32" draw:text-style-name="P115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32" draw:text-style-name="P115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31" draw:text-style-name="P116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32" draw:text-style-name="P115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32" draw:text-style-name="P115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32" draw:text-style-name="P115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32" draw:text-style-name="P115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32" draw:text-style-name="P115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4" draw:text-style-name="P116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32" draw:text-style-name="P115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31" draw:text-style-name="P116" xml:id="id855" draw:id="id855" draw:layer="layout" svg:width="0.71cm" svg:height="0.256cm" svg:x="9.398cm" svg:y="11.4cm">
          <text:p text:style-name="P112"><text:span text:style-name="T17">.</text:span><text:span text:style-name="T17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61" draw:id="id861" draw:layer="layout" svg:width="0.71cm" svg:height="0.255cm" svg:x="11.361cm" svg:y="13.416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32" draw:text-style-name="P115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32" draw:text-style-name="P115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32" draw:text-style-name="P115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32" draw:text-style-name="P115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32" draw:text-style-name="P115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31" draw:text-style-name="P116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6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32" draw:text-style-name="P115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32" draw:text-style-name="P115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32" draw:text-style-name="P115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32" draw:text-style-name="P115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32" draw:text-style-name="P115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4" draw:text-style-name="P116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32" draw:text-style-name="P115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5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116" xml:id="id870" draw:id="id870" draw:layer="layout" svg:width="0.712cm" svg:height="0.256cm" svg:x="3.068cm" svg:y="5.918cm">
          <text:p text:style-name="P112"><text:span text:style-name="T17">.</text:span><text:span text:style-name="T17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20" xml:id="id876" draw:id="id876" draw:layer="layout" svg:width="0.71cm" svg:height="0.255cm" svg:x="5.033cm" svg:y="7.935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32" draw:text-style-name="P115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32" draw:text-style-name="P115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32" draw:text-style-name="P115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32" draw:text-style-name="P115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32" draw:text-style-name="P115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9" draw:text-style-name="P116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32" draw:text-style-name="P115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32" draw:text-style-name="P115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32" draw:text-style-name="P115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32" draw:text-style-name="P115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32" draw:text-style-name="P115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4" draw:text-style-name="P116" xml:id="id884" draw:id="id884" draw:layer="layout" svg:width="0.71cm" svg:height="0.255cm" svg:x="2.103cm" svg:y="3.206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32" draw:text-style-name="P115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7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8" draw:text-style-name="P121" xml:id="id885" draw:id="id885" draw:layer="layout" svg:width="0.712cm" svg:height="0.256cm" svg:x="9.369cm" svg:y="5.917cm">
          <text:p text:style-name="P112"><text:span text:style-name="T17">.</text:span><text:span text:style-name="T17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88" draw:id="id888" draw:layer="layout" svg:width="0.71cm" svg:height="0.257cm" svg:x="10.353cm" svg:y="6.252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89" draw:id="id889" draw:layer="layout" svg:width="0.71cm" svg:height="0.256cm" svg:x="11.334cm" svg:y="6.59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90" draw:id="id890" draw:layer="layout" svg:width="0.71cm" svg:height="0.255cm" svg:x="11.334cm" svg:y="6.927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22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87" draw:id="id887" draw:layer="layout" svg:width="0.71cm" svg:height="0.257cm" svg:x="11.334cm" svg:y="7.595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891" draw:id="id891" draw:layer="layout" svg:width="0.71cm" svg:height="0.255cm" svg:x="11.334cm" svg:y="7.934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32" draw:text-style-name="P115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32" draw:text-style-name="P115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32" draw:text-style-name="P115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32" draw:text-style-name="P115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32" draw:text-style-name="P115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9" draw:text-style-name="P116" xml:id="id892" draw:id="id892" draw:layer="layout" svg:width="0.712cm" svg:height="0.257cm" svg:x="9.369cm" svg:y="3.553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95" draw:id="id895" draw:layer="layout" svg:width="0.71cm" svg:height="0.257cm" svg:x="10.353cm" svg:y="3.887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96" draw:id="id896" draw:layer="layout" svg:width="0.71cm" svg:height="0.256cm" svg:x="11.334cm" svg:y="4.225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897" draw:id="id897" draw:layer="layout" svg:width="0.71cm" svg:height="0.256cm" svg:x="11.334cm" svg:y="4.561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893" draw:id="id893" draw:layer="layout" svg:width="0.71cm" svg:height="0.257cm" svg:x="10.353cm" svg:y="4.895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894" draw:id="id894" draw:layer="layout" svg:width="0.71cm" svg:height="0.255cm" svg:x="11.334cm" svg:y="5.231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898" draw:id="id898" draw:layer="layout" svg:width="0.71cm" svg:height="0.257cm" svg:x="11.334cm" svg:y="5.568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32" draw:text-style-name="P115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32" draw:text-style-name="P115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32" draw:text-style-name="P115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32" draw:text-style-name="P115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32" draw:text-style-name="P115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50" draw:text-style-name="P121" xml:id="id899" draw:id="id899" draw:layer="layout" svg:width="0.71cm" svg:height="0.255cm" svg:x="8.404cm" svg:y="3.205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32" draw:text-style-name="P115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7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123" xml:id="id900" draw:id="id900" draw:layer="layout" svg:width="0.712cm" svg:height="0.256cm" svg:x="15.27cm" svg:y="5.916cm">
          <text:p text:style-name="P112"><text:span text:style-name="T17">.</text:span><text:span text:style-name="T17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06" draw:id="id906" draw:layer="layout" svg:width="0.71cm" svg:height="0.255cm" svg:x="17.235cm" svg:y="7.93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32" draw:text-style-name="P115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32" draw:text-style-name="P115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32" draw:text-style-name="P115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32" draw:text-style-name="P115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32" draw:text-style-name="P115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9" draw:text-style-name="P116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32" draw:text-style-name="P115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32" draw:text-style-name="P115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32" draw:text-style-name="P115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32" draw:text-style-name="P115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32" draw:text-style-name="P115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52" draw:text-style-name="P124" xml:id="id914" draw:id="id914" draw:layer="layout" svg:width="0.71cm" svg:height="0.255cm" svg:x="14.305cm" svg:y="3.204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32" draw:text-style-name="P115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7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3" draw:text-style-name="P126" xml:id="id915" draw:id="id915" draw:layer="layout" svg:width="0.712cm" svg:height="0.256cm" svg:x="21.47cm" svg:y="5.915cm">
          <text:p text:style-name="P125"><text:span text:style-name="T1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916" draw:id="id916" draw:layer="layout" svg:width="0.71cm" svg:height="0.256cm" svg:x="22.454cm" svg:y="7.258cm">
          <text:p text:style-name="P1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21" draw:id="id921" draw:layer="layout" svg:width="0.71cm" svg:height="0.255cm" svg:x="23.435cm" svg:y="7.932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32" draw:text-style-name="P115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32" draw:text-style-name="P115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32" draw:text-style-name="P115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32" draw:text-style-name="P115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32" draw:text-style-name="P115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9" draw:text-style-name="P116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32" draw:text-style-name="P115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32" draw:text-style-name="P115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32" draw:text-style-name="P115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32" draw:text-style-name="P115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32" draw:text-style-name="P115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52" draw:text-style-name="P124" xml:id="id929" draw:id="id929" draw:layer="layout" svg:width="0.71cm" svg:height="0.255cm" svg:x="20.505cm" svg:y="3.203cm">
          <text:p text:style-name="P127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32" draw:text-style-name="P115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7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7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4" draw:text-style-name="P128" xml:id="id930" draw:id="id930" draw:layer="layout" svg:width="0.711cm" svg:height="0.256cm" svg:x="21.542cm" svg:y="11.404cm">
          <text:p text:style-name="P127"><text:span text:style-name="T17">.</text:span><text:span text:style-name="T17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6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16" xml:id="id936" draw:id="id936" draw:layer="layout" svg:width="0.71cm" svg:height="0.254cm" svg:x="23.506cm" svg:y="13.421cm">
          <text:p text:style-name="P112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32" draw:text-style-name="P115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32" draw:text-style-name="P115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32" draw:text-style-name="P115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32" draw:text-style-name="P115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32" draw:text-style-name="P115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42" draw:text-style-name="P116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32" draw:text-style-name="P115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32" draw:text-style-name="P115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32" draw:text-style-name="P115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32" draw:text-style-name="P115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32" draw:text-style-name="P115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43" draw:text-style-name="P116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32" draw:text-style-name="P115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8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17cm" svg:height="0.569cm" svg:x="2.987cm" svg:y="14.272cm">
          <draw:text-box>
            <text:p text:style-name="P109"><text:span text:style-name="T6">Add class value ‘a’</text:span></text:p>
          </draw:text-box>
        </draw:frame>
        <draw:custom-shape draw:style-name="gr112" draw:text-style-name="P69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89cm" svg:height="0.569cm" svg:x="8.857cm" svg:y="14.274cm">
          <draw:text-box>
            <text:p text:style-name="P109"><text:span text:style-name="T6">Matching feature ‘.c’</text:span></text:p>
          </draw:text-box>
        </draw:frame>
        <draw:custom-shape draw:style-name="gr32" draw:text-style-name="P129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5" draw:text-style-name="P51" draw:layer="layout" svg:width="3.317cm" svg:height="0.588cm" svg:x="21.529cm" svg:y="14.273cm">
          <draw:text-box>
            <text:p text:style-name="P109"><text:span text:style-name="T6">Matching selector ‘.c’</text:span></text:p>
          </draw:text-box>
        </draw:frame>
        <draw:custom-shape draw:style-name="gr33" draw:text-style-name="P130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6" draw:text-style-name="P51" draw:layer="layout" svg:width="3.368cm" svg:height="0.652cm" svg:x="21.53cm" svg:y="14.861cm">
          <draw:text-box>
            <text:p text:style-name="P109"><text:span text:style-name="T6">Selector ‘.c’ matched</text:span></text:p>
          </draw:text-box>
        </draw:frame>
        <draw:custom-shape draw:style-name="gr257" draw:text-style-name="P33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32" draw:layer="layout" svg:width="2.424cm" svg:height="0.786cm" svg:x="11.654cm" svg:y="2.872cm">
          <text:p text:style-name="P57">Invalidation</text:p>
          <draw:enhanced-geometry svg:viewBox="0 0 21600 21600" draw:type="rectangle" draw:enhanced-path="M 0 0 L 21600 0 21600 21600 0 21600 0 0 Z N"/>
        </draw:custom-shape>
        <draw:custom-shape draw:style-name="gr267" draw:text-style-name="P132" draw:layer="layout" svg:width="2.424cm" svg:height="0.786cm" svg:x="22.073cm" svg:y="2.872cm">
          <text:p text:style-name="P57">Recalculation</text:p>
          <draw:enhanced-geometry svg:viewBox="0 0 21600 21600" draw:type="rectangle" draw:enhanced-path="M 0 0 L 21600 0 21600 21600 0 21600 0 0 Z N"/>
        </draw:custom-shape>
        <draw:polygon draw:style-name="gr268" draw:text-style-name="P131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1">
          <draw:page-thumbnail draw:style-name="gr34" draw:layer="layout" svg:width="18.624cm" svg:height="10.476cm" svg:x="1.482cm" svg:y="2.123cm" draw:page-number="18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33" draw:text-style-name="P116" xml:id="id1011" draw:id="id1011" draw:layer="layout" svg:width="0.71cm" svg:height="0.254cm" svg:x="15.106cm" svg:y="13.421cm">
          <text:p text:style-name="P112"><text:span text:style-name="T1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06"><text:span text:style-name="T2">:has </text:span><text:span text:style-name="T2">Invalidation / </text:span><text:span text:style-name="T2">Recalculation</text:span></text:p>
          </draw:text-box>
        </draw:frame>
        <draw:custom-shape draw:style-name="gr26" draw:text-style-name="P107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4.923cm" svg:height="0.569cm" svg:x="17.657cm" svg:y="13.971cm">
          <draw:text-box>
            <text:p text:style-name="P109"><text:span text:style-name="T6">Feature ‘.b’ matched (Invalidated)</text:span></text:p>
          </draw:text-box>
        </draw:frame>
        <draw:frame draw:style-name="gr223" draw:text-style-name="P51" draw:layer="layout" svg:width="5.423cm" svg:height="0.621cm" svg:x="6.769cm" svg:y="14.673cm">
          <draw:text-box>
            <text:p text:style-name="P109"><text:span text:style-name="T6">Selector ‘.a .b’ matched </text:span><text:span text:style-name="T6">(Recalculated)</text:span></text:p>
          </draw:text-box>
        </draw:frame>
        <draw:custom-shape draw:style-name="gr269" draw:text-style-name="P110" draw:layer="layout" svg:width="5.672cm" svg:height="0.786cm" svg:x="11.522cm" svg:y="1.9cm">
          <text:p text:style-name="P110">.a .b <text:s/>{ color: red }</text:p>
          <draw:enhanced-geometry svg:viewBox="0 0 21600 21600" draw:type="rectangle" draw:enhanced-path="M 0 0 L 21600 0 21600 21600 0 21600 0 0 Z N"/>
        </draw:custom-shape>
        <draw:custom-shape draw:style-name="gr240" draw:text-style-name="P116" xml:id="id945" draw:id="id945" draw:layer="layout" svg:width="0.712cm" svg:height="0.256cm" svg:x="6.868cm" svg:y="5.918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51" draw:id="id951" draw:layer="layout" svg:width="0.71cm" svg:height="0.255cm" svg:x="8.833cm" svg:y="7.935cm">
          <text:p text:style-name="P112"><text:span text:style-name="T17">.</text:span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32" draw:text-style-name="P115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32" draw:text-style-name="P115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32" draw:text-style-name="P115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32" draw:text-style-name="P115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32" draw:text-style-name="P115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9" draw:text-style-name="P116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32" draw:text-style-name="P115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32" draw:text-style-name="P115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32" draw:text-style-name="P115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32" draw:text-style-name="P115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32" draw:text-style-name="P115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6" draw:text-style-name="P120" xml:id="id959" draw:id="id959" draw:layer="layout" svg:width="0.71cm" svg:height="0.255cm" svg:x="5.903cm" svg:y="3.206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32" draw:text-style-name="P115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7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8" draw:text-style-name="P121" xml:id="id960" draw:id="id960" draw:layer="layout" svg:width="0.712cm" svg:height="0.256cm" svg:x="13.169cm" svg:y="5.917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21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21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22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21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966" draw:id="id966" draw:layer="layout" svg:width="0.71cm" svg:height="0.255cm" svg:x="15.134cm" svg:y="7.934cm">
          <text:p text:style-name="P11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32" draw:text-style-name="P115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32" draw:text-style-name="P115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32" draw:text-style-name="P115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32" draw:text-style-name="P115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32" draw:text-style-name="P115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72" draw:text-style-name="P121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21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21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21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22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21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21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32" draw:text-style-name="P115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32" draw:text-style-name="P115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32" draw:text-style-name="P115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32" draw:text-style-name="P115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32" draw:text-style-name="P115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50" draw:text-style-name="P121" xml:id="id974" draw:id="id974" draw:layer="layout" svg:width="0.71cm" svg:height="0.255cm" svg:x="12.204cm" svg:y="3.205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32" draw:text-style-name="P115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7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116" xml:id="id975" draw:id="id975" draw:layer="layout" svg:width="0.712cm" svg:height="0.256cm" svg:x="19.07cm" svg:y="5.916cm">
          <text:p text:style-name="P112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23" xml:id="id981" draw:id="id981" draw:layer="layout" svg:width="0.71cm" svg:height="0.255cm" svg:x="21.035cm" svg:y="7.933cm">
          <text:p text:style-name="P112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32" draw:text-style-name="P115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32" draw:text-style-name="P115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32" draw:text-style-name="P115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32" draw:text-style-name="P115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32" draw:text-style-name="P115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9" draw:text-style-name="P116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32" draw:text-style-name="P115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32" draw:text-style-name="P115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32" draw:text-style-name="P115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32" draw:text-style-name="P115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32" draw:text-style-name="P115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52" draw:text-style-name="P124" xml:id="id989" draw:id="id989" draw:layer="layout" svg:width="0.71cm" svg:height="0.255cm" svg:x="18.105cm" svg:y="3.204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32" draw:text-style-name="P115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7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5" draw:text-style-name="P133" xml:id="id990" draw:id="id990" draw:layer="layout" svg:width="0.712cm" svg:height="0.256cm" svg:x="19.07cm" svg:y="11.415cm">
          <text:p text:style-name="P125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9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4" xml:id="id996" draw:id="id996" draw:layer="layout" svg:width="0.71cm" svg:height="0.255cm" svg:x="21.035cm" svg:y="13.432cm">
          <text:p text:style-name="P127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32" draw:text-style-name="P115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32" draw:text-style-name="P115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32" draw:text-style-name="P115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32" draw:text-style-name="P115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32" draw:text-style-name="P115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9" draw:text-style-name="P116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19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6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32" draw:text-style-name="P115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32" draw:text-style-name="P115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32" draw:text-style-name="P115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32" draw:text-style-name="P115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32" draw:text-style-name="P115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52" draw:text-style-name="P124" xml:id="id1004" draw:id="id1004" draw:layer="layout" svg:width="0.71cm" svg:height="0.255cm" svg:x="18.105cm" svg:y="8.70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32" draw:text-style-name="P115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7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8" draw:text-style-name="P135" xml:id="id1005" draw:id="id1005" draw:layer="layout" svg:width="0.711cm" svg:height="0.256cm" svg:x="13.142cm" svg:y="11.404cm">
          <text:p text:style-name="P127"><text:span text:style-name="T1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4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32" draw:text-style-name="P115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32" draw:text-style-name="P115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32" draw:text-style-name="P115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32" draw:text-style-name="P115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32" draw:text-style-name="P115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42" draw:text-style-name="P116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32" draw:text-style-name="P115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32" draw:text-style-name="P115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32" draw:text-style-name="P115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32" draw:text-style-name="P115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32" draw:text-style-name="P115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43" draw:text-style-name="P116" xml:id="id1019" draw:id="id1019" draw:layer="layout" svg:width="0.712cm" svg:height="0.255cm" svg:x="12.174cm" svg:y="8.69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32" draw:text-style-name="P115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8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17cm" svg:height="0.569cm" svg:x="6.787cm" svg:y="13.972cm">
          <draw:text-box>
            <text:p text:style-name="P109"><text:span text:style-name="T6">Add class value ‘a’</text:span></text:p>
          </draw:text-box>
        </draw:frame>
        <draw:custom-shape draw:style-name="gr112" draw:text-style-name="P69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51" draw:layer="layout" svg:width="3.189cm" svg:height="0.569cm" svg:x="12.057cm" svg:y="13.974cm">
          <draw:text-box>
            <text:p text:style-name="P109"><text:span text:style-name="T6">Matching feature ‘.b’</text:span></text:p>
          </draw:text-box>
        </draw:frame>
        <draw:custom-shape draw:style-name="gr32" draw:text-style-name="P129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5" draw:text-style-name="P51" draw:layer="layout" svg:width="3.399cm" svg:height="0.588cm" svg:x="19.167cm" svg:y="14.673cm">
          <draw:text-box>
            <text:p text:style-name="P109"><text:span text:style-name="T6">Matching selector ‘.b’</text:span></text:p>
          </draw:text-box>
        </draw:frame>
        <draw:custom-shape draw:style-name="gr257" draw:text-style-name="P33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132" draw:layer="layout" svg:width="2.424cm" svg:height="0.786cm" svg:x="15.454cm" svg:y="2.872cm">
          <text:p text:style-name="P57">Invalidation</text:p>
          <draw:enhanced-geometry svg:viewBox="0 0 21600 21600" draw:type="rectangle" draw:enhanced-path="M 0 0 L 21600 0 21600 21600 0 21600 0 0 Z N"/>
        </draw:custom-shape>
        <draw:custom-shape draw:style-name="gr279" draw:text-style-name="P132" draw:layer="layout" svg:width="2.424cm" svg:height="0.786cm" svg:x="10.373cm" svg:y="12.972cm">
          <text:p text:style-name="P57">Recalculation</text:p>
          <draw:enhanced-geometry svg:viewBox="0 0 21600 21600" draw:type="rectangle" draw:enhanced-path="M 0 0 L 21600 0 21600 21600 0 21600 0 0 Z N"/>
        </draw:custom-shape>
        <draw:custom-shape draw:style-name="gr280" draw:text-style-name="P33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136" xml:id="id1020" draw:id="id1020" draw:layer="layout" svg:width="0.711cm" svg:height="0.256cm" svg:x="6.842cm" svg:y="11.404cm">
          <text:p text:style-name="P127"><text:span text:style-name="T17">.</text:span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6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6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17" xml:id="id1026" draw:id="id1026" draw:layer="layout" svg:width="0.71cm" svg:height="0.254cm" svg:x="8.806cm" svg:y="13.421cm">
          <text:p text:style-name="P112"><text:span text:style-name="T17">.</text:span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32" draw:text-style-name="P115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32" draw:text-style-name="P115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32" draw:text-style-name="P115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32" draw:text-style-name="P115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32" draw:text-style-name="P115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42" draw:text-style-name="P116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16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16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6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6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32" draw:text-style-name="P115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32" draw:text-style-name="P115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32" draw:text-style-name="P115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32" draw:text-style-name="P115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32" draw:text-style-name="P115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43" draw:text-style-name="P116" xml:id="id1034" draw:id="id1034" draw:layer="layout" svg:width="0.712cm" svg:height="0.255cm" svg:x="5.874cm" svg:y="8.693cm">
          <text:p text:style-name="P112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115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32" draw:text-style-name="P115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7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8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5" draw:text-style-name="P51" draw:layer="layout" svg:width="3.399cm" svg:height="0.588cm" svg:x="14.368cm" svg:y="14.673cm">
          <draw:text-box>
            <text:p text:style-name="P109"><text:span text:style-name="T6">Matching selector ‘.a’</text:span></text:p>
          </draw:text-box>
        </draw:frame>
        <presentation:notes draw:style-name="dp1">
          <draw:page-thumbnail draw:style-name="gr34" draw:layer="layout" svg:width="18.624cm" svg:height="10.476cm" svg:x="1.482cm" svg:y="2.123cm" draw:page-number="19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82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4" draw:text-style-name="P137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82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82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5" draw:text-style-name="P47" xml:id="id1041" draw:id="id1041" draw:layer="layout" svg:width="1.103cm" svg:height="0.368cm" svg:x="4.889cm" svg:y="11.4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83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82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82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82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82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5" draw:text-style-name="P47" xml:id="id1048" draw:id="id1048" draw:layer="layout" svg:width="1.103cm" svg:height="0.368cm" svg:x="10.511cm" svg:y="11.4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83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4" draw:text-style-name="P137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83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82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82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82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82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82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83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82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82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82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82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82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83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4" draw:text-style-name="P137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83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82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83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6" draw:text-style-name="P110" draw:layer="layout" svg:width="6.058cm" svg:height="0.786cm" svg:x="11.222cm" svg:y="7.608cm">
          <text:p text:style-name="P110"><text:span text:style-name="T18">.b:has(.a) <text:s/>{ color: red }</text:span></text:p>
          <text:p text:style-name="P110"><text:span text:style-name="T18">.c .d</text:span></text:p>
          <draw:enhanced-geometry svg:viewBox="0 0 21600 21600" draw:type="rectangle" draw:enhanced-path="M 0 0 L 21600 0 21600 21600 0 21600 0 0 Z N"/>
        </draw:custom-shape>
        <draw:frame draw:style-name="gr287" draw:text-style-name="P67" draw:layer="layout" svg:width="27.991cm" svg:height="2.698cm" svg:x="0.008cm" svg:y="0.254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Invalidation </text:span><text:span text:style-name="T19">Direction</text:span></text:p>
          </draw:text-box>
        </draw:frame>
        <draw:custom-shape draw:style-name="gr288" draw:text-style-name="P31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82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4" draw:text-style-name="P137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82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82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5" draw:text-style-name="P47" xml:id="id1072" draw:id="id1072" draw:layer="layout" svg:width="1.103cm" svg:height="0.368cm" svg:x="4.889cm" svg:y="11.4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83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82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82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82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82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78" draw:id="id1078" draw:layer="layout" svg:width="1.103cm" svg:height="0.368cm" svg:x="12.555cm" svg:y="14.21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5" draw:text-style-name="P47" xml:id="id1079" draw:id="id1079" draw:layer="layout" svg:width="1.103cm" svg:height="0.368cm" svg:x="10.511cm" svg:y="11.4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83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4" draw:text-style-name="P137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83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82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82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82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82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82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83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82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82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82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82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82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83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4" draw:text-style-name="P137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83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82" draw:text-style-name="P46" xml:id="id1096" draw:id="id1096" draw:layer="layout" svg:width="1.103cm" svg:height="0.368cm" svg:x="13.255cm" svg:y="8.6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83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9" draw:text-style-name="P110" draw:layer="layout" svg:width="6.058cm" svg:height="0.786cm" svg:x="11.222cm" svg:y="7.608cm">
          <text:p text:style-name="P110"><text:span text:style-name="T18">.b:has(.a) <text:s/>{ color: red }</text:span></text:p>
          <text:p text:style-name="P110"><text:span text:style-name="T18">.c .d</text:span></text:p>
          <draw:enhanced-geometry svg:viewBox="0 0 21600 21600" draw:type="rectangle" draw:enhanced-path="M 0 0 L 21600 0 21600 21600 0 21600 0 0 Z N"/>
        </draw:custom-shape>
        <draw:frame draw:style-name="gr287" draw:text-style-name="P52" draw:layer="layout" svg:width="27.991cm" svg:height="2.698cm" svg:x="0.008cm" svg:y="0.254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19"/></text:p>
            <text:p text:style-name="P14"><text:span text:style-name="T19">Recalculation </text:span><text:span text:style-name="T19">Direction</text:span></text:p>
          </draw:text-box>
        </draw:frame>
        <draw:custom-shape draw:style-name="gr288" draw:text-style-name="P31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1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82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4" draw:text-style-name="P137" xml:id="id1097" draw:id="id1097" draw:layer="layout" svg:width="1.103cm" svg:height="0.368cm" svg:x="2.733cm" svg:y="14.2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82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82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82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83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82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82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82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82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82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83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5" draw:text-style-name="P47" xml:id="id1111" draw:id="id1111" draw:layer="layout" svg:width="1.103cm" svg:height="0.368cm" svg:x="7.633cm" svg:y="10.01cm">
          <text:p text:style-name="P46">.a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83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82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5" draw:text-style-name="P47" xml:id="id1112" draw:id="id1112" draw:layer="layout" svg:width="1.103cm" svg:height="0.368cm" svg:x="13.933cm" svg:y="14.21cm">
          <text:p text:style-name="P46">.a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82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82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82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83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82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82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82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82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82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83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4" draw:text-style-name="P137" xml:id="id1126" draw:id="id1126" draw:layer="layout" svg:width="1.103cm" svg:height="0.368cm" svg:x="18.833cm" svg:y="10.01cm">
          <text:p text:style-name="P46"><text:span text:style-name="T5"/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83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82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83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90" draw:text-style-name="P110" draw:layer="layout" svg:width="6.058cm" svg:height="0.786cm" svg:x="11.222cm" svg:y="7.608cm">
          <text:p text:style-name="P110"><text:span text:style-name="T18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7" draw:text-style-name="P67" draw:layer="layout" svg:width="27.991cm" svg:height="2.698cm" svg:x="0.008cm" svg:y="0.254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Depth of the </text:span><text:span text:style-name="T19">changed </text:span><text:span text:style-name="T19">element</text:span></text:p>
          </draw:text-box>
        </draw:frame>
        <draw:custom-shape draw:style-name="gr291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82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5" draw:text-style-name="P47" xml:id="id1128" draw:id="id1128" draw:layer="layout" svg:width="1.103cm" svg:height="0.368cm" svg:x="2.734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5" draw:text-style-name="P47" xml:id="id1130" draw:id="id1130" draw:layer="layout" svg:width="1.103cm" svg:height="0.368cm" svg:x="4.134cm" svg:y="14.2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82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5" draw:text-style-name="P47" xml:id="id1131" draw:id="id1131" draw:layer="layout" svg:width="1.103cm" svg:height="0.368cm" svg:x="5.534cm" svg:y="14.211cm">
          <text:p text:style-name="P46"><text:span text:style-name="T5">.g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82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82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82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82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82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82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4" draw:text-style-name="P137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82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82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82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82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82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82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82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82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82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82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82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82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92" draw:text-style-name="P110" draw:layer="layout" svg:width="7.157cm" svg:height="3.061cm" svg:x="11.023cm" svg:y="5.334cm">
          <text:p text:style-name="P110"><text:span text:style-name="T18">.b:has(.a) <text:s text:c="2"/>{ color: red }</text:span></text:p>
          <text:p text:style-name="P110"><text:span text:style-name="T18">.d:has(.c) <text:s text:c="2"/>{ color: blue }</text:span></text:p>
          <text:p text:style-name="P110"><text:span text:style-name="T18">.e:has(.c) <text:s text:c="2"/>{ color: yellow }</text:span></text:p>
          <text:p text:style-name="P110"><text:span text:style-name="T18">.h:has(.g) <text:s text:c="2"/>{ color: green }</text:span></text:p>
          <text:p text:style-name="P110"><text:span text:style-name="T18">.i:has(.g) <text:s text:c="2"/>{ color: orange }</text:span></text:p>
          <text:p text:style-name="P110"><text:span text:style-name="T18">.j:has(.g) <text:s text:c="2"/>{ color: purple }</text:span></text:p>
          <text:p text:style-name="P110"><text:span text:style-name="T18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7" draw:text-style-name="P67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Number of </text:span><text:span text:style-name="T19">subject features</text:span></text:p>
          </draw:text-box>
        </draw:frame>
        <draw:custom-shape draw:style-name="gr293" draw:text-style-name="P31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82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5" draw:text-style-name="P47" xml:id="id1159" draw:id="id1159" draw:layer="layout" svg:width="1.103cm" svg:height="0.368cm" svg:x="2.734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137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82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5" draw:text-style-name="P47" xml:id="id1162" draw:id="id1162" draw:layer="layout" svg:width="1.103cm" svg:height="0.368cm" svg:x="5.534cm" svg:y="14.2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82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82" draw:text-style-name="P46" xml:id="id1167" draw:id="id1167" draw:layer="layout" svg:width="1.103cm" svg:height="0.368cm" svg:x="9.056cm" svg:y="12.811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5" draw:text-style-name="P47" xml:id="id1166" draw:id="id1166" draw:layer="layout" svg:width="1.103cm" svg:height="0.368cm" svg:x="8.356cm" svg:y="14.2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82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4" draw:text-style-name="P137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82" draw:text-style-name="P46" xml:id="id1172" draw:id="id1172" draw:layer="layout" svg:width="1.103cm" svg:height="0.368cm" svg:x="10.512cm" svg:y="11.411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4" draw:text-style-name="P137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82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5" draw:text-style-name="P47" xml:id="id1174" draw:id="id1174" draw:layer="layout" svg:width="1.103cm" svg:height="0.368cm" svg:x="13.934cm" svg:y="14.211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82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82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82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82" draw:text-style-name="P46" xml:id="id1182" draw:id="id1182" draw:layer="layout" svg:width="1.103cm" svg:height="0.368cm" svg:x="20.256cm" svg:y="12.811cm">
          <text:p text:style-name="P46"><text:span text:style-name="T5">.j.i.h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5" draw:text-style-name="P47" xml:id="id1181" draw:id="id1181" draw:layer="layout" svg:width="1.103cm" svg:height="0.368cm" svg:x="19.556cm" svg:y="14.211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82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82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82" draw:text-style-name="P46" xml:id="id1187" draw:id="id1187" draw:layer="layout" svg:width="1.103cm" svg:height="0.368cm" svg:x="21.712cm" svg:y="11.411cm">
          <text:p text:style-name="P46"><text:span text:style-name="T5">.j.i.h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4" draw:text-style-name="P137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82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4" draw:text-style-name="P110" draw:layer="layout" svg:width="8.361cm" svg:height="1.273cm" svg:x="10.035cm" svg:y="7.109cm">
          <text:p text:style-name="P110"><text:span text:style-name="T18">.b:has(.a) <text:s text:c="8"/>{ color: red }</text:span><text:span text:style-name="T18"><text:line-break/></text:span><text:span text:style-name="T18">.e.d:has(.c) <text:s text:c="6"/>{ color: blue }</text:span></text:p>
          <text:p text:style-name="P110"><text:span text:style-name="T18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7" draw:text-style-name="P52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Number of </text:span><text:span text:style-name="T19">simple features </text:span><text:span text:style-name="T19">in a subject </text:span><text:span text:style-name="T19">feature</text:span></text:p>
          </draw:text-box>
        </draw:frame>
        <draw:custom-shape draw:style-name="gr295" draw:text-style-name="P31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4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82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5" draw:text-style-name="P47" xml:id="id1190" draw:id="id1190" draw:layer="layout" svg:width="1.103cm" svg:height="0.368cm" svg:x="2.734cm" svg:y="14.2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5" draw:text-style-name="P47" xml:id="id1192" draw:id="id1192" draw:layer="layout" svg:width="1.103cm" svg:height="0.368cm" svg:x="4.134cm" svg:y="14.211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82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5" draw:text-style-name="P138" xml:id="id1193" draw:id="id1193" draw:layer="layout" svg:width="1.103cm" svg:height="0.368cm" svg:x="5.534cm" svg:y="14.211cm">
          <text:p text:style-name="P43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96" draw:text-style-name="P140" xml:id="id1195" draw:id="id1195" draw:layer="layout" svg:width="1.103cm" svg:height="0.368cm" svg:x="6.934cm" svg:y="14.211cm">
          <text:p text:style-name="P139"><text:span text:style-name="T20">.d</text:span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82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82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7" draw:text-style-name="P140" xml:id="id1197" draw:id="id1197" draw:layer="layout" svg:width="1.103cm" svg:height="0.368cm" svg:x="8.356cm" svg:y="14.211cm">
          <text:p text:style-name="P139"><text:span text:style-name="T20">.i.h.g</text:span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82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82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82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4" draw:text-style-name="P137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82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82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82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82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82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82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82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82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82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82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4" draw:text-style-name="P137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82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8" draw:text-style-name="P110" draw:layer="layout" svg:width="7.565cm" svg:height="1.49cm" svg:x="10.055cm" svg:y="6.992cm">
          <text:p text:style-name="P110"><text:span text:style-name="T18">.b:has(.a) <text:s text:c="8"/>{ color: red }</text:span><text:span text:style-name="T18"><text:line-break/></text:span><text:span text:style-name="T18">.e:has(.d.c) <text:s text:c="6"/>{ color: blue }</text:span></text:p>
          <text:p text:style-name="P110"><text:span text:style-name="T18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7" draw:text-style-name="P52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Number of </text:span><text:span text:style-name="T19">simple features </text:span><text:span text:style-name="T19">in a feature for </text:span><text:span text:style-name="T19">the change</text:span></text:p>
          </draw:text-box>
        </draw:frame>
        <draw:custom-shape draw:style-name="gr295" draw:text-style-name="P31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5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82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5" draw:text-style-name="P138" xml:id="id1221" draw:id="id1221" draw:layer="layout" svg:width="1.103cm" svg:height="0.368cm" svg:x="2.734cm" svg:y="14.211cm">
          <text:p text:style-name="P43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23" draw:id="id1223" draw:layer="layout" svg:width="1.103cm" svg:height="0.368cm" svg:x="4.134cm" svg:y="14.211cm">
          <text:p text:style-name="P43"><text:span text:style-name="T4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82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5" draw:text-style-name="P138" xml:id="id1224" draw:id="id1224" draw:layer="layout" svg:width="1.103cm" svg:height="0.368cm" svg:x="5.534cm" svg:y="14.211cm">
          <text:p text:style-name="P43"><text:span text:style-name="T4">.d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26" draw:id="id1226" draw:layer="layout" svg:width="1.103cm" svg:height="0.368cm" svg:x="6.934cm" svg:y="14.211cm">
          <text:p text:style-name="P43"><text:span text:style-name="T4">.e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82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82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5" draw:text-style-name="P138" xml:id="id1228" draw:id="id1228" draw:layer="layout" svg:width="1.103cm" svg:height="0.368cm" svg:x="8.356cm" svg:y="14.211cm">
          <text:p text:style-name="P43"><text:span text:style-name="T4">.f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30" draw:id="id1230" draw:layer="layout" svg:width="1.103cm" svg:height="0.368cm" svg:x="9.756cm" svg:y="14.211cm">
          <text:p text:style-name="P43"><text:span text:style-name="T4">.g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82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5" draw:text-style-name="P138" xml:id="id1231" draw:id="id1231" draw:layer="layout" svg:width="1.103cm" svg:height="0.368cm" svg:x="11.156cm" svg:y="14.211cm">
          <text:p text:style-name="P43"><text:span text:style-name="T4">.h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33" draw:id="id1233" draw:layer="layout" svg:width="1.103cm" svg:height="0.368cm" svg:x="12.556cm" svg:y="14.211cm">
          <text:p text:style-name="P43"><text:span text:style-name="T4">.i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82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4" draw:text-style-name="P137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82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5" draw:text-style-name="P138" xml:id="id1236" draw:id="id1236" draw:layer="layout" svg:width="1.103cm" svg:height="0.368cm" svg:x="13.934cm" svg:y="14.211cm">
          <text:p text:style-name="P43"><text:span text:style-name="T4">.j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38" draw:id="id1238" draw:layer="layout" svg:width="1.103cm" svg:height="0.368cm" svg:x="15.334cm" svg:y="14.211cm">
          <text:p text:style-name="P43"><text:span text:style-name="T4">.k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82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5" draw:text-style-name="P138" xml:id="id1239" draw:id="id1239" draw:layer="layout" svg:width="1.103cm" svg:height="0.368cm" svg:x="16.734cm" svg:y="14.211cm">
          <text:p text:style-name="P43"><text:span text:style-name="T4">.l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41" draw:id="id1241" draw:layer="layout" svg:width="1.103cm" svg:height="0.368cm" svg:x="18.134cm" svg:y="14.211cm">
          <text:p text:style-name="P43"><text:span text:style-name="T4">.m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82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82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82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82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82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82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4" draw:text-style-name="P137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82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9" draw:text-style-name="P110" draw:layer="layout" svg:width="7.949cm" svg:height="4.331cm" svg:x="10.339cm" svg:y="4.174cm">
          <text:p text:style-name="P110"><text:span text:style-name="T21">.b:has(.a) <text:s text:c="7"/>{ color: red }</text:span><text:span text:style-name="T21"><text:line-break/></text:span><text:span text:style-name="T21">#C:has(.c) <text:s text:c="7"/>{ color: blue }</text:span><text:span text:style-name="T21"><text:line-break/></text:span><text:span text:style-name="T21">D:has(.d) <text:s text:c="8"/>{ color: yellow }</text:span><text:span text:style-name="T21"><text:line-break/></text:span><text:span text:style-name="T21">[e]:has(.e) <text:s text:c="6"/>{ color: green</text:span><text:span text:style-name="T18"> }</text:span></text:p>
          <text:p text:style-name="P110"><text:span text:style-name="T21">[f=g]:has(.g) <text:s text:c="4"/>{ color: orange }</text:span><text:span text:style-name="T21"><text:line-break/></text:span><text:span text:style-name="T21">[f=h i]:has(.h) <text:s text:c="2"/>{ color: purple }</text:span><text:span text:style-name="T21"><text:line-break/></text:span><text:span text:style-name="T21">[f^=i]:has(.i) <text:s text:c="3"/>{ color: </text:span><text:span text:style-name="T18">pink }</text:span><text:span text:style-name="T21"><text:line-break/></text:span><text:span text:style-name="T21">[f$=j]:has(.j) <text:s text:c="3"/>{ color: </text:span><text:span text:style-name="T18">grey }</text:span></text:p>
          <text:p text:style-name="P110"><text:span text:style-name="T21">[f*=k]:has(.k) <text:s text:c="3"/>{ color: </text:span><text:span text:style-name="T18">gold }</text:span></text:p>
          <text:p text:style-name="P110"><text:span text:style-name="T21">[f|=l]:has(.l) <text:s text:c="3"/>{ color: </text:span><text:span text:style-name="T18">skyblue }</text:span></text:p>
          <text:p text:style-name="P110"><text:span text:style-name="T18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7" draw:text-style-name="P67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Matching </text:span><text:span text:style-name="T19">operation of a </text:span><text:span text:style-name="T19">simple feature in </text:span><text:span text:style-name="T19">a subject feature</text:span></text:p>
          </draw:text-box>
        </draw:frame>
        <draw:custom-shape draw:style-name="gr300" draw:text-style-name="P31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82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5" draw:text-style-name="P138" xml:id="id1252" draw:id="id1252" draw:layer="layout" svg:width="1.103cm" svg:height="0.368cm" svg:x="2.734cm" svg:y="14.211cm">
          <text:p text:style-name="P43"><text:span text:style-name="T4">.a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54" draw:id="id1254" draw:layer="layout" svg:width="1.103cm" svg:height="0.368cm" svg:x="4.134cm" svg:y="14.211cm">
          <text:p text:style-name="P43"><text:span text:style-name="T4">#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82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5" draw:text-style-name="P138" xml:id="id1255" draw:id="id1255" draw:layer="layout" svg:width="1.103cm" svg:height="0.368cm" svg:x="5.534cm" svg:y="14.211cm">
          <text:p text:style-name="P43"><text:span text:style-name="T4">[d=xxx]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57" draw:id="id1257" draw:layer="layout" svg:width="1.103cm" svg:height="0.368cm" svg:x="6.934cm" svg:y="14.211cm">
          <text:p text:style-name="P43"><text:span text:style-name="T4">[e=f]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82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82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5" draw:text-style-name="P138" xml:id="id1259" draw:id="id1259" draw:layer="layout" svg:width="1.103cm" svg:height="0.368cm" svg:x="8.356cm" svg:y="14.211cm">
          <text:p text:style-name="P43"><text:span text:style-name="T4">[g=H]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61" draw:id="id1261" draw:layer="layout" svg:width="1.103cm" svg:height="0.368cm" svg:x="9.756cm" svg:y="14.211cm">
          <text:p text:style-name="P43"><text:span text:style-name="T4">[i=jxx]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82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5" draw:text-style-name="P138" xml:id="id1262" draw:id="id1262" draw:layer="layout" svg:width="1.103cm" svg:height="0.368cm" svg:x="11.156cm" svg:y="14.211cm">
          <text:p text:style-name="P43"><text:span text:style-name="T4">[k=xxl]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64" draw:id="id1264" draw:layer="layout" svg:width="1.103cm" svg:height="0.368cm" svg:x="12.556cm" svg:y="14.211cm">
          <text:p text:style-name="P43"><text:span text:style-name="T4">[m=xnx]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82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4" draw:text-style-name="P137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82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5" draw:text-style-name="P138" xml:id="id1267" draw:id="id1267" draw:layer="layout" svg:width="1.103cm" svg:height="0.368cm" svg:x="13.934cm" svg:y="14.211cm">
          <text:p text:style-name="P43"><text:span text:style-name="T4">[o=p-xx]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69" draw:id="id1269" draw:layer="layout" svg:width="1.103cm" svg:height="0.368cm" svg:x="15.334cm" svg:y="14.211cm">
          <text:p text:style-name="P43"><text:span text:style-name="T4">[q=x r y]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82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4" draw:text-style-name="P141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41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82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82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82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82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82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82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4" draw:text-style-name="P137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82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301" draw:text-style-name="P110" draw:layer="layout" svg:width="7.949cm" svg:height="4.331cm" svg:x="10.339cm" svg:y="4.174cm">
          <text:p text:style-name="P110"><text:span text:style-name="T21">.b:has(.a) <text:s text:c="7"/>{ color: red }</text:span><text:span text:style-name="T21"><text:line-break/></text:span><text:span text:style-name="T21">.c:has(#C) <text:s text:c="7"/>{ color: blue }</text:span><text:span text:style-name="T21"><text:line-break/></text:span><text:span text:style-name="T21">.d:has([d]) <text:s text:c="6"/>{ color: yellow }</text:span><text:span text:style-name="T21"><text:line-break/></text:span><text:span text:style-name="T21">.e:has([e=f]) <text:s text:c="4"/>{ color: green</text:span><text:span text:style-name="T18"> }</text:span></text:p>
          <text:p text:style-name="P110"><text:span text:style-name="T21">.g:has([g=h i]) <text:s text:c="2"/>{ color: orange }</text:span><text:span text:style-name="T21"><text:line-break/></text:span><text:span text:style-name="T21">.i:has([i^=j]) <text:s text:c="3"/>{ color: purple }</text:span><text:span text:style-name="T21"><text:line-break/></text:span><text:span text:style-name="T21">.k:has([k$=l]) <text:s text:c="3"/>{ color: </text:span><text:span text:style-name="T18">pink }</text:span><text:span text:style-name="T21"><text:line-break/></text:span><text:span text:style-name="T21">.m:has([m*=n]) <text:s text:c="3"/>{ color: </text:span><text:span text:style-name="T18">grey }</text:span></text:p>
          <text:p text:style-name="P110"><text:span text:style-name="T21">.o:has([o|=p]) <text:s text:c="3"/>{ color: </text:span><text:span text:style-name="T18">gold }</text:span></text:p>
          <text:p text:style-name="P110"><text:span text:style-name="T21">.q:has([q~=r]) <text:s text:c="3"/>{ color: </text:span><text:span text:style-name="T18">skyblue }</text:span></text:p>
          <draw:enhanced-geometry svg:viewBox="0 0 21600 21600" draw:type="rectangle" draw:enhanced-path="M 0 0 L 21600 0 21600 21600 0 21600 0 0 Z N"/>
        </draw:custom-shape>
        <draw:frame draw:style-name="gr287" draw:text-style-name="P52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35"><text:span text:style-name="T19">Matching </text:span><text:span text:style-name="T19">operation of a </text:span><text:span text:style-name="T19">simple feature in </text:span><text:span text:style-name="T19">a feature for the </text:span><text:span text:style-name="T19">change</text:span></text:p>
          </draw:text-box>
        </draw:frame>
        <draw:custom-shape draw:style-name="gr302" draw:text-style-name="P31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7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82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5" draw:text-style-name="P138" xml:id="id1283" draw:id="id1283" draw:layer="layout" svg:width="1.103cm" svg:height="0.368cm" svg:x="2.734cm" svg:y="14.211cm">
          <text:p text:style-name="P43"><text:span text:style-name="T4">[a=bxx]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8" xml:id="id1285" draw:id="id1285" draw:layer="layout" svg:width="1.103cm" svg:height="0.368cm" svg:x="4.134cm" svg:y="14.211cm">
          <text:p text:style-name="P43"><text:span text:style-name="T4">[c=dxx]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82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5" draw:text-style-name="P138" xml:id="id1286" draw:id="id1286" draw:layer="layout" svg:width="1.103cm" svg:height="0.368cm" svg:x="5.534cm" svg:y="14.211cm">
          <text:p text:style-name="P43"><text:span text:style-name="T4">[g=hxx]</text:span></text:p>
          <draw:enhanced-geometry svg:viewBox="0 0 21600 21600" draw:type="rectangle" draw:enhanced-path="M 0 0 L 21600 0 21600 21600 0 21600 0 0 Z N"/>
        </draw:custom-shape>
        <draw:custom-shape draw:style-name="gr284" draw:text-style-name="P141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82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82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4" draw:text-style-name="P141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41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82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4" draw:text-style-name="P141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41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82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4" draw:text-style-name="P137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82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4" draw:text-style-name="P141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41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82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4" draw:text-style-name="P141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41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82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82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82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82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82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82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4" draw:text-style-name="P137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82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303" draw:text-style-name="P110" draw:layer="layout" svg:width="7.949cm" svg:height="3.171cm" svg:x="10.339cm" svg:y="5.434cm">
          <text:p text:style-name="P110"><text:span text:style-name="T21">.a:has([a^=b]) <text:s text:c="4"/>{ color: red }</text:span><text:span text:style-name="T21"><text:line-break/></text:span><text:span text:style-name="T21">.c:has([c^=d]) <text:s text:c="4"/>{ color: blue }</text:span><text:span text:style-name="T21"><text:line-break/></text:span><text:span text:style-name="T21">.e:has([c^=f]) <text:s text:c="4"/>{ color: yellow }</text:span><text:span text:style-name="T21"><text:line-break/></text:span><text:span text:style-name="T21">.g:has([g^=h]) <text:s text:c="4"/>{ color: green</text:span><text:span text:style-name="T18"> }</text:span></text:p>
          <text:p text:style-name="P110"><text:span text:style-name="T21">.i:has([g^=j]) <text:s text:c="4"/>{ color: orange }</text:span><text:span text:style-name="T21"><text:line-break/></text:span><text:span text:style-name="T21">.k:has([g^=l]) <text:s text:c="4"/>{ color: purple }</text:span><text:span text:style-name="T21"><text:line-break/></text:span><text:span text:style-name="T21">.m:has([g^=n]) <text:s text:c="4"/>{ color: </text:span><text:span text:style-name="T18">pink }</text:span></text:p>
          <draw:enhanced-geometry svg:viewBox="0 0 21600 21600" draw:type="rectangle" draw:enhanced-path="M 0 0 L 21600 0 21600 21600 0 21600 0 0 Z N"/>
        </draw:custom-shape>
        <draw:frame draw:style-name="gr287" draw:text-style-name="P52" draw:layer="layout" svg:width="27.991cm" svg:height="2.698cm" svg:x="0.009cm" svg:y="0.255cm">
          <draw:text-box>
            <text:p text:style-name="P14"><text:span text:style-name="T2">Invalidation </text:span><text:span text:style-name="T2">Performance </text:span><text:span text:style-name="T2">Factors</text:span></text:p>
            <text:p text:style-name="P14"><text:span text:style-name="T2"/></text:p>
            <text:p text:style-name="P35"><text:span text:style-name="T19">Number of </text:span><text:span text:style-name="T19">partial attribute </text:span><text:span text:style-name="T19">features for an </text:span><text:span text:style-name="T19">attribute name </text:span><text:span text:style-name="T19">of the attribute </text:span><text:span text:style-name="T19">change</text:span></text:p>
          </draw:text-box>
        </draw:frame>
        <draw:custom-shape draw:style-name="gr293" draw:text-style-name="P31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8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82" draw:text-style-name="P46" xml:id="id1315" draw:id="id1315" draw:layer="layout" svg:width="1.103cm" svg:height="0.368cm" svg:x="3.434cm" svg:y="12.8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4" draw:text-style-name="P137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16" draw:id="id1316" draw:layer="layout" svg:width="1.103cm" svg:height="0.368cm" svg:x="4.134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82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4" draw:text-style-name="P137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19" draw:id="id1319" draw:layer="layout" svg:width="1.103cm" svg:height="0.368cm" svg:x="6.934cm" svg:y="14.2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82" draw:text-style-name="P46" xml:id="id1320" draw:id="id1320" draw:layer="layout" svg:width="1.103cm" svg:height="0.368cm" svg:x="4.89cm" svg:y="11.411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82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4" draw:text-style-name="P137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82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82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26" draw:id="id1326" draw:layer="layout" svg:width="1.103cm" svg:height="0.368cm" svg:x="12.556cm" svg:y="14.211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82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4" draw:text-style-name="P137" xml:id="id1328" draw:id="id1328" draw:layer="layout" svg:width="1.103cm" svg:height="0.368cm" svg:x="7.634cm" svg:y="10.011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82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82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82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82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82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82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82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82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82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82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4" draw:text-style-name="P137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82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7" draw:text-style-name="P67" draw:layer="layout" svg:width="27.991cm" svg:height="2.698cm" svg:x="0.009cm" svg:y="0.255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2"/></text:p>
            <text:p text:style-name="P35"><text:span text:style-name="T22">Descendant tree </text:span><text:span text:style-name="T22">size of a s</text:span><text:span text:style-name="T19">ubject </text:span><text:span text:style-name="T19">element</text:span></text:p>
          </draw:text-box>
        </draw:frame>
        <draw:custom-shape draw:style-name="gr304" draw:text-style-name="P110" draw:layer="layout" svg:width="6.058cm" svg:height="1.536cm" svg:x="11.222cm" svg:y="6.958cm">
          <text:p text:style-name="P110"><text:span text:style-name="T18">.b:has(.a) <text:s text:c="2"/>{ color: red }</text:span><text:span text:style-name="T18"><text:line-break/></text:span><text:span text:style-name="T18">.d:has(.c) <text:s text:c="2"/>{ color: blue }</text:span><text:span text:style-name="T18"><text:line-break/></text:span><text:span text:style-name="T18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5" draw:text-style-name="P31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82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4" draw:text-style-name="P137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82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4" draw:text-style-name="P137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82" draw:text-style-name="P46" xml:id="id1351" draw:id="id1351" draw:layer="layout" svg:width="1.103cm" svg:height="0.368cm" svg:x="4.89cm" svg:y="11.4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82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4" draw:text-style-name="P137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82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82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57" draw:id="id1357" draw:layer="layout" svg:width="1.103cm" svg:height="0.368cm" svg:x="12.5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82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4" draw:text-style-name="P137" xml:id="id1359" draw:id="id1359" draw:layer="layout" svg:width="1.103cm" svg:height="0.368cm" svg:x="7.634cm" svg:y="10.0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82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82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82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82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82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82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82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82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82" draw:text-style-name="P46" xml:id="id1370" draw:id="id137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72" draw:id="id1372" draw:layer="layout" svg:width="1.103cm" svg:height="0.368cm" svg:x="23.7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82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4" draw:text-style-name="P137" xml:id="id1374" draw:id="id1374" draw:layer="layout" svg:width="1.103cm" svg:height="0.368cm" svg:x="18.834cm" svg:y="10.0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82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7" draw:text-style-name="P52" draw:layer="layout" svg:width="27.991cm" svg:height="2.698cm" svg:x="0.009cm" svg:y="0.255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2"/></text:p>
            <text:p text:style-name="P35"><text:span text:style-name="T19">Position of the </text:span><text:span text:style-name="T19">first element that </text:span><text:span text:style-name="T19">matches </text:span><text:span text:style-name="T19">argument </text:span><text:span text:style-name="T19">selector</text:span></text:p>
          </draw:text-box>
        </draw:frame>
        <draw:custom-shape draw:style-name="gr306" draw:text-style-name="P110" draw:layer="layout" svg:width="6.058cm" svg:height="0.62cm" svg:x="11.222cm" svg:y="7.874cm">
          <text:p text:style-name="P110"><text:span text:style-name="T1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7" draw:text-style-name="P31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0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82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4" draw:text-style-name="P137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82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4" draw:text-style-name="P137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82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82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4" draw:text-style-name="P137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4" draw:text-style-name="P137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82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388" draw:id="id1388" draw:layer="layout" svg:width="1.103cm" svg:height="0.368cm" svg:x="12.556cm" svg:y="14.2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82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4" draw:text-style-name="P137" xml:id="id1390" draw:id="id1390" draw:layer="layout" svg:width="1.103cm" svg:height="0.368cm" svg:x="7.634cm" svg:y="10.0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82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82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82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82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82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82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82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4" draw:text-style-name="P137" xml:id="id1402" draw:id="id1402" draw:layer="layout" svg:width="1.103cm" svg:height="0.368cm" svg:x="23.056cm" svg:y="12.8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82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403" draw:id="id1403" draw:layer="layout" svg:width="1.103cm" svg:height="0.368cm" svg:x="23.756cm" svg:y="14.2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82" draw:text-style-name="P46" xml:id="id1404" draw:id="id1404" draw:layer="layout" svg:width="1.103cm" svg:height="0.368cm" svg:x="21.712cm" svg:y="11.4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4" draw:text-style-name="P137" xml:id="id1405" draw:id="id1405" draw:layer="layout" svg:width="1.103cm" svg:height="0.368cm" svg:x="18.834cm" svg:y="10.0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82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7" draw:text-style-name="P67" draw:layer="layout" svg:width="27.991cm" svg:height="2.698cm" svg:x="0.009cm" svg:y="0.255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Number of </text:span><text:span text:style-name="T19">invalid/none-</text:span><text:span text:style-name="T19">subject elements</text:span></text:p>
          </draw:text-box>
        </draw:frame>
        <draw:custom-shape draw:style-name="gr308" draw:text-style-name="P110" draw:layer="layout" svg:width="6.058cm" svg:height="0.874cm" svg:x="10.122cm" svg:y="7.62cm">
          <text:p text:style-name="P110"><text:span text:style-name="T18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1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82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4" draw:text-style-name="P137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82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4" draw:text-style-name="P137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82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82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4" draw:text-style-name="P137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5" draw:text-style-name="P47" xml:id="id1418" draw:id="id1418" draw:layer="layout" svg:width="1.103cm" svg:height="0.368cm" svg:x="11.856cm" svg:y="12.8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82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19" draw:id="id1419" draw:layer="layout" svg:width="1.103cm" svg:height="0.368cm" svg:x="12.5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82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4" draw:text-style-name="P137" xml:id="id1421" draw:id="id1421" draw:layer="layout" svg:width="1.103cm" svg:height="0.368cm" svg:x="7.634cm" svg:y="10.0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82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82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82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82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82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82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82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5" draw:text-style-name="P47" xml:id="id1433" draw:id="id1433" draw:layer="layout" svg:width="1.103cm" svg:height="0.368cm" svg:x="23.056cm" svg:y="12.811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82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34" draw:id="id1434" draw:layer="layout" svg:width="1.103cm" svg:height="0.368cm" svg:x="23.7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82" draw:text-style-name="P46" xml:id="id1435" draw:id="id1435" draw:layer="layout" svg:width="1.103cm" svg:height="0.368cm" svg:x="21.712cm" svg:y="11.4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4" draw:text-style-name="P137" xml:id="id1436" draw:id="id1436" draw:layer="layout" svg:width="1.103cm" svg:height="0.368cm" svg:x="18.834cm" svg:y="10.01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82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7" draw:text-style-name="P67" draw:layer="layout" svg:width="27.991cm" svg:height="2.698cm" svg:x="0.009cm" svg:y="0.255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2"/></text:p>
            <text:p text:style-name="P14"><text:span text:style-name="T19">Number of </text:span><text:span text:style-name="T19">subject elements</text:span></text:p>
          </draw:text-box>
        </draw:frame>
        <draw:custom-shape draw:style-name="gr309" draw:text-style-name="P110" draw:layer="layout" svg:width="6.058cm" svg:height="0.874cm" svg:x="10.122cm" svg:y="7.62cm">
          <text:p text:style-name="P110"><text:span text:style-name="T18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1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82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4" draw:text-style-name="P137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82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4" draw:text-style-name="P137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37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82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83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82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4" draw:text-style-name="P137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82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82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450" draw:id="id1450" draw:layer="layout" svg:width="1.103cm" svg:height="0.368cm" svg:x="12.5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82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83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4" draw:text-style-name="P137" xml:id="id1452" draw:id="id1452" draw:layer="layout" svg:width="1.103cm" svg:height="0.368cm" svg:x="7.634cm" svg:y="10.011cm">
          <text:p text:style-name="P46"><text:span text:style-name="T5"/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83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82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82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82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82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82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83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82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82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82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82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47" xml:id="id1465" draw:id="id1465" draw:layer="layout" svg:width="1.103cm" svg:height="0.368cm" svg:x="23.756cm" svg:y="14.2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82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83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4" draw:text-style-name="P137" xml:id="id1467" draw:id="id1467" draw:layer="layout" svg:width="1.103cm" svg:height="0.368cm" svg:x="18.834cm" svg:y="10.011cm">
          <text:p text:style-name="P46">.b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83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82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83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7" draw:text-style-name="P52" draw:layer="layout" svg:width="27.991cm" svg:height="2.698cm" svg:x="0.009cm" svg:y="0.255cm">
          <draw:text-box>
            <text:p text:style-name="P14"><text:span text:style-name="T2">Recalculation </text:span><text:span text:style-name="T2">Performance </text:span><text:span text:style-name="T2">Factors</text:span></text:p>
            <text:p text:style-name="P14"><text:span text:style-name="T2"/></text:p>
            <text:p text:style-name="P35"><text:span text:style-name="T22">Existence of a </text:span><text:span text:style-name="T22">s</text:span><text:span text:style-name="T19">ubject element</text:span></text:p>
          </draw:text-box>
        </draw:frame>
        <draw:custom-shape draw:style-name="gr310" draw:text-style-name="P110" draw:layer="layout" svg:width="6.058cm" svg:height="0.62cm" svg:x="11.222cm" svg:y="7.874cm">
          <text:p text:style-name="P110"><text:span text:style-name="T1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1" draw:text-style-name="P31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3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11" draw:text-style-name="P142" draw:layer="layout" svg:width="3.059cm" svg:height="1.706cm" draw:transform="rotate (-1.14912477951307) translate (21.982cm 2.524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42" draw:layer="layout" svg:width="3.059cm" svg:height="1.706cm" draw:transform="rotate (-1.14912477951307) translate (16.053cm 2.53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143" draw:layer="layout" svg:width="3.343cm" svg:height="4.586cm" svg:x="21.678cm" svg:y="4.657cm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143" draw:layer="layout" svg:width="3.343cm" svg:height="4.586cm" svg:x="9.287cm" svg:y="4.666cm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42" draw:layer="layout" svg:width="5.406cm" svg:height="1.706cm" draw:transform="rotate (-0.866206907764786) translate (3.524cm 4.406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44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5" draw:text-style-name="P43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42" draw:layer="layout" svg:width="2.461cm" svg:height="1.706cm" draw:transform="rotate (-0.866206907764786) translate (10.29cm 4.296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44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43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45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46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42" draw:layer="layout" svg:width="2.461cm" svg:height="1.706cm" draw:transform="rotate (-0.866206907764786) translate (22.681cm 4.287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44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43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45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46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0" draw:text-style-name="P46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1" draw:text-style-name="P15" draw:layer="layout" svg:width="28cm" svg:height="3.095cm" svg:x="0cm" svg:y="0.254cm">
          <draw:text-box>
            <text:p text:style-name="P14"><text:span text:style-name="T2">:has() </text:span><text:span text:style-name="T2">Invalidation </text:span><text:span text:style-name="T2">Cases</text:span></text:p>
          </draw:text-box>
        </draw:frame>
        <draw:frame draw:style-name="gr322" draw:text-style-name="P147" draw:layer="layout" svg:width="2.794cm" svg:height="0.899cm" svg:x="3.102cm" svg:y="9.452cm">
          <draw:text-box>
            <text:p text:style-name="P14"><text:span text:style-name="T3">Case 1</text:span></text:p>
          </draw:text-box>
        </draw:frame>
        <draw:custom-shape draw:style-name="gr312" draw:text-style-name="P143" draw:layer="layout" svg:width="3.343cm" svg:height="4.586cm" svg:x="15.749cm" svg:y="4.663cm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43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45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46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9.502cm" svg:y="9.453cm">
          <draw:text-box>
            <text:p text:style-name="P14"><text:span text:style-name="T3">Case 2</text:span></text:p>
          </draw:text-box>
        </draw:frame>
        <draw:frame draw:style-name="gr322" draw:text-style-name="P147" draw:layer="layout" svg:width="2.794cm" svg:height="0.899cm" svg:x="16.002cm" svg:y="9.454cm">
          <draw:text-box>
            <text:p text:style-name="P14"><text:span text:style-name="T3">Case 3</text:span></text:p>
          </draw:text-box>
        </draw:frame>
        <draw:frame draw:style-name="gr322" draw:text-style-name="P147" draw:layer="layout" svg:width="2.794cm" svg:height="0.899cm" svg:x="21.902cm" svg:y="9.455cm">
          <draw:text-box>
            <text:p text:style-name="P14"><text:span text:style-name="T3">Case 4</text:span></text:p>
          </draw:text-box>
        </draw:frame>
        <draw:frame draw:style-name="gr323" draw:text-style-name="P148" draw:layer="layout" svg:width="5.984cm" svg:height="1.039cm" svg:x="3.26cm" svg:y="11.947cm">
          <draw:text-box>
            <text:p text:style-name="P50"><text:span text:style-name="T7">Changed Element</text:span></text:p>
          </draw:text-box>
        </draw:frame>
        <draw:frame draw:style-name="gr324" draw:text-style-name="P148" draw:layer="layout" svg:width="5.256cm" svg:height="1.433cm" svg:x="20.688cm" svg:y="13.481cm">
          <draw:text-box>
            <text:p text:style-name="P50"><text:span text:style-name="T23">Style invalidated element </text:span><text:span text:style-name="T7">(possible subject element) </text:span><text:span text:style-name="T7">from upward traversal</text:span></text:p>
          </draw:text-box>
        </draw:frame>
        <draw:frame draw:style-name="gr323" draw:text-style-name="P148" draw:layer="layout" svg:width="4.103cm" svg:height="1.039cm" svg:x="3.311cm" svg:y="13.862cm">
          <draw:text-box>
            <text:p text:style-name="P50"><text:span text:style-name="T7">top-most possible</text:span><text:span text:style-name="T7"><text:line-break/></text:span><text:span text:style-name="T7">:has() scope element</text:span></text:p>
          </draw:text-box>
        </draw:frame>
        <draw:custom-shape draw:style-name="gr325" draw:text-style-name="P144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6" draw:text-style-name="P146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48" draw:layer="layout" svg:width="4.19cm" svg:height="1.433cm" svg:x="15.496cm" svg:y="11.692cm">
          <draw:text-box>
            <text:p text:style-name="P50"><text:span text:style-name="T7">Downward traversal starting </text:span><text:span text:style-name="T7">element</text:span></text:p>
          </draw:text-box>
        </draw:frame>
        <draw:frame draw:style-name="gr324" draw:text-style-name="P148" draw:layer="layout" svg:width="4.19cm" svg:height="1.433cm" svg:x="15.604cm" svg:y="13.769cm">
          <draw:text-box>
            <text:p text:style-name="P50"><text:span text:style-name="T7">Upward traversal starting </text:span><text:span text:style-name="T7">element</text:span></text:p>
          </draw:text-box>
        </draw:frame>
        <draw:custom-shape draw:style-name="gr314" draw:text-style-name="P144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4" draw:text-style-name="P144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4" draw:text-style-name="P144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4" draw:text-style-name="P144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7" draw:text-style-name="P142" draw:layer="layout" svg:width="1.254cm" svg:height="0.924cm" draw:transform="rotate (-0.866206907764786) translate (8.694cm 13.578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43" draw:layer="layout" svg:width="0.896cm" svg:height="1.222cm" svg:x="8.326cm" svg:y="11.654cm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3" draw:text-style-name="P148" draw:layer="layout" svg:width="5.26cm" svg:height="1.039cm" svg:x="9.233cm" svg:y="11.758cm">
          <draw:text-box>
            <text:p text:style-name="P50"><text:span text:style-name="T7">Possibly affected subtree of </text:span><text:span text:style-name="T7">Downward Invalidation</text:span></text:p>
          </draw:text-box>
        </draw:frame>
        <draw:frame draw:style-name="gr323" draw:text-style-name="P148" draw:layer="layout" svg:width="5.26cm" svg:height="1.039cm" svg:x="9.407cm" svg:y="13.852cm">
          <draw:text-box>
            <text:p text:style-name="P50"><text:span text:style-name="T7">Possibly affected subtree of </text:span><text:span text:style-name="T7">Upward Invalidation</text:span></text:p>
          </draw:text-box>
        </draw:frame>
        <draw:frame draw:style-name="gr324" draw:text-style-name="P148" draw:layer="layout" svg:width="5.256cm" svg:height="1.433cm" svg:x="20.692cm" svg:y="11.513cm">
          <draw:text-box>
            <text:p text:style-name="P50"><text:span text:style-name="T23">Style invalidated element </text:span><text:span text:style-name="T7">(possible subject element) </text:span><text:span text:style-name="T7">from downward traversal</text:span></text:p>
          </draw:text-box>
        </draw:frame>
        <draw:custom-shape draw:style-name="gr329" draw:text-style-name="P144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49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50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49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50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49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4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4" draw:text-style-name="P151" draw:layer="layout" svg:width="6.474cm" svg:height="8.882cm" svg:x="4.448cm" svg:y="4.14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52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42" draw:layer="layout" svg:width="10.47cm" svg:height="3.305cm" draw:transform="skewX (-1.07614083805279E-016) rotate (-0.866206907764786) translate (17.768cm 3.228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44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8" draw:text-style-name="P43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46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153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1" draw:text-style-name="P15" draw:layer="layout" svg:width="27.991cm" svg:height="3.095cm" svg:x="0cm" svg:y="0.254cm">
          <draw:text-box>
            <text:p text:style-name="P14"><text:span text:style-name="T2">Invalidation </text:span><text:span text:style-name="T2">Directions</text:span></text:p>
          </draw:text-box>
        </draw:frame>
        <draw:frame draw:style-name="gr199" draw:text-style-name="P147" draw:layer="layout" svg:width="3.308cm" svg:height="1.361cm" svg:x="5.988cm" svg:y="13.153cm">
          <draw:text-box>
            <text:p text:style-name="P14"><text:span text:style-name="T3">Downward</text:span></text:p>
          </draw:text-box>
        </draw:frame>
        <draw:frame draw:style-name="gr199" draw:text-style-name="P147" draw:layer="layout" svg:width="3.308cm" svg:height="1.361cm" svg:x="18.988cm" svg:y="13.154cm">
          <draw:text-box>
            <text:p text:style-name="P14"><text:span text:style-name="T3">Upward</text:span></text:p>
          </draw:text-box>
        </draw:frame>
        <draw:custom-shape draw:style-name="gr340" draw:text-style-name="P149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54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55" draw:layer="layout" svg:width="5.893cm" svg:height="3.305cm" draw:transform="rotate (-0.866206907764786) translate (24.377cm 2.006cm)">
          <text:p text:style-name="P43"><text:span text:style-name="T4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4" draw:layer="layout" svg:width="18.624cm" svg:height="10.476cm" svg:x="1.482cm" svg:y="2.123cm" draw:page-number="35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44" draw:text-style-name="P157" draw:layer="layout" svg:width="1.989cm" svg:height="1.27cm" svg:x="24.985cm" svg:y="14.181cm">
          <text:p text:style-name="P156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58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46" draw:text-style-name="P160" draw:layer="layout" svg:width="5.239cm" svg:height="0.806cm" svg:x="21.385cm" svg:y="14.426cm">
          <draw:text-box>
            <text:p text:style-name="P159"><text:span text:style-name="T24">.a ~ .b + .c &gt; .d .e + .f</text:span></text:p>
          </draw:text-box>
        </draw:frame>
        <draw:custom-shape draw:style-name="gr347" draw:text-style-name="P157" draw:layer="layout" svg:width="3.562cm" svg:height="1.27cm" svg:x="16.933cm" svg:y="14.18cm">
          <text:p text:style-name="P156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58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48" draw:text-style-name="P160" draw:layer="layout" svg:width="5.239cm" svg:height="0.806cm" svg:x="14.906cm" svg:y="14.425cm">
          <draw:text-box>
            <text:p text:style-name="P159"><text:span text:style-name="T24">.a ~ .b + .c &gt; .d .e + .f</text:span></text:p>
          </draw:text-box>
        </draw:frame>
        <draw:custom-shape draw:style-name="gr349" draw:text-style-name="P157" draw:layer="layout" svg:width="4.573cm" svg:height="1.27cm" svg:x="9.19cm" svg:y="14.176cm">
          <text:p text:style-name="P156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58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50" draw:text-style-name="P160" draw:layer="layout" svg:width="5.239cm" svg:height="0.806cm" svg:x="8.174cm" svg:y="14.421cm">
          <draw:text-box>
            <text:p text:style-name="P159"><text:span text:style-name="T24">.a ~ .b + .c &gt; .d .e + .f</text:span></text:p>
          </draw:text-box>
        </draw:frame>
        <draw:custom-shape draw:style-name="gr351" draw:text-style-name="P157" draw:layer="layout" svg:width="5.588cm" svg:height="1.27cm" svg:x="1.425cm" svg:y="14.155cm">
          <text:p text:style-name="P156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58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52" draw:text-style-name="P160" draw:layer="layout" svg:width="5.239cm" svg:height="0.806cm" svg:x="1.425cm" svg:y="14.377cm">
          <draw:text-box>
            <text:p text:style-name="P159"><text:span text:style-name="T24">.a ~ .b + .c &gt; .d .e + .f</text:span></text:p>
          </draw:text-box>
        </draw:frame>
        <draw:custom-shape draw:style-name="gr353" draw:text-style-name="P161" draw:layer="layout" svg:width="1.91cm" svg:height="1.031cm" svg:x="24.119cm" svg:y="10.831cm">
          <text:p text:style-name="P46"><text:span text:style-name="T5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62" draw:layer="layout" svg:width="5.306cm" svg:height="3.601cm" svg:x="15.29cm" svg:y="9.847cm">
          <text:p text:style-name="P46"><text:span text:style-name="T5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51" draw:layer="layout" svg:width="5.402cm" svg:height="9.891cm" svg:x="1.601cm" svg:y="3.55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16" draw:id="id1516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46" xml:id="id1523" draw:id="id1523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29" draw:id="id1529" draw:layer="layout" svg:width="1.103cm" svg:height="0.368cm" svg:x="18.465cm" svg:y="10.945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26" draw:id="id1526" draw:layer="layout" svg:width="1.103cm" svg:height="0.368cm" svg:x="17.299cm" svg:y="10.462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357" draw:text-style-name="P46" xml:id="id1527" draw:id="id1527" draw:layer="layout" svg:width="1.103cm" svg:height="0.367cm" svg:x="18.465cm" svg:y="11.444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57" draw:text-style-name="P46" xml:id="id1515" draw:id="id1515" draw:layer="layout" svg:width="1.103cm" svg:height="0.367cm" svg:x="17.299cm" svg:y="11.927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58" draw:text-style-name="P163" draw:layer="layout" svg:width="4.443cm" svg:height="3.413cm" svg:x="15.967cm" svg:y="9.9cm">
          <text:p text:style-name="P46"><text:span text:style-name="T5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161" draw:layer="layout" svg:width="1.903cm" svg:height="1.66cm" svg:x="8.638cm" svg:y="8.87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482" draw:id="id1482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86" draw:id="id1486" draw:layer="layout" svg:width="1.103cm" svg:height="0.368cm" svg:x="2.552cm" svg:y="8.983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360" draw:text-style-name="P161" draw:layer="layout" svg:width="1.967cm" svg:height="6.966cm" svg:x="1.751cm" svg:y="3.563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62" draw:layer="layout" svg:width="2.756cm" svg:height="1.096cm" svg:x="24.006cm" svg:y="10.831cm">
          <text:p text:style-name="P46"><text:span text:style-name="T5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62" draw:layer="layout" svg:width="5.42cm" svg:height="4.577cm" svg:x="8.418cm" svg:y="8.87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4" xml:id="id1470" draw:id="id1470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71" draw:id="id1471" draw:layer="layout" svg:width="1.103cm" svg:height="0.368cm" svg:x="2.552cm" svg:y="4.62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77" draw:id="id1477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78" draw:id="id1478" draw:layer="layout" svg:width="1.103cm" svg:height="0.368cm" svg:x="4.884cm" svg:y="5.595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79" draw:id="id1479" draw:layer="layout" svg:width="1.103cm" svg:height="0.368cm" svg:x="4.884cm" svg:y="6.077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72" draw:id="id1472" draw:layer="layout" svg:width="1.103cm" svg:height="0.368cm" svg:x="3.718cm" svg:y="6.559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357" draw:text-style-name="P46" xml:id="id1475" draw:id="id1475" draw:layer="layout" svg:width="1.103cm" svg:height="0.367cm" svg:x="4.884cm" svg:y="7.043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80" draw:id="id1480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84" draw:id="id1484" draw:layer="layout" svg:width="1.103cm" svg:height="0.368cm" svg:x="3.718cm" svg:y="10.46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87" draw:id="id1487" draw:layer="layout" svg:width="1.103cm" svg:height="0.368cm" svg:x="4.884cm" svg:y="10.944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85" draw:id="id1485" draw:layer="layout" svg:width="1.103cm" svg:height="0.368cm" svg:x="4.884cm" svg:y="11.442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73" draw:id="id1473" draw:layer="layout" svg:width="1.103cm" svg:height="0.368cm" svg:x="3.718cm" svg:y="11.926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481" draw:id="id1481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74" draw:id="id1474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69" draw:id="id1469" draw:layer="layout" svg:width="1.103cm" svg:height="0.368cm" svg:x="2.552cm" svg:y="3.65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103cm" svg:y1="4.019cm" svg:x2="3.718cm" svg:y2="4.33cm" draw:start-shape="id1469" draw:start-glue-point="2" draw:end-shape="id1470" draw:end-glue-point="3" svg:d="M3103 4019v311h615" svg:viewBox="0 0 616 312">
          <text:p/>
        </draw:connector>
        <draw:connector draw:style-name="gr283" draw:text-style-name="P44" draw:layer="layout" svg:x1="3.103cm" svg:y1="4.997cm" svg:x2="3.718cm" svg:y2="6.743cm" draw:start-shape="id1471" draw:start-glue-point="2" draw:end-shape="id1472" draw:end-glue-point="3" svg:d="M3103 4997v1746h615" svg:viewBox="0 0 616 1747">
          <text:p/>
        </draw:connector>
        <draw:connector draw:style-name="gr283" draw:text-style-name="P44" draw:layer="layout" svg:x1="4.269cm" svg:y1="12.294cm" svg:x2="4.884cm" svg:y2="13.074cm" draw:start-shape="id1473" draw:start-glue-point="2" draw:end-shape="id1474" draw:end-glue-point="3" svg:d="M4269 12294v780h615" svg:viewBox="0 0 616 781">
          <text:p/>
        </draw:connector>
        <draw:connector draw:style-name="gr283" draw:text-style-name="P44" draw:layer="layout" svg:x1="4.269cm" svg:y1="6.927cm" svg:x2="4.884cm" svg:y2="7.226cm" draw:start-shape="id1472" draw:start-glue-point="2" draw:end-shape="id1475" draw:end-glue-point="3" svg:d="M4269 6927v299h615" svg:viewBox="0 0 616 300">
          <text:p/>
        </draw:connector>
        <draw:connector draw:style-name="gr283" draw:text-style-name="P44" draw:layer="layout" svg:x1="1.937cm" svg:y1="3.548cm" svg:x2="2.552cm" svg:y2="4.813cm" draw:start-shape="id1476" draw:start-glue-point="2" draw:end-shape="id1471" draw:end-glue-point="3" svg:d="M1937 3548v1265h615" svg:viewBox="0 0 616 1266">
          <text:p/>
        </draw:connector>
        <draw:connector draw:style-name="gr283" draw:text-style-name="P44" draw:layer="layout" svg:x1="4.269cm" svg:y1="5.479cm" svg:x2="4.884cm" svg:y2="5.779cm" draw:start-shape="id1477" draw:start-glue-point="2" draw:end-shape="id1478" draw:end-glue-point="3" svg:d="M4269 5479v300h615" svg:viewBox="0 0 616 301">
          <text:p/>
        </draw:connector>
        <draw:connector draw:style-name="gr283" draw:text-style-name="P44" draw:layer="layout" svg:x1="3.103cm" svg:y1="4.997cm" svg:x2="3.718cm" svg:y2="5.295cm" draw:start-shape="id1471" draw:start-glue-point="2" draw:end-shape="id1477" draw:end-glue-point="3" svg:d="M3103 4997v298h615" svg:viewBox="0 0 616 299">
          <text:p/>
        </draw:connector>
        <draw:connector draw:style-name="gr283" draw:text-style-name="P44" draw:layer="layout" svg:x1="4.269cm" svg:y1="5.479cm" svg:x2="4.884cm" svg:y2="6.261cm" draw:start-shape="id1477" draw:start-glue-point="2" draw:end-shape="id1479" draw:end-glue-point="3" svg:d="M4269 5479v782h615" svg:viewBox="0 0 616 783">
          <text:p/>
        </draw:connector>
        <draw:connector draw:style-name="gr283" draw:text-style-name="P44" draw:layer="layout" svg:x1="4.269cm" svg:y1="6.927cm" svg:x2="4.884cm" svg:y2="7.71cm" draw:start-shape="id1472" draw:start-glue-point="2" draw:end-shape="id1480" draw:end-glue-point="3" svg:d="M4269 6927v783h615" svg:viewBox="0 0 616 784">
          <text:p/>
        </draw:connector>
        <draw:connector draw:style-name="gr283" draw:text-style-name="P44" draw:layer="layout" svg:x1="4.269cm" svg:y1="12.294cm" svg:x2="4.884cm" svg:y2="12.592cm" draw:start-shape="id1473" draw:start-glue-point="2" draw:end-shape="id1481" draw:end-glue-point="3" svg:d="M4269 12294v298h615" svg:viewBox="0 0 616 299">
          <text:p/>
        </draw:connector>
        <draw:connector draw:style-name="gr283" draw:text-style-name="P44" draw:layer="layout" svg:x1="1.937cm" svg:y1="3.548cm" svg:x2="2.552cm" svg:y2="8.191cm" draw:start-shape="id1476" draw:start-glue-point="2" draw:end-shape="id1482" draw:end-glue-point="3" svg:d="M1937 3548v4643h615" svg:viewBox="0 0 616 4644">
          <text:p/>
        </draw:connector>
        <draw:connector draw:style-name="gr283" draw:text-style-name="P44" draw:layer="layout" svg:x1="3.103cm" svg:y1="10.346cm" svg:x2="3.718cm" svg:y2="12.11cm" draw:start-shape="id1483" draw:start-glue-point="2" draw:end-shape="id1473" draw:end-glue-point="3" svg:d="M3103 10346v1764h615" svg:viewBox="0 0 616 1765">
          <text:p/>
        </draw:connector>
        <draw:connector draw:style-name="gr283" draw:text-style-name="P44" draw:layer="layout" svg:x1="4.269cm" svg:y1="10.828cm" svg:x2="4.884cm" svg:y2="11.626cm" draw:start-shape="id1484" draw:start-glue-point="2" draw:end-shape="id1485" draw:end-glue-point="3" svg:d="M4269 10828v798h615" svg:viewBox="0 0 616 799">
          <text:p/>
        </draw:connector>
        <draw:connector draw:style-name="gr283" draw:text-style-name="P44" draw:layer="layout" svg:x1="1.937cm" svg:y1="3.548cm" svg:x2="2.552cm" svg:y2="9.167cm" draw:start-shape="id1476" draw:start-glue-point="2" draw:end-shape="id1486" draw:end-glue-point="3" svg:d="M1937 3548v5619h615" svg:viewBox="0 0 616 5620">
          <text:p/>
        </draw:connector>
        <draw:connector draw:style-name="gr283" draw:text-style-name="P44" draw:layer="layout" svg:x1="3.103cm" svg:y1="10.346cm" svg:x2="3.718cm" svg:y2="10.644cm" draw:start-shape="id1483" draw:start-glue-point="2" draw:end-shape="id1484" draw:end-glue-point="3" svg:d="M3103 10346v298h615" svg:viewBox="0 0 616 299">
          <text:p/>
        </draw:connector>
        <draw:connector draw:style-name="gr283" draw:text-style-name="P44" draw:layer="layout" svg:x1="4.269cm" svg:y1="10.828cm" svg:x2="4.884cm" svg:y2="11.128cm" draw:start-shape="id1484" draw:start-glue-point="2" draw:end-shape="id1487" draw:end-glue-point="3" svg:d="M4269 10828v300h615" svg:viewBox="0 0 616 301">
          <text:p/>
        </draw:connector>
        <draw:custom-shape draw:style-name="gr363" draw:text-style-name="P44" xml:id="id1476" draw:id="id1476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.937cm" svg:y1="3.548cm" svg:x2="2.552cm" svg:y2="3.835cm" draw:start-shape="id1476" draw:start-glue-point="2" draw:end-shape="id1469" draw:end-glue-point="3" svg:d="M1937 3548v287h615" svg:viewBox="0 0 616 288">
          <text:p/>
        </draw:connector>
        <draw:custom-shape draw:style-name="gr363" draw:text-style-name="P44" xml:id="id1488" draw:id="id1488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103cm" svg:y1="8.375cm" svg:x2="3.718cm" svg:y2="8.685cm" draw:start-shape="id1482" draw:start-glue-point="2" draw:end-shape="id1488" draw:end-glue-point="3" svg:d="M3103 8375v310h615" svg:viewBox="0 0 616 311">
          <text:p/>
        </draw:connector>
        <draw:custom-shape draw:style-name="gr282" draw:text-style-name="P46" xml:id="id1483" draw:id="id1483" draw:layer="layout" svg:width="1.103cm" svg:height="0.368cm" svg:x="2.552cm" svg:y="9.97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357" draw:text-style-name="P46" xml:id="id1489" draw:id="id1489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.937cm" svg:y1="3.548cm" svg:x2="2.552cm" svg:y2="10.162cm" draw:start-shape="id1476" draw:start-glue-point="2" draw:end-shape="id1483" draw:end-glue-point="3" svg:d="M1937 3548v6614h615" svg:viewBox="0 0 616 6615">
          <text:p/>
        </draw:connector>
        <draw:connector draw:style-name="gr283" draw:text-style-name="P44" draw:layer="layout" svg:x1="3.103cm" svg:y1="9.351cm" svg:x2="3.718cm" svg:y2="9.661cm" draw:start-shape="id1486" draw:start-glue-point="2" draw:end-shape="id1489" draw:end-glue-point="3" svg:d="M3103 9351v310h615" svg:viewBox="0 0 616 311">
          <text:p/>
        </draw:connector>
        <draw:custom-shape draw:style-name="gr364" draw:text-style-name="P163" draw:layer="layout" svg:width="4.442cm" svg:height="3.412cm" svg:x="2.386cm" svg:y="4.539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63" draw:layer="layout" svg:width="4.442cm" svg:height="3.411cm" svg:x="2.386cm" svg:y="9.9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44" xml:id="id1491" draw:id="id1491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92" draw:id="id1492" draw:layer="layout" svg:width="1.103cm" svg:height="0.368cm" svg:x="9.374cm" svg:y="4.63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367" draw:text-style-name="P46" xml:id="id1498" draw:id="id1498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46" xml:id="id1499" draw:id="id1499" draw:layer="layout" svg:width="1.102cm" svg:height="0.368cm" svg:x="11.707cm" svg:y="5.595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500" draw:id="id1500" draw:layer="layout" svg:width="1.102cm" svg:height="0.368cm" svg:x="11.707cm" svg:y="6.078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493" draw:id="id1493" draw:layer="layout" svg:width="1.102cm" svg:height="0.368cm" svg:x="10.541cm" svg:y="6.56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367" draw:text-style-name="P46" xml:id="id1496" draw:id="id1496" draw:layer="layout" svg:width="1.102cm" svg:height="0.367cm" svg:x="11.707cm" svg:y="7.044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67" draw:text-style-name="P46" xml:id="id1501" draw:id="id1501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03" draw:id="id1503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07" draw:id="id1507" draw:layer="layout" svg:width="1.103cm" svg:height="0.368cm" svg:x="9.374cm" svg:y="8.984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505" draw:id="id1505" draw:layer="layout" svg:width="1.102cm" svg:height="0.368cm" svg:x="10.541cm" svg:y="10.461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367" draw:text-style-name="P46" xml:id="id1508" draw:id="id1508" draw:layer="layout" svg:width="1.102cm" svg:height="0.367cm" svg:x="11.707cm" svg:y="10.945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367" draw:text-style-name="P46" xml:id="id1506" draw:id="id1506" draw:layer="layout" svg:width="1.102cm" svg:height="0.367cm" svg:x="11.707cm" svg:y="11.443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494" draw:id="id1494" draw:layer="layout" svg:width="1.102cm" svg:height="0.368cm" svg:x="10.541cm" svg:y="11.926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69" draw:text-style-name="P46" xml:id="id1502" draw:id="id1502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46" xml:id="id1495" draw:id="id1495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490" draw:id="id1490" draw:layer="layout" svg:width="1.103cm" svg:height="0.368cm" svg:x="9.374cm" svg:y="3.652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925cm" svg:y1="4.02cm" svg:x2="10.541cm" svg:y2="4.331cm" draw:start-shape="id1490" draw:start-glue-point="2" draw:end-shape="id1491" draw:end-glue-point="3" svg:d="M9925 4020v311h616" svg:viewBox="0 0 617 312">
          <text:p/>
        </draw:connector>
        <draw:connector draw:style-name="gr283" draw:text-style-name="P44" draw:layer="layout" svg:x1="9.925cm" svg:y1="4.998cm" svg:x2="10.541cm" svg:y2="6.744cm" draw:start-shape="id1492" draw:start-glue-point="2" draw:end-shape="id1493" draw:end-glue-point="3" svg:d="M9925 4998v1746h616" svg:viewBox="0 0 617 1747">
          <text:p/>
        </draw:connector>
        <draw:connector draw:style-name="gr283" draw:text-style-name="P44" draw:layer="layout" svg:x1="11.092cm" svg:y1="12.294cm" svg:x2="11.707cm" svg:y2="13.075cm" draw:start-shape="id1494" draw:start-glue-point="2" draw:end-shape="id1495" draw:end-glue-point="3" svg:d="M11092 12294v781h615" svg:viewBox="0 0 616 782">
          <text:p/>
        </draw:connector>
        <draw:connector draw:style-name="gr283" draw:text-style-name="P44" draw:layer="layout" svg:x1="11.092cm" svg:y1="6.928cm" svg:x2="11.707cm" svg:y2="7.227cm" draw:start-shape="id1493" draw:start-glue-point="2" draw:end-shape="id1496" draw:end-glue-point="3" svg:d="M11092 6928v299h615" svg:viewBox="0 0 616 300">
          <text:p/>
        </draw:connector>
        <draw:connector draw:style-name="gr283" draw:text-style-name="P44" draw:layer="layout" svg:x1="8.76cm" svg:y1="3.549cm" svg:x2="9.374cm" svg:y2="4.814cm" draw:start-shape="id1497" draw:start-glue-point="2" draw:end-shape="id1492" draw:end-glue-point="3" svg:d="M8760 3549v1265h614" svg:viewBox="0 0 615 1266">
          <text:p/>
        </draw:connector>
        <draw:connector draw:style-name="gr283" draw:text-style-name="P44" draw:layer="layout" svg:x1="11.092cm" svg:y1="5.479cm" svg:x2="11.707cm" svg:y2="5.779cm" draw:start-shape="id1498" draw:start-glue-point="2" draw:end-shape="id1499" draw:end-glue-point="3" svg:d="M11092 5479v300h615" svg:viewBox="0 0 616 301">
          <text:p/>
        </draw:connector>
        <draw:connector draw:style-name="gr283" draw:text-style-name="P44" draw:layer="layout" svg:x1="9.925cm" svg:y1="4.998cm" svg:x2="10.541cm" svg:y2="5.295cm" draw:start-shape="id1492" draw:start-glue-point="2" draw:end-shape="id1498" draw:end-glue-point="3" svg:d="M9925 4998v297h616" svg:viewBox="0 0 617 298">
          <text:p/>
        </draw:connector>
        <draw:connector draw:style-name="gr283" draw:text-style-name="P44" draw:layer="layout" svg:x1="11.092cm" svg:y1="5.479cm" svg:x2="11.707cm" svg:y2="6.262cm" draw:start-shape="id1498" draw:start-glue-point="2" draw:end-shape="id1500" draw:end-glue-point="3" svg:d="M11092 5479v783h615" svg:viewBox="0 0 616 784">
          <text:p/>
        </draw:connector>
        <draw:connector draw:style-name="gr283" draw:text-style-name="P44" draw:layer="layout" svg:x1="11.092cm" svg:y1="6.928cm" svg:x2="11.707cm" svg:y2="7.71cm" draw:start-shape="id1493" draw:start-glue-point="2" draw:end-shape="id1501" draw:end-glue-point="3" svg:d="M11092 6928v782h615" svg:viewBox="0 0 616 783">
          <text:p/>
        </draw:connector>
        <draw:connector draw:style-name="gr283" draw:text-style-name="P44" draw:layer="layout" svg:x1="11.092cm" svg:y1="12.294cm" svg:x2="11.707cm" svg:y2="12.592cm" draw:start-shape="id1494" draw:start-glue-point="2" draw:end-shape="id1502" draw:end-glue-point="3" svg:d="M11092 12294v298h615" svg:viewBox="0 0 616 299">
          <text:p/>
        </draw:connector>
        <draw:connector draw:style-name="gr283" draw:text-style-name="P44" draw:layer="layout" svg:x1="8.76cm" svg:y1="3.549cm" svg:x2="9.374cm" svg:y2="8.192cm" draw:start-shape="id1497" draw:start-glue-point="2" draw:end-shape="id1503" draw:end-glue-point="3" svg:d="M8760 3549v4643h614" svg:viewBox="0 0 615 4644">
          <text:p/>
        </draw:connector>
        <draw:connector draw:style-name="gr283" draw:text-style-name="P44" draw:layer="layout" svg:x1="9.925cm" svg:y1="10.347cm" svg:x2="10.541cm" svg:y2="12.11cm" draw:start-shape="id1504" draw:start-glue-point="2" draw:end-shape="id1494" draw:end-glue-point="3" svg:d="M9925 10347v1763h616" svg:viewBox="0 0 617 1764">
          <text:p/>
        </draw:connector>
        <draw:connector draw:style-name="gr283" draw:text-style-name="P44" draw:layer="layout" svg:x1="11.092cm" svg:y1="10.829cm" svg:x2="11.707cm" svg:y2="11.626cm" draw:start-shape="id1505" draw:start-glue-point="2" draw:end-shape="id1506" draw:end-glue-point="3" svg:d="M11092 10829v797h615" svg:viewBox="0 0 616 798">
          <text:p/>
        </draw:connector>
        <draw:connector draw:style-name="gr283" draw:text-style-name="P44" draw:layer="layout" svg:x1="8.76cm" svg:y1="3.549cm" svg:x2="9.374cm" svg:y2="9.168cm" draw:start-shape="id1497" draw:start-glue-point="2" draw:end-shape="id1507" draw:end-glue-point="3" svg:d="M8760 3549v5619h614" svg:viewBox="0 0 615 5620">
          <text:p/>
        </draw:connector>
        <draw:connector draw:style-name="gr283" draw:text-style-name="P44" draw:layer="layout" svg:x1="9.925cm" svg:y1="10.347cm" svg:x2="10.541cm" svg:y2="10.645cm" draw:start-shape="id1504" draw:start-glue-point="2" draw:end-shape="id1505" draw:end-glue-point="3" svg:d="M9925 10347v298h616" svg:viewBox="0 0 617 299">
          <text:p/>
        </draw:connector>
        <draw:connector draw:style-name="gr283" draw:text-style-name="P44" draw:layer="layout" svg:x1="11.092cm" svg:y1="10.829cm" svg:x2="11.707cm" svg:y2="11.128cm" draw:start-shape="id1505" draw:start-glue-point="2" draw:end-shape="id1508" draw:end-glue-point="3" svg:d="M11092 10829v299h615" svg:viewBox="0 0 616 300">
          <text:p/>
        </draw:connector>
        <draw:custom-shape draw:style-name="gr366" draw:text-style-name="P44" xml:id="id1497" draw:id="id1497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76cm" svg:y1="3.549cm" svg:x2="9.374cm" svg:y2="3.836cm" draw:start-shape="id1497" draw:start-glue-point="2" draw:end-shape="id1490" draw:end-glue-point="3" svg:d="M8760 3549v287h614" svg:viewBox="0 0 615 288">
          <text:p/>
        </draw:connector>
        <draw:custom-shape draw:style-name="gr366" draw:text-style-name="P44" xml:id="id1509" draw:id="id1509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9.925cm" svg:y1="8.376cm" svg:x2="10.541cm" svg:y2="8.686cm" draw:start-shape="id1503" draw:start-glue-point="2" draw:end-shape="id1509" draw:end-glue-point="3" svg:d="M9925 8376v310h616" svg:viewBox="0 0 617 311">
          <text:p/>
        </draw:connector>
        <draw:custom-shape draw:style-name="gr282" draw:text-style-name="P46" xml:id="id1504" draw:id="id1504" draw:layer="layout" svg:width="1.103cm" svg:height="0.368cm" svg:x="9.374cm" svg:y="9.97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510" draw:id="id1510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76cm" svg:y1="3.549cm" svg:x2="9.374cm" svg:y2="10.163cm" draw:start-shape="id1497" draw:start-glue-point="2" draw:end-shape="id1504" draw:end-glue-point="3" svg:d="M8760 3549v6614h614" svg:viewBox="0 0 615 6615">
          <text:p/>
        </draw:connector>
        <draw:connector draw:style-name="gr283" draw:text-style-name="P44" draw:layer="layout" svg:x1="9.925cm" svg:y1="9.352cm" svg:x2="10.541cm" svg:y2="9.662cm" draw:start-shape="id1507" draw:start-glue-point="2" draw:end-shape="id1510" draw:end-glue-point="3" svg:d="M9925 9352v310h616" svg:viewBox="0 0 617 311">
          <text:p/>
        </draw:connector>
        <draw:custom-shape draw:style-name="gr370" draw:text-style-name="P163" draw:layer="layout" svg:width="4.443cm" svg:height="3.412cm" svg:x="9.208cm" svg:y="9.9cm">
          <text:p text:style-name="P46"><text:span text:style-name="T5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53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2" draw:text-style-name="P153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3" draw:text-style-name="P44" xml:id="id1512" draw:id="id1512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46" xml:id="id1513" draw:id="id1513" draw:layer="layout" svg:width="1.102cm" svg:height="0.368cm" svg:x="16.133cm" svg:y="4.63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357" draw:text-style-name="P46" xml:id="id1519" draw:id="id1519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520" draw:id="id1520" draw:layer="layout" svg:width="1.103cm" svg:height="0.367cm" svg:x="18.465cm" svg:y="5.596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21" draw:id="id1521" draw:layer="layout" svg:width="1.103cm" svg:height="0.368cm" svg:x="18.465cm" svg:y="6.079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14" draw:id="id1514" draw:layer="layout" svg:width="1.103cm" svg:height="0.368cm" svg:x="17.299cm" svg:y="6.561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17" draw:id="id1517" draw:layer="layout" svg:width="1.103cm" svg:height="0.368cm" svg:x="18.465cm" svg:y="7.044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22" draw:id="id1522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46" xml:id="id1524" draw:id="id1524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46" xml:id="id1528" draw:id="id1528" draw:layer="layout" svg:width="1.102cm" svg:height="0.368cm" svg:x="16.133cm" svg:y="8.985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368" draw:text-style-name="P46" xml:id="id1511" draw:id="id1511" draw:layer="layout" svg:width="1.102cm" svg:height="0.368cm" svg:x="16.133cm" svg:y="3.653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84cm" svg:y1="4.021cm" svg:x2="17.299cm" svg:y2="4.331cm" draw:start-shape="id1511" draw:start-glue-point="2" draw:end-shape="id1512" draw:end-glue-point="3" svg:d="M16684 4021v310h615" svg:viewBox="0 0 616 311">
          <text:p/>
        </draw:connector>
        <draw:connector draw:style-name="gr283" draw:text-style-name="P44" draw:layer="layout" svg:x1="16.684cm" svg:y1="4.999cm" svg:x2="17.299cm" svg:y2="6.745cm" draw:start-shape="id1513" draw:start-glue-point="2" draw:end-shape="id1514" draw:end-glue-point="3" svg:d="M16684 4999v1746h615" svg:viewBox="0 0 616 1747">
          <text:p/>
        </draw:connector>
        <draw:connector draw:style-name="gr283" draw:text-style-name="P44" draw:layer="layout" svg:x1="17.85cm" svg:y1="12.294cm" svg:x2="18.465cm" svg:y2="13.076cm" draw:start-shape="id1515" draw:start-glue-point="2" draw:end-shape="id1516" draw:end-glue-point="3" svg:d="M17850 12294v782h615" svg:viewBox="0 0 616 783">
          <text:p/>
        </draw:connector>
        <draw:connector draw:style-name="gr283" draw:text-style-name="P44" draw:layer="layout" svg:x1="17.85cm" svg:y1="6.929cm" svg:x2="18.465cm" svg:y2="7.228cm" draw:start-shape="id1514" draw:start-glue-point="2" draw:end-shape="id1517" draw:end-glue-point="3" svg:d="M17850 6929v299h615" svg:viewBox="0 0 616 300">
          <text:p/>
        </draw:connector>
        <draw:connector draw:style-name="gr283" draw:text-style-name="P44" draw:layer="layout" svg:x1="15.518cm" svg:y1="3.549cm" svg:x2="16.133cm" svg:y2="4.815cm" draw:start-shape="id1518" draw:start-glue-point="2" draw:end-shape="id1513" draw:end-glue-point="3" svg:d="M15518 3549v1266h615" svg:viewBox="0 0 616 1267">
          <text:p/>
        </draw:connector>
        <draw:connector draw:style-name="gr283" draw:text-style-name="P44" draw:layer="layout" svg:x1="17.85cm" svg:y1="5.48cm" svg:x2="18.465cm" svg:y2="5.779cm" draw:start-shape="id1519" draw:start-glue-point="2" draw:end-shape="id1520" draw:end-glue-point="3" svg:d="M17850 5480v299h615" svg:viewBox="0 0 616 300">
          <text:p/>
        </draw:connector>
        <draw:connector draw:style-name="gr283" draw:text-style-name="P44" draw:layer="layout" svg:x1="16.684cm" svg:y1="4.999cm" svg:x2="17.299cm" svg:y2="5.296cm" draw:start-shape="id1513" draw:start-glue-point="2" draw:end-shape="id1519" draw:end-glue-point="3" svg:d="M16684 4999v297h615" svg:viewBox="0 0 616 298">
          <text:p/>
        </draw:connector>
        <draw:connector draw:style-name="gr283" draw:text-style-name="P44" draw:layer="layout" svg:x1="17.85cm" svg:y1="5.48cm" svg:x2="18.465cm" svg:y2="6.263cm" draw:start-shape="id1519" draw:start-glue-point="2" draw:end-shape="id1521" draw:end-glue-point="3" svg:d="M17850 5480v783h615" svg:viewBox="0 0 616 784">
          <text:p/>
        </draw:connector>
        <draw:connector draw:style-name="gr283" draw:text-style-name="P44" draw:layer="layout" svg:x1="17.85cm" svg:y1="6.929cm" svg:x2="18.465cm" svg:y2="7.711cm" draw:start-shape="id1514" draw:start-glue-point="2" draw:end-shape="id1522" draw:end-glue-point="3" svg:d="M17850 6929v782h615" svg:viewBox="0 0 616 783">
          <text:p/>
        </draw:connector>
        <draw:connector draw:style-name="gr283" draw:text-style-name="P44" draw:layer="layout" svg:x1="17.85cm" svg:y1="12.294cm" svg:x2="18.465cm" svg:y2="12.593cm" draw:start-shape="id1515" draw:start-glue-point="2" draw:end-shape="id1523" draw:end-glue-point="3" svg:d="M17850 12294v299h615" svg:viewBox="0 0 616 300">
          <text:p/>
        </draw:connector>
        <draw:connector draw:style-name="gr283" draw:text-style-name="P44" draw:layer="layout" svg:x1="15.518cm" svg:y1="3.549cm" svg:x2="16.133cm" svg:y2="8.193cm" draw:start-shape="id1518" draw:start-glue-point="2" draw:end-shape="id1524" draw:end-glue-point="3" svg:d="M15518 3549v4644h615" svg:viewBox="0 0 616 4645">
          <text:p/>
        </draw:connector>
        <draw:connector draw:style-name="gr283" draw:text-style-name="P44" draw:layer="layout" svg:x1="16.684cm" svg:y1="10.348cm" svg:x2="17.299cm" svg:y2="12.11cm" draw:start-shape="id1525" draw:start-glue-point="2" draw:end-shape="id1515" draw:end-glue-point="3" svg:d="M16684 10348v1762h615" svg:viewBox="0 0 616 1763">
          <text:p/>
        </draw:connector>
        <draw:connector draw:style-name="gr283" draw:text-style-name="P44" draw:layer="layout" svg:x1="17.85cm" svg:y1="10.83cm" svg:x2="18.465cm" svg:y2="11.627cm" draw:start-shape="id1526" draw:start-glue-point="2" draw:end-shape="id1527" draw:end-glue-point="3" svg:d="M17850 10830v797h615" svg:viewBox="0 0 616 798">
          <text:p/>
        </draw:connector>
        <draw:connector draw:style-name="gr283" draw:text-style-name="P44" draw:layer="layout" svg:x1="15.518cm" svg:y1="3.549cm" svg:x2="16.133cm" svg:y2="9.169cm" draw:start-shape="id1518" draw:start-glue-point="2" draw:end-shape="id1528" draw:end-glue-point="3" svg:d="M15518 3549v5620h615" svg:viewBox="0 0 616 5621">
          <text:p/>
        </draw:connector>
        <draw:connector draw:style-name="gr283" draw:text-style-name="P44" draw:layer="layout" svg:x1="16.684cm" svg:y1="10.348cm" svg:x2="17.299cm" svg:y2="10.646cm" draw:start-shape="id1525" draw:start-glue-point="2" draw:end-shape="id1526" draw:end-glue-point="3" svg:d="M16684 10348v298h615" svg:viewBox="0 0 616 299">
          <text:p/>
        </draw:connector>
        <draw:connector draw:style-name="gr283" draw:text-style-name="P44" draw:layer="layout" svg:x1="17.85cm" svg:y1="10.83cm" svg:x2="18.465cm" svg:y2="11.129cm" draw:start-shape="id1526" draw:start-glue-point="2" draw:end-shape="id1529" draw:end-glue-point="3" svg:d="M17850 10830v299h615" svg:viewBox="0 0 616 300">
          <text:p/>
        </draw:connector>
        <draw:custom-shape draw:style-name="gr373" draw:text-style-name="P44" xml:id="id1518" draw:id="id1518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518cm" svg:y1="3.549cm" svg:x2="16.133cm" svg:y2="3.837cm" draw:start-shape="id1518" draw:start-glue-point="2" draw:end-shape="id1511" draw:end-glue-point="3" svg:d="M15518 3549v288h615" svg:viewBox="0 0 616 289">
          <text:p/>
        </draw:connector>
        <draw:custom-shape draw:style-name="gr363" draw:text-style-name="P44" xml:id="id1530" draw:id="id1530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684cm" svg:y1="8.377cm" svg:x2="17.299cm" svg:y2="8.687cm" draw:start-shape="id1524" draw:start-glue-point="2" draw:end-shape="id1530" draw:end-glue-point="3" svg:d="M16684 8377v310h615" svg:viewBox="0 0 616 311">
          <text:p/>
        </draw:connector>
        <draw:custom-shape draw:style-name="gr368" draw:text-style-name="P46" xml:id="id1525" draw:id="id1525" draw:layer="layout" svg:width="1.102cm" svg:height="0.368cm" svg:x="16.133cm" svg:y="9.9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31" draw:id="id1531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5.518cm" svg:y1="3.549cm" svg:x2="16.133cm" svg:y2="10.164cm" draw:start-shape="id1518" draw:start-glue-point="2" draw:end-shape="id1525" draw:end-glue-point="3" svg:d="M15518 3549v6615h615" svg:viewBox="0 0 616 6616">
          <text:p/>
        </draw:connector>
        <draw:connector draw:style-name="gr283" draw:text-style-name="P44" draw:layer="layout" svg:x1="16.684cm" svg:y1="9.353cm" svg:x2="17.299cm" svg:y2="9.663cm" draw:start-shape="id1528" draw:start-glue-point="2" draw:end-shape="id1531" draw:end-glue-point="3" svg:d="M16684 9353v310h615" svg:viewBox="0 0 616 311">
          <text:p/>
        </draw:connector>
        <draw:custom-shape draw:style-name="gr371" draw:text-style-name="P153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3" draw:text-style-name="P44" xml:id="id1533" draw:id="id1533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34" draw:id="id1534" draw:layer="layout" svg:width="1.103cm" svg:height="0.368cm" svg:x="22.509cm" svg:y="4.63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40" draw:id="id1540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541" draw:id="id1541" draw:layer="layout" svg:width="1.103cm" svg:height="0.367cm" svg:x="24.841cm" svg:y="5.597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42" draw:id="id1542" draw:layer="layout" svg:width="1.103cm" svg:height="0.368cm" svg:x="24.841cm" svg:y="6.08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35" draw:id="id1535" draw:layer="layout" svg:width="1.103cm" svg:height="0.368cm" svg:x="23.675cm" svg:y="6.562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38" draw:id="id1538" draw:layer="layout" svg:width="1.103cm" svg:height="0.368cm" svg:x="24.841cm" svg:y="7.044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43" draw:id="id1543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45" draw:id="id1545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49" draw:id="id1549" draw:layer="layout" svg:width="1.103cm" svg:height="0.368cm" svg:x="22.509cm" svg:y="8.986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47" draw:id="id1547" draw:layer="layout" svg:width="1.103cm" svg:height="0.368cm" svg:x="23.675cm" svg:y="10.463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50" draw:id="id1550" draw:layer="layout" svg:width="1.103cm" svg:height="0.368cm" svg:x="24.841cm" svg:y="10.945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48" draw:id="id1548" draw:layer="layout" svg:width="1.103cm" svg:height="0.368cm" svg:x="24.841cm" svg:y="11.444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36" draw:id="id1536" draw:layer="layout" svg:width="1.103cm" svg:height="0.368cm" svg:x="23.675cm" svg:y="11.927cm">
          <text:p text:style-name="P46"><text:span text:style-name="T5">.f</text:span></text:p>
          <draw:enhanced-geometry svg:viewBox="0 0 21600 21600" draw:type="rectangle" draw:enhanced-path="M 0 0 L 21600 0 21600 21600 0 21600 0 0 Z N"/>
        </draw:custom-shape>
        <draw:custom-shape draw:style-name="gr356" draw:text-style-name="P46" xml:id="id1544" draw:id="id1544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37" draw:id="id1537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32" draw:id="id1532" draw:layer="layout" svg:width="1.103cm" svg:height="0.368cm" svg:x="22.509cm" svg:y="3.654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3.06cm" svg:y1="4.022cm" svg:x2="23.675cm" svg:y2="4.332cm" draw:start-shape="id1532" draw:start-glue-point="2" draw:end-shape="id1533" draw:end-glue-point="3" svg:d="M23060 4022v310h615" svg:viewBox="0 0 616 311">
          <text:p/>
        </draw:connector>
        <draw:connector draw:style-name="gr283" draw:text-style-name="P44" draw:layer="layout" svg:x1="23.06cm" svg:y1="4.999cm" svg:x2="23.675cm" svg:y2="6.746cm" draw:start-shape="id1534" draw:start-glue-point="2" draw:end-shape="id1535" draw:end-glue-point="3" svg:d="M23060 4999v1747h615" svg:viewBox="0 0 616 1748">
          <text:p/>
        </draw:connector>
        <draw:connector draw:style-name="gr283" draw:text-style-name="P44" draw:layer="layout" svg:x1="24.226cm" svg:y1="12.295cm" svg:x2="24.841cm" svg:y2="13.077cm" draw:start-shape="id1536" draw:start-glue-point="2" draw:end-shape="id1537" draw:end-glue-point="3" svg:d="M24226 12295v782h615" svg:viewBox="0 0 616 783">
          <text:p/>
        </draw:connector>
        <draw:connector draw:style-name="gr283" draw:text-style-name="P44" draw:layer="layout" svg:x1="24.226cm" svg:y1="6.93cm" svg:x2="24.841cm" svg:y2="7.228cm" draw:start-shape="id1535" draw:start-glue-point="2" draw:end-shape="id1538" draw:end-glue-point="3" svg:d="M24226 6930v298h615" svg:viewBox="0 0 616 299">
          <text:p/>
        </draw:connector>
        <draw:connector draw:style-name="gr283" draw:text-style-name="P44" draw:layer="layout" svg:x1="21.894cm" svg:y1="3.55cm" svg:x2="22.509cm" svg:y2="4.815cm" draw:start-shape="id1539" draw:start-glue-point="2" draw:end-shape="id1534" draw:end-glue-point="3" svg:d="M21894 3550v1265h615" svg:viewBox="0 0 616 1266">
          <text:p/>
        </draw:connector>
        <draw:connector draw:style-name="gr283" draw:text-style-name="P44" draw:layer="layout" svg:x1="24.226cm" svg:y1="5.481cm" svg:x2="24.841cm" svg:y2="5.78cm" draw:start-shape="id1540" draw:start-glue-point="2" draw:end-shape="id1541" draw:end-glue-point="3" svg:d="M24226 5481v299h615" svg:viewBox="0 0 616 300">
          <text:p/>
        </draw:connector>
        <draw:connector draw:style-name="gr283" draw:text-style-name="P44" draw:layer="layout" svg:x1="23.06cm" svg:y1="4.999cm" svg:x2="23.675cm" svg:y2="5.297cm" draw:start-shape="id1534" draw:start-glue-point="2" draw:end-shape="id1540" draw:end-glue-point="3" svg:d="M23060 4999v298h615" svg:viewBox="0 0 616 299">
          <text:p/>
        </draw:connector>
        <draw:connector draw:style-name="gr283" draw:text-style-name="P44" draw:layer="layout" svg:x1="24.226cm" svg:y1="5.481cm" svg:x2="24.841cm" svg:y2="6.264cm" draw:start-shape="id1540" draw:start-glue-point="2" draw:end-shape="id1542" draw:end-glue-point="3" svg:d="M24226 5481v783h615" svg:viewBox="0 0 616 784">
          <text:p/>
        </draw:connector>
        <draw:connector draw:style-name="gr283" draw:text-style-name="P44" draw:layer="layout" svg:x1="24.226cm" svg:y1="6.93cm" svg:x2="24.841cm" svg:y2="7.712cm" draw:start-shape="id1535" draw:start-glue-point="2" draw:end-shape="id1543" draw:end-glue-point="3" svg:d="M24226 6930v782h615" svg:viewBox="0 0 616 783">
          <text:p/>
        </draw:connector>
        <draw:connector draw:style-name="gr283" draw:text-style-name="P44" draw:layer="layout" svg:x1="24.226cm" svg:y1="12.295cm" svg:x2="24.841cm" svg:y2="12.594cm" draw:start-shape="id1536" draw:start-glue-point="2" draw:end-shape="id1544" draw:end-glue-point="3" svg:d="M24226 12295v299h615" svg:viewBox="0 0 616 300">
          <text:p/>
        </draw:connector>
        <draw:connector draw:style-name="gr283" draw:text-style-name="P44" draw:layer="layout" svg:x1="21.894cm" svg:y1="3.55cm" svg:x2="22.509cm" svg:y2="8.194cm" draw:start-shape="id1539" draw:start-glue-point="2" draw:end-shape="id1545" draw:end-glue-point="3" svg:d="M21894 3550v4644h615" svg:viewBox="0 0 616 4645">
          <text:p/>
        </draw:connector>
        <draw:connector draw:style-name="gr283" draw:text-style-name="P44" draw:layer="layout" svg:x1="23.06cm" svg:y1="10.349cm" svg:x2="23.675cm" svg:y2="12.111cm" draw:start-shape="id1546" draw:start-glue-point="2" draw:end-shape="id1536" draw:end-glue-point="3" svg:d="M23060 10349v1762h615" svg:viewBox="0 0 616 1763">
          <text:p/>
        </draw:connector>
        <draw:connector draw:style-name="gr283" draw:text-style-name="P44" draw:layer="layout" svg:x1="24.226cm" svg:y1="10.831cm" svg:x2="24.841cm" svg:y2="11.628cm" draw:start-shape="id1547" draw:start-glue-point="2" draw:end-shape="id1548" draw:end-glue-point="3" svg:d="M24226 10831v797h615" svg:viewBox="0 0 616 798">
          <text:p/>
        </draw:connector>
        <draw:connector draw:style-name="gr283" draw:text-style-name="P44" draw:layer="layout" svg:x1="21.894cm" svg:y1="3.55cm" svg:x2="22.509cm" svg:y2="9.17cm" draw:start-shape="id1539" draw:start-glue-point="2" draw:end-shape="id1549" draw:end-glue-point="3" svg:d="M21894 3550v5620h615" svg:viewBox="0 0 616 5621">
          <text:p/>
        </draw:connector>
        <draw:connector draw:style-name="gr283" draw:text-style-name="P44" draw:layer="layout" svg:x1="23.06cm" svg:y1="10.349cm" svg:x2="23.675cm" svg:y2="10.647cm" draw:start-shape="id1546" draw:start-glue-point="2" draw:end-shape="id1547" draw:end-glue-point="3" svg:d="M23060 10349v298h615" svg:viewBox="0 0 616 299">
          <text:p/>
        </draw:connector>
        <draw:connector draw:style-name="gr283" draw:text-style-name="P44" draw:layer="layout" svg:x1="24.226cm" svg:y1="10.831cm" svg:x2="24.841cm" svg:y2="11.129cm" draw:start-shape="id1547" draw:start-glue-point="2" draw:end-shape="id1550" draw:end-glue-point="3" svg:d="M24226 10831v298h615" svg:viewBox="0 0 616 299">
          <text:p/>
        </draw:connector>
        <draw:custom-shape draw:style-name="gr374" draw:text-style-name="P44" xml:id="id1539" draw:id="id1539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894cm" svg:y1="3.55cm" svg:x2="22.509cm" svg:y2="3.838cm" draw:start-shape="id1539" draw:start-glue-point="2" draw:end-shape="id1532" draw:end-glue-point="3" svg:d="M21894 3550v288h615" svg:viewBox="0 0 616 289">
          <text:p/>
        </draw:connector>
        <draw:custom-shape draw:style-name="gr363" draw:text-style-name="P44" xml:id="id1551" draw:id="id1551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3.06cm" svg:y1="8.378cm" svg:x2="23.675cm" svg:y2="8.688cm" draw:start-shape="id1545" draw:start-glue-point="2" draw:end-shape="id1551" draw:end-glue-point="3" svg:d="M23060 8378v310h615" svg:viewBox="0 0 616 311">
          <text:p/>
        </draw:connector>
        <draw:custom-shape draw:style-name="gr282" draw:text-style-name="P46" xml:id="id1546" draw:id="id1546" draw:layer="layout" svg:width="1.103cm" svg:height="0.368cm" svg:x="22.509cm" svg:y="9.981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52" draw:id="id1552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1.894cm" svg:y1="3.55cm" svg:x2="22.509cm" svg:y2="10.165cm" draw:start-shape="id1539" draw:start-glue-point="2" draw:end-shape="id1546" draw:end-glue-point="3" svg:d="M21894 3550v6615h615" svg:viewBox="0 0 616 6616">
          <text:p/>
        </draw:connector>
        <draw:connector draw:style-name="gr283" draw:text-style-name="P44" draw:layer="layout" svg:x1="23.06cm" svg:y1="9.354cm" svg:x2="23.675cm" svg:y2="9.663cm" draw:start-shape="id1549" draw:start-glue-point="2" draw:end-shape="id1552" draw:end-glue-point="3" svg:d="M23060 9354v309h615" svg:viewBox="0 0 616 310">
          <text:p/>
        </draw:connector>
        <draw:custom-shape draw:style-name="gr371" draw:text-style-name="P153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1" draw:text-style-name="P67" draw:layer="layout" svg:width="27.991cm" svg:height="3.095cm" svg:x="0cm" svg:y="0.254cm">
          <draw:text-box>
            <text:p text:style-name="P14"><text:span text:style-name="T2">Downward </text:span><text:span text:style-name="T2">Invalidation</text:span><text:line-break/><text:line-break/>.a ~ .b + .c &gt; .d .e + .f</text:p>
          </draw:text-box>
        </draw:frame>
        <draw:custom-shape draw:style-name="gr375" draw:text-style-name="P164" draw:layer="layout" svg:width="3.06cm" svg:height="0.806cm" svg:x="3.604cm" svg:y="14.377cm">
          <text:p text:style-name="P156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165" draw:layer="layout" svg:width="1.565cm" svg:height="0.806cm" svg:x="9.308cm" svg:y="14.421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64" draw:layer="layout" svg:width="3.06cm" svg:height="0.806cm" svg:x="10.353cm" svg:y="14.421cm">
          <text:p text:style-name="P156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66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66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5" draw:text-style-name="P164" draw:layer="layout" svg:width="3.06cm" svg:height="0.806cm" svg:x="17.085cm" svg:y="14.425cm">
          <text:p text:style-name="P156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66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6" draw:text-style-name="P165" draw:layer="layout" svg:width="1.565cm" svg:height="0.806cm" svg:x="25.053cm" svg:y="14.426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66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8" draw:text-style-name="P165" draw:layer="layout" svg:width="2.54cm" svg:height="0.806cm" svg:x="1.585cm" svg:y="14.378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49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49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34" draw:text-style-name="P151" draw:layer="layout" svg:width="6.474cm" svg:height="8.882cm" svg:x="5.386cm" svg:y="6.28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61" draw:layer="layout" svg:width="1.967cm" svg:height="8.374cm" svg:x="5.825cm" svg:y="6.54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63" draw:layer="layout" svg:width="5.681cm" svg:height="1.524cm" svg:x="5.925cm" svg:y="6.73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63" draw:layer="layout" svg:width="5.681cm" svg:height="1.524cm" svg:x="5.925cm" svg:y="9.13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63" draw:layer="layout" svg:width="5.681cm" svg:height="1.524cm" svg:x="5.925cm" svg:y="13.08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xml:id="id1554" draw:id="id1554" draw:layer="layout" svg:width="0.935cm" svg:height="0.907cm" svg:x="6.329cm" svg:y="7.02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2" draw:text-style-name="P44" xml:id="id1553" draw:id="id1553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83" draw:text-style-name="P14" xml:id="id1555" draw:id="id1555" draw:layer="layout" svg:x1="5.68cm" svg:y1="5.671cm" svg:x2="6.329cm" svg:y2="7.479cm" draw:start-shape="id1553" draw:start-glue-point="2" draw:end-shape="id1554" draw:end-glue-point="3" svg:d="M5680 5671v1808h649" svg:viewBox="0 0 650 1809">
          <text:p/>
        </draw:connector>
        <draw:custom-shape draw:style-name="gr335" draw:text-style-name="P152" xml:id="id1556" draw:id="id1556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83" draw:text-style-name="P14" draw:layer="layout" svg:x1="5.68cm" svg:y1="7.479cm" svg:x2="6.329cm" svg:y2="13.879cm" draw:start-shape="id1555" draw:start-glue-point="0" draw:end-shape="id1556" draw:end-glue-point="3" svg:d="M5680 7479v6400h649" svg:viewBox="0 0 650 6401">
          <text:p/>
        </draw:connector>
        <draw:custom-shape draw:style-name="gr334" draw:text-style-name="P151" draw:layer="layout" svg:width="6.474cm" svg:height="8.882cm" svg:x="16.088cm" svg:y="6.28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52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22" draw:text-style-name="P67" draw:layer="layout" svg:width="27.991cm" svg:height="2.77cm" svg:x="0cm" svg:y="0.254cm">
          <draw:text-box>
            <text:p text:style-name="P14"><text:span text:style-name="T2">Downward </text:span><text:span text:style-name="T2">Invalidation</text:span></text:p>
            <text:p text:style-name="P14"/>
            <text:p text:style-name="P14">.a [&lt;combinator&gt; &lt;simple-selector&gt;]* &lt;combinator&gt; .b</text:p>
          </draw:text-box>
        </draw:frame>
        <draw:custom-shape draw:style-name="gr338" draw:text-style-name="P46" draw:layer="layout" svg:width="0.935cm" svg:height="0.907cm" svg:x="16.991cm" svg:y="7.02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31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9.246cm" svg:y="7.0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8.946cm" svg:y="9.4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6.346cm" svg:y="9.4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6.346cm" svg:y="11.3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8.946cm" svg:y="13.3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9.868cm" svg:y="7.0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9.568cm" svg:y="9.4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6.968cm" svg:y="9.4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6.968cm" svg:y="11.3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19.568cm" svg:y="13.348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0" draw:text-style-name="P149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4" draw:text-style-name="P167" draw:layer="layout" svg:width="2.723cm" svg:height="1.27cm" svg:x="21.926cm" svg:y="13.91cm">
          <text:p text:style-name="P156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85" draw:text-style-name="P160" draw:layer="layout" svg:width="5.523cm" svg:height="0.806cm" svg:x="21.926cm" svg:y="14.149cm">
          <draw:text-box>
            <text:p text:style-name="P159"><text:span text:style-name="T24">.a:has(~ .b + .c .d </text:span><text:span text:style-name="T24">~ .e)</text:span></text:p>
          </draw:text-box>
        </draw:frame>
        <draw:custom-shape draw:style-name="gr386" draw:text-style-name="P167" draw:layer="layout" svg:width="3.762cm" svg:height="1.27cm" svg:x="15.726cm" svg:y="13.91cm">
          <text:p text:style-name="P156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87" draw:text-style-name="P160" draw:layer="layout" svg:width="5.523cm" svg:height="0.806cm" svg:x="15.726cm" svg:y="14.149cm">
          <draw:text-box>
            <text:p text:style-name="P159"><text:span text:style-name="T24">.a:has(~ .b + .c .d </text:span><text:span text:style-name="T24">~ .e)</text:span></text:p>
          </draw:text-box>
        </draw:frame>
        <draw:custom-shape draw:style-name="gr388" draw:text-style-name="P167" draw:layer="layout" svg:width="4.211cm" svg:height="1.27cm" svg:x="9.425cm" svg:y="13.91cm">
          <text:p text:style-name="P156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89" draw:text-style-name="P160" draw:layer="layout" svg:width="5.523cm" svg:height="0.806cm" svg:x="9.425cm" svg:y="14.149cm">
          <draw:text-box>
            <text:p text:style-name="P159"><text:span text:style-name="T24">.a:has(~ .b + .c .d </text:span><text:span text:style-name="T24">~ .e)</text:span></text:p>
          </draw:text-box>
        </draw:frame>
        <draw:custom-shape draw:style-name="gr390" draw:text-style-name="P167" draw:layer="layout" svg:width="5.588cm" svg:height="1.27cm" svg:x="2.424cm" svg:y="13.91cm">
          <text:p text:style-name="P156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91" draw:text-style-name="P160" draw:layer="layout" svg:width="5.523cm" svg:height="0.806cm" svg:x="2.424cm" svg:y="14.149cm">
          <draw:text-box>
            <text:p text:style-name="P159"><text:span text:style-name="T24">.a:has(~ .b + .c .d </text:span><text:span text:style-name="T24">~ .e)</text:span></text:p>
          </draw:text-box>
        </draw:frame>
        <draw:custom-shape draw:style-name="gr392" draw:text-style-name="P167" draw:layer="layout" svg:width="2.191cm" svg:height="2.031cm" svg:x="22.707cm" svg:y="6.75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67" draw:layer="layout" svg:width="2.191cm" svg:height="2.947cm" svg:x="16.506cm" svg:y="6.75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94" draw:id="id1594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94" draw:text-style-name="P167" draw:layer="layout" svg:width="2.191cm" svg:height="0.995cm" svg:x="12.581cm" svg:y="11.22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91" draw:id="id1591" draw:layer="layout" svg:width="1.103cm" svg:height="0.368cm" svg:x="13.5cm" svg:y="12.22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86" draw:id="id1586" draw:layer="layout" svg:width="1.103cm" svg:height="0.368cm" svg:x="9.96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85" draw:id="id1585" draw:layer="layout" svg:width="1.103cm" svg:height="0.368cm" svg:x="9.956cm" svg:y="5.88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97" draw:id="id1597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draw:layer="layout" svg:width="1.103cm" svg:height="0.368cm" svg:x="9.96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98" draw:id="id1598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99" draw:id="id1599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95" draw:text-style-name="P164" draw:layer="layout" svg:width="2.098cm" svg:height="0.508cm" svg:x="12.591cm" svg:y="11.678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95" draw:id="id1595" draw:layer="layout" svg:width="1.103cm" svg:height="0.368cm" svg:x="13.504cm" svg:y="11.738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396" draw:text-style-name="P167" draw:layer="layout" svg:width="1.442cm" svg:height="0.633cm" svg:x="7.434cm" svg:y="2.818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67" draw:layer="layout" svg:width="2.191cm" svg:height="1.42cm" svg:x="7.86cm" svg:y="3.452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67" draw:layer="layout" svg:width="2.191cm" svg:height="1.882cm" svg:x="9.038cm" svg:y="4.87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67" draw:layer="layout" svg:width="2.191cm" svg:height="2.947cm" svg:x="10.206cm" svg:y="6.75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67" draw:layer="layout" svg:width="2.191cm" svg:height="1.521cm" svg:x="11.314cm" svg:y="9.70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72" draw:id="id1572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76" draw:id="id1576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77" draw:id="id1577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73" draw:id="id1573" draw:layer="layout" svg:width="1.103cm" svg:height="0.368cm" svg:x="6.703cm" svg:y="11.738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64" draw:id="id1564" draw:layer="layout" svg:width="1.103cm" svg:height="0.368cm" svg:x="3.159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63" draw:id="id1563" draw:layer="layout" svg:width="1.103cm" svg:height="0.368cm" svg:x="3.155cm" svg:y="5.88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75" draw:id="id1575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draw:layer="layout" svg:width="1.103cm" svg:height="0.368cm" svg:x="3.159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98" draw:text-style-name="P167" draw:layer="layout" svg:width="2.191cm" svg:height="1.882cm" svg:x="2.194cm" svg:y="4.87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67" draw:layer="layout" svg:width="1.442cm" svg:height="0.633cm" svg:x="0.59cm" svg:y="2.818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67" draw:layer="layout" svg:width="2.191cm" svg:height="1.42cm" svg:x="1.016cm" svg:y="3.452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67" draw:layer="layout" svg:width="2.191cm" svg:height="2.947cm" svg:x="3.362cm" svg:y="6.75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67" draw:layer="layout" svg:width="2.191cm" svg:height="1.521cm" svg:x="4.47cm" svg:y="9.70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67" draw:layer="layout" svg:width="2.191cm" svg:height="1.521cm" svg:x="5.737cm" svg:y="11.22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64" draw:layer="layout" svg:width="2.098cm" svg:height="0.508cm" svg:x="5.79cm" svg:y="12.176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4" xml:id="id1558" draw:id="id1558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62" draw:id="id1562" draw:layer="layout" svg:width="1.103cm" svg:height="0.368cm" svg:x="1.993cm" svg:y="4.42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59" draw:id="id1559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60" draw:id="id1560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561" draw:id="id1561" draw:layer="layout" svg:width="1.103cm" svg:height="0.367cm" svg:x="4.34cm" svg:y="7.328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65" draw:id="id1565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66" draw:id="id1566" draw:layer="layout" svg:width="1.103cm" svg:height="0.368cm" svg:x="4.333cm" svg:y="8.292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67" draw:id="id1567" draw:layer="layout" svg:width="1.103cm" svg:height="0.368cm" svg:x="4.333cm" svg:y="9.26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69" draw:id="id1569" draw:layer="layout" svg:width="1.103cm" svg:height="0.368cm" svg:x="6.699cm" svg:y="12.22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70" draw:id="id1570" draw:layer="layout" svg:width="1.103cm" svg:height="0.368cm" svg:x="1.993cm" svg:y="3.45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.378cm" svg:y1="3.348cm" svg:x2="1.999cm" svg:y2="4.13cm" draw:start-shape="id1557" draw:start-glue-point="2" draw:end-shape="id1558" draw:end-glue-point="3" svg:d="M1378 3348v782h621" svg:viewBox="0 0 622 783">
          <text:p/>
        </draw:connector>
        <draw:connector draw:style-name="gr283" draw:text-style-name="P44" draw:layer="layout" svg:x1="3.706cm" svg:y1="6.73cm" svg:x2="4.329cm" svg:y2="7.028cm" draw:start-shape="id1559" draw:start-glue-point="2" draw:end-shape="id1560" draw:end-glue-point="3" svg:d="M3706 6730v298h623" svg:viewBox="0 0 624 299">
          <text:p/>
        </draw:connector>
        <draw:connector draw:style-name="gr283" draw:text-style-name="P44" draw:layer="layout" svg:x1="3.706cm" svg:y1="6.73cm" svg:x2="4.34cm" svg:y2="7.511cm" draw:start-shape="id1559" draw:start-glue-point="2" draw:end-shape="id1561" draw:end-glue-point="3" svg:d="M3706 6730v781h634" svg:viewBox="0 0 635 782">
          <text:p/>
        </draw:connector>
        <draw:connector draw:style-name="gr283" draw:text-style-name="P44" draw:layer="layout" svg:x1="1.378cm" svg:y1="3.348cm" svg:x2="1.993cm" svg:y2="4.613cm" draw:start-shape="id1557" draw:start-glue-point="2" draw:end-shape="id1562" draw:end-glue-point="3" svg:d="M1378 3348v1265h615" svg:viewBox="0 0 616 1266">
          <text:p/>
        </draw:connector>
        <draw:connector draw:style-name="gr283" draw:text-style-name="P44" draw:layer="layout" svg:x1="2.544cm" svg:y1="4.797cm" svg:x2="3.155cm" svg:y2="6.064cm" draw:start-shape="id1562" draw:start-glue-point="2" draw:end-shape="id1563" draw:end-glue-point="3" svg:d="M2544 4797v1267h611" svg:viewBox="0 0 612 1268">
          <text:p/>
        </draw:connector>
        <draw:connector draw:style-name="gr283" draw:text-style-name="P44" draw:layer="layout" svg:x1="2.544cm" svg:y1="4.797cm" svg:x2="3.159cm" svg:y2="5.095cm" draw:start-shape="id1562" draw:start-glue-point="2" draw:end-shape="id1564" draw:end-glue-point="3" svg:d="M2544 4797v298h615" svg:viewBox="0 0 616 299">
          <text:p/>
        </draw:connector>
        <draw:connector draw:style-name="gr283" draw:text-style-name="P44" draw:layer="layout" svg:x1="2.544cm" svg:y1="4.797cm" svg:x2="3.155cm" svg:y2="6.546cm" draw:start-shape="id1562" draw:start-glue-point="2" draw:end-shape="id1559" draw:end-glue-point="3" svg:d="M2544 4797v1749h611" svg:viewBox="0 0 612 1750">
          <text:p/>
        </draw:connector>
        <draw:connector draw:style-name="gr283" draw:text-style-name="P44" draw:layer="layout" svg:x1="3.706cm" svg:y1="6.73cm" svg:x2="4.34cm" svg:y2="7.995cm" draw:start-shape="id1559" draw:start-glue-point="2" draw:end-shape="id1565" draw:end-glue-point="3" svg:d="M3706 6730v1265h634" svg:viewBox="0 0 635 1266">
          <text:p/>
        </draw:connector>
        <draw:connector draw:style-name="gr283" draw:text-style-name="P44" draw:layer="layout" svg:x1="3.706cm" svg:y1="6.73cm" svg:x2="4.333cm" svg:y2="8.476cm" draw:start-shape="id1559" draw:start-glue-point="2" draw:end-shape="id1566" draw:end-glue-point="3" svg:d="M3706 6730v1746h627" svg:viewBox="0 0 628 1747">
          <text:p/>
        </draw:connector>
        <draw:connector draw:style-name="gr283" draw:text-style-name="P44" draw:layer="layout" svg:x1="3.706cm" svg:y1="6.73cm" svg:x2="4.333cm" svg:y2="9.452cm" draw:start-shape="id1559" draw:start-glue-point="2" draw:end-shape="id1567" draw:end-glue-point="3" svg:d="M3706 6730v2722h627" svg:viewBox="0 0 628 2723">
          <text:p/>
        </draw:connector>
        <draw:connector draw:style-name="gr283" draw:text-style-name="P44" draw:layer="layout" svg:x1="6.05cm" svg:y1="11.128cm" svg:x2="6.699cm" svg:y2="12.404cm" draw:start-shape="id1568" draw:start-glue-point="2" draw:end-shape="id1569" draw:end-glue-point="3" svg:d="M6050 11128v1276h649" svg:viewBox="0 0 650 1277">
          <text:p/>
        </draw:connector>
        <draw:custom-shape draw:style-name="gr363" draw:text-style-name="P44" xml:id="id1557" draw:id="id1557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.378cm" svg:y1="3.348cm" svg:x2="1.993cm" svg:y2="3.635cm" draw:start-shape="id1557" draw:start-glue-point="2" draw:end-shape="id1570" draw:end-glue-point="3" svg:d="M1378 3348v287h615" svg:viewBox="0 0 616 288">
          <text:p/>
        </draw:connector>
        <draw:custom-shape draw:style-name="gr282" draw:text-style-name="P46" xml:id="id1571" draw:id="id1571" draw:layer="layout" svg:width="1.103cm" svg:height="0.368cm" svg:x="4.344cm" svg:y="8.78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3.706cm" svg:y1="6.73cm" svg:x2="4.344cm" svg:y2="8.97cm" draw:start-shape="id1559" draw:start-glue-point="2" draw:end-shape="id1571" draw:end-glue-point="3" svg:d="M3706 6730v2240h638" svg:viewBox="0 0 639 2241">
          <text:p/>
        </draw:connector>
        <draw:custom-shape draw:style-name="gr357" draw:text-style-name="P46" xml:id="id1568" draw:id="id1568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6.05cm" svg:y1="11.128cm" svg:x2="6.703cm" svg:y2="11.445cm" draw:start-shape="id1568" draw:start-glue-point="2" draw:end-shape="id1572" draw:end-glue-point="3" svg:d="M6050 11128v317h653" svg:viewBox="0 0 654 318">
          <text:p/>
        </draw:connector>
        <draw:connector draw:style-name="gr283" draw:text-style-name="P44" draw:layer="layout" svg:x1="4.884cm" svg:y1="9.636cm" svg:x2="5.499cm" svg:y2="10.944cm" draw:start-shape="id1567" draw:start-glue-point="2" draw:end-shape="id1568" draw:end-glue-point="3" svg:d="M4884 9636v1308h615" svg:viewBox="0 0 616 1309">
          <text:p/>
        </draw:connector>
        <draw:custom-shape draw:style-name="gr401" draw:text-style-name="P164" draw:layer="layout" svg:width="0.845cm" svg:height="0.964cm" svg:x="5.792cm" svg:y="11.21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64" draw:layer="layout" svg:width="1.989cm" svg:height="0.508cm" svg:x="4.647cm" svg:y="10.702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64" draw:layer="layout" svg:width="1.994cm" svg:height="0.508cm" svg:x="3.499cm" svg:y="9.19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64" draw:layer="layout" svg:width="0.845cm" svg:height="2.442cm" svg:x="3.499cm" svg:y="6.752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64" draw:layer="layout" svg:width="2.032cm" svg:height="0.458cm" svg:x="2.311cm" svg:y="6.297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64" draw:layer="layout" svg:width="0.845cm" svg:height="1.433cm" svg:x="2.312cm" svg:y="4.86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64" draw:layer="layout" svg:width="2.032cm" svg:height="0.508cm" svg:x="1.123cm" svg:y="4.35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64" draw:layer="layout" svg:width="0.845cm" svg:height="0.949cm" svg:x="1.123cm" svg:y="3.404cm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64" draw:layer="layout" svg:width="1.192cm" svg:height="0.508cm" svg:x="0.775cm" svg:y="2.89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65" draw:layer="layout" svg:width="1.124cm" svg:height="2.883cm" svg:x="4.341cm" svg:y="6.80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5" draw:layer="layout" svg:width="1.124cm" svg:height="1.444cm" svg:x="1.975cm" svg:y="3.4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74" draw:id="id1574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164" draw:layer="layout" svg:width="0.845cm" svg:height="0.999cm" svg:x="4.647cm" svg:y="9.70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3" draw:text-style-name="P44" draw:layer="layout" svg:x1="6.05cm" svg:y1="11.128cm" svg:x2="6.703cm" svg:y2="11.922cm" draw:start-shape="id1568" draw:start-glue-point="2" draw:end-shape="id1573" svg:d="M6050 11128v794h653" svg:viewBox="0 0 654 795">
          <text:p/>
        </draw:connector>
        <draw:connector draw:style-name="gr283" draw:text-style-name="P44" draw:layer="layout" svg:x1="6.05cm" svg:y1="11.128cm" svg:x2="6.703cm" svg:y2="12.932cm" draw:start-shape="id1568" draw:start-glue-point="2" draw:end-shape="id1574" draw:end-glue-point="3" svg:d="M6050 11128v1804h653" svg:viewBox="0 0 654 1805">
          <text:p/>
        </draw:connector>
        <draw:connector draw:style-name="gr283" draw:text-style-name="P44" draw:layer="layout" svg:x1="2.544cm" svg:y1="4.797cm" svg:x2="3.159cm" svg:y2="5.58cm" draw:start-shape="id1562" draw:start-glue-point="2" draw:end-shape="id1575" draw:end-glue-point="3" svg:d="M2544 4797v783h615" svg:viewBox="0 0 616 784">
          <text:p/>
        </draw:connector>
        <draw:connector draw:style-name="gr283" draw:text-style-name="P44" draw:layer="layout" svg:x1="4.884cm" svg:y1="9.636cm" svg:x2="5.503cm" svg:y2="9.947cm" draw:start-shape="id1567" draw:start-glue-point="2" draw:end-shape="id1576" draw:end-glue-point="3" svg:d="M4884 9636v311h619" svg:viewBox="0 0 620 312">
          <text:p/>
        </draw:connector>
        <draw:connector draw:style-name="gr283" draw:text-style-name="P44" draw:layer="layout" svg:x1="4.884cm" svg:y1="9.636cm" svg:x2="5.503cm" svg:y2="10.431cm" draw:start-shape="id1567" draw:start-glue-point="2" draw:end-shape="id1577" draw:end-glue-point="3" svg:d="M4884 9636v795h619" svg:viewBox="0 0 620 796">
          <text:p/>
        </draw:connector>
        <draw:custom-shape draw:style-name="gr282" draw:text-style-name="P46" xml:id="id1578" draw:id="id1578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4.884cm" svg:y1="9.636cm" svg:x2="5.503cm" svg:y2="13.431cm" draw:start-shape="id1567" draw:start-glue-point="2" draw:end-shape="id1578" draw:end-glue-point="3" svg:d="M4884 9636v3795h619" svg:viewBox="0 0 620 3796">
          <text:p/>
        </draw:connector>
        <draw:custom-shape draw:style-name="gr363" draw:text-style-name="P44" xml:id="id1580" draw:id="id1580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84" draw:id="id1584" draw:layer="layout" svg:width="1.103cm" svg:height="0.368cm" svg:x="8.794cm" svg:y="4.42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81" draw:id="id1581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82" draw:id="id1582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583" draw:id="id1583" draw:layer="layout" svg:width="1.103cm" svg:height="0.367cm" svg:x="11.141cm" svg:y="7.328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87" draw:id="id1587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588" draw:id="id1588" draw:layer="layout" svg:width="1.103cm" svg:height="0.368cm" svg:x="11.134cm" svg:y="8.292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89" draw:id="id1589" draw:layer="layout" svg:width="1.103cm" svg:height="0.368cm" svg:x="11.134cm" svg:y="9.26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592" draw:id="id1592" draw:layer="layout" svg:width="1.103cm" svg:height="0.368cm" svg:x="8.794cm" svg:y="3.45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79cm" svg:y1="3.348cm" svg:x2="8.8cm" svg:y2="4.13cm" draw:start-shape="id1579" draw:start-glue-point="2" draw:end-shape="id1580" draw:end-glue-point="3" svg:d="M8179 3348v782h621" svg:viewBox="0 0 622 783">
          <text:p/>
        </draw:connector>
        <draw:connector draw:style-name="gr283" draw:text-style-name="P44" draw:layer="layout" svg:x1="10.507cm" svg:y1="6.73cm" svg:x2="11.13cm" svg:y2="7.028cm" draw:start-shape="id1581" draw:start-glue-point="2" draw:end-shape="id1582" draw:end-glue-point="3" svg:d="M10507 6730v298h623" svg:viewBox="0 0 624 299">
          <text:p/>
        </draw:connector>
        <draw:connector draw:style-name="gr283" draw:text-style-name="P44" draw:layer="layout" svg:x1="10.507cm" svg:y1="6.73cm" svg:x2="11.141cm" svg:y2="7.511cm" draw:start-shape="id1581" draw:start-glue-point="2" draw:end-shape="id1583" draw:end-glue-point="3" svg:d="M10507 6730v781h634" svg:viewBox="0 0 635 782">
          <text:p/>
        </draw:connector>
        <draw:connector draw:style-name="gr283" draw:text-style-name="P44" draw:layer="layout" svg:x1="8.179cm" svg:y1="3.348cm" svg:x2="8.794cm" svg:y2="4.613cm" draw:start-shape="id1579" draw:start-glue-point="2" draw:end-shape="id1584" draw:end-glue-point="3" svg:d="M8179 3348v1265h615" svg:viewBox="0 0 616 1266">
          <text:p/>
        </draw:connector>
        <draw:connector draw:style-name="gr283" draw:text-style-name="P44" draw:layer="layout" svg:x1="9.345cm" svg:y1="4.797cm" svg:x2="9.956cm" svg:y2="6.064cm" draw:start-shape="id1584" draw:start-glue-point="2" draw:end-shape="id1585" draw:end-glue-point="3" svg:d="M9345 4797v1267h611" svg:viewBox="0 0 612 1268">
          <text:p/>
        </draw:connector>
        <draw:connector draw:style-name="gr283" draw:text-style-name="P44" draw:layer="layout" svg:x1="9.345cm" svg:y1="4.797cm" svg:x2="9.96cm" svg:y2="5.095cm" draw:start-shape="id1584" draw:start-glue-point="2" draw:end-shape="id1586" draw:end-glue-point="3" svg:d="M9345 4797v298h615" svg:viewBox="0 0 616 299">
          <text:p/>
        </draw:connector>
        <draw:connector draw:style-name="gr283" draw:text-style-name="P44" draw:layer="layout" svg:x1="9.345cm" svg:y1="4.797cm" svg:x2="9.956cm" svg:y2="6.546cm" draw:start-shape="id1584" draw:start-glue-point="2" draw:end-shape="id1581" draw:end-glue-point="3" svg:d="M9345 4797v1749h611" svg:viewBox="0 0 612 1750">
          <text:p/>
        </draw:connector>
        <draw:connector draw:style-name="gr283" draw:text-style-name="P44" draw:layer="layout" svg:x1="10.507cm" svg:y1="6.73cm" svg:x2="11.141cm" svg:y2="7.995cm" draw:start-shape="id1581" draw:start-glue-point="2" draw:end-shape="id1587" draw:end-glue-point="3" svg:d="M10507 6730v1265h634" svg:viewBox="0 0 635 1266">
          <text:p/>
        </draw:connector>
        <draw:connector draw:style-name="gr283" draw:text-style-name="P44" draw:layer="layout" svg:x1="10.507cm" svg:y1="6.73cm" svg:x2="11.134cm" svg:y2="8.476cm" draw:start-shape="id1581" draw:start-glue-point="2" draw:end-shape="id1588" draw:end-glue-point="3" svg:d="M10507 6730v1746h627" svg:viewBox="0 0 628 1747">
          <text:p/>
        </draw:connector>
        <draw:connector draw:style-name="gr283" draw:text-style-name="P44" draw:layer="layout" svg:x1="10.507cm" svg:y1="6.73cm" svg:x2="11.134cm" svg:y2="9.452cm" draw:start-shape="id1581" draw:start-glue-point="2" draw:end-shape="id1589" draw:end-glue-point="3" svg:d="M10507 6730v2722h627" svg:viewBox="0 0 628 2723">
          <text:p/>
        </draw:connector>
        <draw:connector draw:style-name="gr283" draw:text-style-name="P44" draw:layer="layout" svg:x1="12.851cm" svg:y1="11.128cm" svg:x2="13.5cm" svg:y2="12.404cm" draw:start-shape="id1590" draw:start-glue-point="2" draw:end-shape="id1591" draw:end-glue-point="3" svg:d="M12851 11128v1276h649" svg:viewBox="0 0 650 1277">
          <text:p/>
        </draw:connector>
        <draw:custom-shape draw:style-name="gr363" draw:text-style-name="P44" xml:id="id1579" draw:id="id1579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8.179cm" svg:y1="3.348cm" svg:x2="8.794cm" svg:y2="3.635cm" draw:start-shape="id1579" draw:start-glue-point="2" draw:end-shape="id1592" draw:end-glue-point="3" svg:d="M8179 3348v287h615" svg:viewBox="0 0 616 288">
          <text:p/>
        </draw:connector>
        <draw:custom-shape draw:style-name="gr282" draw:text-style-name="P46" xml:id="id1593" draw:id="id1593" draw:layer="layout" svg:width="1.103cm" svg:height="0.368cm" svg:x="11.145cm" svg:y="8.78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0.507cm" svg:y1="6.73cm" svg:x2="11.145cm" svg:y2="8.97cm" draw:start-shape="id1581" draw:start-glue-point="2" draw:end-shape="id1593" draw:end-glue-point="3" svg:d="M10507 6730v2240h638" svg:viewBox="0 0 639 2241">
          <text:p/>
        </draw:connector>
        <draw:custom-shape draw:style-name="gr357" draw:text-style-name="P46" xml:id="id1590" draw:id="id1590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2.851cm" svg:y1="11.128cm" svg:x2="13.504cm" svg:y2="11.445cm" draw:start-shape="id1590" draw:start-glue-point="2" draw:end-shape="id1594" draw:end-glue-point="3" svg:d="M12851 11128v317h653" svg:viewBox="0 0 654 318">
          <text:p/>
        </draw:connector>
        <draw:connector draw:style-name="gr283" draw:text-style-name="P44" draw:layer="layout" svg:x1="11.685cm" svg:y1="9.636cm" svg:x2="12.3cm" svg:y2="10.944cm" draw:start-shape="id1589" draw:start-glue-point="2" draw:end-shape="id1590" draw:end-glue-point="3" svg:d="M11685 9636v1308h615" svg:viewBox="0 0 616 1309">
          <text:p/>
        </draw:connector>
        <draw:custom-shape draw:style-name="gr413" draw:text-style-name="P164" draw:layer="layout" svg:width="0.845cm" svg:height="0.466cm" svg:x="12.593cm" svg:y="11.21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64" draw:layer="layout" svg:width="1.989cm" svg:height="0.508cm" svg:x="11.448cm" svg:y="10.702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64" draw:layer="layout" svg:width="1.994cm" svg:height="0.508cm" svg:x="10.3cm" svg:y="9.195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64" draw:layer="layout" svg:width="0.845cm" svg:height="2.388cm" svg:x="10.3cm" svg:y="6.806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64" draw:layer="layout" svg:width="2.032cm" svg:height="0.508cm" svg:x="9.112cm" svg:y="6.297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64" draw:layer="layout" svg:width="0.845cm" svg:height="1.433cm" svg:x="9.113cm" svg:y="4.86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64" draw:layer="layout" svg:width="2.032cm" svg:height="0.508cm" svg:x="7.924cm" svg:y="4.35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64" draw:layer="layout" svg:width="0.845cm" svg:height="0.949cm" svg:x="7.924cm" svg:y="3.404cm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64" draw:layer="layout" svg:width="1.192cm" svg:height="0.508cm" svg:x="7.576cm" svg:y="2.89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65" draw:layer="layout" svg:width="1.124cm" svg:height="2.883cm" svg:x="11.142cm" svg:y="6.80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65" draw:layer="layout" svg:width="1.124cm" svg:height="1.444cm" svg:x="8.776cm" svg:y="3.4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596" draw:id="id1596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164" draw:layer="layout" svg:width="0.845cm" svg:height="0.999cm" svg:x="11.448cm" svg:y="9.703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3" draw:text-style-name="P44" draw:layer="layout" svg:x1="12.851cm" svg:y1="11.128cm" svg:x2="13.504cm" svg:y2="11.922cm" draw:start-shape="id1590" draw:start-glue-point="2" draw:end-shape="id1595" svg:d="M12851 11128v794h653" svg:viewBox="0 0 654 795">
          <text:p/>
        </draw:connector>
        <draw:connector draw:style-name="gr283" draw:text-style-name="P44" draw:layer="layout" svg:x1="12.851cm" svg:y1="11.128cm" svg:x2="13.504cm" svg:y2="12.932cm" draw:start-shape="id1590" draw:start-glue-point="2" draw:end-shape="id1596" draw:end-glue-point="3" svg:d="M12851 11128v1804h653" svg:viewBox="0 0 654 1805">
          <text:p/>
        </draw:connector>
        <draw:connector draw:style-name="gr283" draw:text-style-name="P44" draw:layer="layout" svg:x1="9.345cm" svg:y1="4.797cm" svg:x2="9.96cm" svg:y2="5.58cm" draw:start-shape="id1584" draw:start-glue-point="2" draw:end-shape="id1597" draw:end-glue-point="3" svg:d="M9345 4797v783h615" svg:viewBox="0 0 616 784">
          <text:p/>
        </draw:connector>
        <draw:connector draw:style-name="gr283" draw:text-style-name="P44" draw:layer="layout" svg:x1="11.685cm" svg:y1="9.636cm" svg:x2="12.304cm" svg:y2="9.947cm" draw:start-shape="id1589" draw:start-glue-point="2" draw:end-shape="id1598" draw:end-glue-point="3" svg:d="M11685 9636v311h619" svg:viewBox="0 0 620 312">
          <text:p/>
        </draw:connector>
        <draw:connector draw:style-name="gr283" draw:text-style-name="P44" draw:layer="layout" svg:x1="11.685cm" svg:y1="9.636cm" svg:x2="12.304cm" svg:y2="10.431cm" draw:start-shape="id1589" draw:start-glue-point="2" draw:end-shape="id1599" draw:end-glue-point="3" svg:d="M11685 9636v795h619" svg:viewBox="0 0 620 796">
          <text:p/>
        </draw:connector>
        <draw:custom-shape draw:style-name="gr282" draw:text-style-name="P46" xml:id="id1600" draw:id="id1600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1.685cm" svg:y1="9.636cm" svg:x2="12.304cm" svg:y2="13.431cm" draw:start-shape="id1589" draw:start-glue-point="2" draw:end-shape="id1600" draw:end-glue-point="3" svg:d="M11685 9636v3795h619" svg:viewBox="0 0 620 3796">
          <text:p/>
        </draw:connector>
        <draw:custom-shape draw:style-name="gr363" draw:text-style-name="P44" xml:id="id1602" draw:id="id1602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06" draw:id="id1606" draw:layer="layout" svg:width="1.103cm" svg:height="0.368cm" svg:x="15.095cm" svg:y="4.42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08" draw:id="id1608" draw:layer="layout" svg:width="1.103cm" svg:height="0.368cm" svg:x="16.261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07" draw:id="id1607" draw:layer="layout" svg:width="1.103cm" svg:height="0.368cm" svg:x="16.257cm" svg:y="5.88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03" draw:id="id1603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04" draw:id="id1604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605" draw:id="id1605" draw:layer="layout" svg:width="1.103cm" svg:height="0.367cm" svg:x="17.442cm" svg:y="7.328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09" draw:id="id1609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10" draw:id="id1610" draw:layer="layout" svg:width="1.103cm" svg:height="0.368cm" svg:x="17.435cm" svg:y="8.292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13" draw:id="id1613" draw:layer="layout" svg:width="1.103cm" svg:height="0.368cm" svg:x="19.801cm" svg:y="12.22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14" draw:id="id1614" draw:layer="layout" svg:width="1.103cm" svg:height="0.368cm" svg:x="15.095cm" svg:y="3.45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cm" svg:y1="3.348cm" svg:x2="15.101cm" svg:y2="4.13cm" draw:start-shape="id1601" draw:start-glue-point="2" draw:end-shape="id1602" draw:end-glue-point="3" svg:d="M14480 3348v782h621" svg:viewBox="0 0 622 783">
          <text:p/>
        </draw:connector>
        <draw:connector draw:style-name="gr283" draw:text-style-name="P44" draw:layer="layout" svg:x1="16.808cm" svg:y1="6.73cm" svg:x2="17.431cm" svg:y2="7.028cm" draw:start-shape="id1603" draw:start-glue-point="2" draw:end-shape="id1604" draw:end-glue-point="3" svg:d="M16808 6730v298h623" svg:viewBox="0 0 624 299">
          <text:p/>
        </draw:connector>
        <draw:connector draw:style-name="gr283" draw:text-style-name="P44" draw:layer="layout" svg:x1="16.808cm" svg:y1="6.73cm" svg:x2="17.442cm" svg:y2="7.511cm" draw:start-shape="id1603" draw:start-glue-point="2" draw:end-shape="id1605" draw:end-glue-point="3" svg:d="M16808 6730v781h634" svg:viewBox="0 0 635 782">
          <text:p/>
        </draw:connector>
        <draw:connector draw:style-name="gr283" draw:text-style-name="P44" draw:layer="layout" svg:x1="14.48cm" svg:y1="3.348cm" svg:x2="15.095cm" svg:y2="4.613cm" draw:start-shape="id1601" draw:start-glue-point="2" draw:end-shape="id1606" draw:end-glue-point="3" svg:d="M14480 3348v1265h615" svg:viewBox="0 0 616 1266">
          <text:p/>
        </draw:connector>
        <draw:connector draw:style-name="gr283" draw:text-style-name="P44" draw:layer="layout" svg:x1="15.646cm" svg:y1="4.797cm" svg:x2="16.257cm" svg:y2="6.064cm" draw:start-shape="id1606" draw:start-glue-point="2" draw:end-shape="id1607" draw:end-glue-point="3" svg:d="M15646 4797v1267h611" svg:viewBox="0 0 612 1268">
          <text:p/>
        </draw:connector>
        <draw:connector draw:style-name="gr283" draw:text-style-name="P44" draw:layer="layout" svg:x1="15.646cm" svg:y1="4.797cm" svg:x2="16.261cm" svg:y2="5.095cm" draw:start-shape="id1606" draw:start-glue-point="2" draw:end-shape="id1608" draw:end-glue-point="3" svg:d="M15646 4797v298h615" svg:viewBox="0 0 616 299">
          <text:p/>
        </draw:connector>
        <draw:connector draw:style-name="gr283" draw:text-style-name="P44" draw:layer="layout" svg:x1="15.646cm" svg:y1="4.797cm" svg:x2="16.257cm" svg:y2="6.546cm" draw:start-shape="id1606" draw:start-glue-point="2" draw:end-shape="id1603" draw:end-glue-point="3" svg:d="M15646 4797v1749h611" svg:viewBox="0 0 612 1750">
          <text:p/>
        </draw:connector>
        <draw:connector draw:style-name="gr283" draw:text-style-name="P44" draw:layer="layout" svg:x1="16.808cm" svg:y1="6.73cm" svg:x2="17.442cm" svg:y2="7.995cm" draw:start-shape="id1603" draw:start-glue-point="2" draw:end-shape="id1609" draw:end-glue-point="3" svg:d="M16808 6730v1265h634" svg:viewBox="0 0 635 1266">
          <text:p/>
        </draw:connector>
        <draw:connector draw:style-name="gr283" draw:text-style-name="P44" draw:layer="layout" svg:x1="16.808cm" svg:y1="6.73cm" svg:x2="17.435cm" svg:y2="8.476cm" draw:start-shape="id1603" draw:start-glue-point="2" draw:end-shape="id1610" draw:end-glue-point="3" svg:d="M16808 6730v1746h627" svg:viewBox="0 0 628 1747">
          <text:p/>
        </draw:connector>
        <draw:connector draw:style-name="gr283" draw:text-style-name="P44" draw:layer="layout" svg:x1="16.808cm" svg:y1="6.73cm" svg:x2="17.435cm" svg:y2="9.452cm" draw:start-shape="id1603" draw:start-glue-point="2" draw:end-shape="id1611" draw:end-glue-point="3" svg:d="M16808 6730v2722h627" svg:viewBox="0 0 628 2723">
          <text:p/>
        </draw:connector>
        <draw:connector draw:style-name="gr283" draw:text-style-name="P44" draw:layer="layout" svg:x1="19.152cm" svg:y1="11.128cm" svg:x2="19.801cm" svg:y2="12.404cm" draw:start-shape="id1612" draw:start-glue-point="2" draw:end-shape="id1613" draw:end-glue-point="3" svg:d="M19152 11128v1276h649" svg:viewBox="0 0 650 1277">
          <text:p/>
        </draw:connector>
        <draw:custom-shape draw:style-name="gr363" draw:text-style-name="P44" xml:id="id1601" draw:id="id1601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4.48cm" svg:y1="3.348cm" svg:x2="15.095cm" svg:y2="3.635cm" draw:start-shape="id1601" draw:start-glue-point="2" draw:end-shape="id1614" draw:end-glue-point="3" svg:d="M14480 3348v287h615" svg:viewBox="0 0 616 288">
          <text:p/>
        </draw:connector>
        <draw:custom-shape draw:style-name="gr282" draw:text-style-name="P46" xml:id="id1615" draw:id="id1615" draw:layer="layout" svg:width="1.103cm" svg:height="0.368cm" svg:x="17.446cm" svg:y="8.78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6.808cm" svg:y1="6.73cm" svg:x2="17.446cm" svg:y2="8.97cm" draw:start-shape="id1603" draw:start-glue-point="2" draw:end-shape="id1615" draw:end-glue-point="3" svg:d="M16808 6730v2240h638" svg:viewBox="0 0 639 2241">
          <text:p/>
        </draw:connector>
        <draw:custom-shape draw:style-name="gr282" draw:text-style-name="P46" xml:id="id1616" draw:id="id1616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612" draw:id="id1612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9.152cm" svg:y1="11.128cm" svg:x2="19.805cm" svg:y2="11.445cm" draw:start-shape="id1612" draw:start-glue-point="2" draw:end-shape="id1616" draw:end-glue-point="3" svg:d="M19152 11128v317h653" svg:viewBox="0 0 654 318">
          <text:p/>
        </draw:connector>
        <draw:connector draw:style-name="gr283" draw:text-style-name="P44" draw:layer="layout" svg:x1="17.986cm" svg:y1="9.636cm" svg:x2="18.601cm" svg:y2="10.944cm" draw:start-shape="id1611" draw:start-glue-point="2" draw:end-shape="id1612" draw:end-glue-point="3" svg:d="M17986 9636v1308h615" svg:viewBox="0 0 616 1309">
          <text:p/>
        </draw:connector>
        <draw:custom-shape draw:style-name="gr410" draw:text-style-name="P165" draw:layer="layout" svg:width="1.124cm" svg:height="2.883cm" svg:x="17.443cm" svg:y="6.80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619" draw:id="id1619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draw:layer="layout" svg:width="1.103cm" svg:height="0.368cm" svg:x="16.261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20" draw:id="id1620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21" draw:id="id1621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17" draw:id="id1617" draw:layer="layout" svg:width="1.103cm" svg:height="0.368cm" svg:x="19.805cm" svg:y="11.738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18" draw:id="id1618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9.152cm" svg:y1="11.128cm" svg:x2="19.805cm" svg:y2="11.922cm" draw:start-shape="id1612" draw:start-glue-point="2" draw:end-shape="id1617" svg:d="M19152 11128v794h653" svg:viewBox="0 0 654 795">
          <text:p/>
        </draw:connector>
        <draw:connector draw:style-name="gr283" draw:text-style-name="P44" draw:layer="layout" svg:x1="19.152cm" svg:y1="11.128cm" svg:x2="19.805cm" svg:y2="12.932cm" draw:start-shape="id1612" draw:start-glue-point="2" draw:end-shape="id1618" draw:end-glue-point="3" svg:d="M19152 11128v1804h653" svg:viewBox="0 0 654 1805">
          <text:p/>
        </draw:connector>
        <draw:connector draw:style-name="gr283" draw:text-style-name="P44" draw:layer="layout" svg:x1="15.646cm" svg:y1="4.797cm" svg:x2="16.261cm" svg:y2="5.58cm" draw:start-shape="id1606" draw:start-glue-point="2" draw:end-shape="id1619" draw:end-glue-point="3" svg:d="M15646 4797v783h615" svg:viewBox="0 0 616 784">
          <text:p/>
        </draw:connector>
        <draw:connector draw:style-name="gr283" draw:text-style-name="P44" draw:layer="layout" svg:x1="17.986cm" svg:y1="9.636cm" svg:x2="18.605cm" svg:y2="9.947cm" draw:start-shape="id1611" draw:start-glue-point="2" draw:end-shape="id1620" draw:end-glue-point="3" svg:d="M17986 9636v311h619" svg:viewBox="0 0 620 312">
          <text:p/>
        </draw:connector>
        <draw:connector draw:style-name="gr283" draw:text-style-name="P44" draw:layer="layout" svg:x1="17.986cm" svg:y1="9.636cm" svg:x2="18.605cm" svg:y2="10.431cm" draw:start-shape="id1611" draw:start-glue-point="2" draw:end-shape="id1621" draw:end-glue-point="3" svg:d="M17986 9636v795h619" svg:viewBox="0 0 620 796">
          <text:p/>
        </draw:connector>
        <draw:custom-shape draw:style-name="gr282" draw:text-style-name="P46" xml:id="id1622" draw:id="id1622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17.986cm" svg:y1="9.636cm" svg:x2="18.605cm" svg:y2="13.431cm" draw:start-shape="id1611" draw:start-glue-point="2" draw:end-shape="id1622" draw:end-glue-point="3" svg:d="M17986 9636v3795h619" svg:viewBox="0 0 620 3796">
          <text:p/>
        </draw:connector>
        <draw:custom-shape draw:style-name="gr415" draw:text-style-name="P168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3" draw:text-style-name="P44" xml:id="id1624" draw:id="id1624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28" draw:id="id1628" draw:layer="layout" svg:width="1.103cm" svg:height="0.368cm" svg:x="21.295cm" svg:y="4.429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30" draw:id="id1630" draw:layer="layout" svg:width="1.103cm" svg:height="0.368cm" svg:x="22.461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29" draw:id="id1629" draw:layer="layout" svg:width="1.103cm" svg:height="0.368cm" svg:x="22.457cm" svg:y="5.88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25" draw:id="id1625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26" draw:id="id1626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627" draw:id="id1627" draw:layer="layout" svg:width="1.103cm" svg:height="0.367cm" svg:x="23.642cm" svg:y="7.328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31" draw:id="id1631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33" draw:id="id1633" draw:layer="layout" svg:width="1.103cm" svg:height="0.368cm" svg:x="23.635cm" svg:y="9.26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35" draw:id="id1635" draw:layer="layout" svg:width="1.103cm" svg:height="0.368cm" svg:x="26.001cm" svg:y="12.22cm">
          <text:p text:style-name="P46"><text:span text:style-name="T5">.e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36" draw:id="id1636" draw:layer="layout" svg:width="1.103cm" svg:height="0.368cm" svg:x="21.295cm" svg:y="3.45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68cm" svg:y1="3.348cm" svg:x2="21.301cm" svg:y2="4.13cm" draw:start-shape="id1623" draw:start-glue-point="2" draw:end-shape="id1624" draw:end-glue-point="3" svg:d="M20680 3348v782h621" svg:viewBox="0 0 622 783">
          <text:p/>
        </draw:connector>
        <draw:connector draw:style-name="gr283" draw:text-style-name="P44" draw:layer="layout" svg:x1="23.008cm" svg:y1="6.73cm" svg:x2="23.631cm" svg:y2="7.028cm" draw:start-shape="id1625" draw:start-glue-point="2" draw:end-shape="id1626" draw:end-glue-point="3" svg:d="M23008 6730v298h623" svg:viewBox="0 0 624 299">
          <text:p/>
        </draw:connector>
        <draw:connector draw:style-name="gr283" draw:text-style-name="P44" draw:layer="layout" svg:x1="23.008cm" svg:y1="6.73cm" svg:x2="23.642cm" svg:y2="7.511cm" draw:start-shape="id1625" draw:start-glue-point="2" draw:end-shape="id1627" draw:end-glue-point="3" svg:d="M23008 6730v781h634" svg:viewBox="0 0 635 782">
          <text:p/>
        </draw:connector>
        <draw:connector draw:style-name="gr283" draw:text-style-name="P44" draw:layer="layout" svg:x1="20.68cm" svg:y1="3.348cm" svg:x2="21.295cm" svg:y2="4.613cm" draw:start-shape="id1623" draw:start-glue-point="2" draw:end-shape="id1628" draw:end-glue-point="3" svg:d="M20680 3348v1265h615" svg:viewBox="0 0 616 1266">
          <text:p/>
        </draw:connector>
        <draw:connector draw:style-name="gr283" draw:text-style-name="P44" draw:layer="layout" svg:x1="21.846cm" svg:y1="4.797cm" svg:x2="22.457cm" svg:y2="6.064cm" draw:start-shape="id1628" draw:start-glue-point="2" draw:end-shape="id1629" draw:end-glue-point="3" svg:d="M21846 4797v1267h611" svg:viewBox="0 0 612 1268">
          <text:p/>
        </draw:connector>
        <draw:connector draw:style-name="gr283" draw:text-style-name="P44" draw:layer="layout" svg:x1="21.846cm" svg:y1="4.797cm" svg:x2="22.461cm" svg:y2="5.095cm" draw:start-shape="id1628" draw:start-glue-point="2" draw:end-shape="id1630" draw:end-glue-point="3" svg:d="M21846 4797v298h615" svg:viewBox="0 0 616 299">
          <text:p/>
        </draw:connector>
        <draw:connector draw:style-name="gr283" draw:text-style-name="P44" draw:layer="layout" svg:x1="21.846cm" svg:y1="4.797cm" svg:x2="22.457cm" svg:y2="6.546cm" draw:start-shape="id1628" draw:start-glue-point="2" draw:end-shape="id1625" draw:end-glue-point="3" svg:d="M21846 4797v1749h611" svg:viewBox="0 0 612 1750">
          <text:p/>
        </draw:connector>
        <draw:connector draw:style-name="gr283" draw:text-style-name="P44" draw:layer="layout" svg:x1="23.008cm" svg:y1="6.73cm" svg:x2="23.642cm" svg:y2="7.995cm" draw:start-shape="id1625" draw:start-glue-point="2" draw:end-shape="id1631" draw:end-glue-point="3" svg:d="M23008 6730v1265h634" svg:viewBox="0 0 635 1266">
          <text:p/>
        </draw:connector>
        <draw:connector draw:style-name="gr283" draw:text-style-name="P44" draw:layer="layout" svg:x1="23.008cm" svg:y1="6.73cm" svg:x2="23.635cm" svg:y2="8.476cm" draw:start-shape="id1625" draw:start-glue-point="2" draw:end-shape="id1632" draw:end-glue-point="3" svg:d="M23008 6730v1746h627" svg:viewBox="0 0 628 1747">
          <text:p/>
        </draw:connector>
        <draw:connector draw:style-name="gr283" draw:text-style-name="P44" draw:layer="layout" svg:x1="23.008cm" svg:y1="6.73cm" svg:x2="23.635cm" svg:y2="9.452cm" draw:start-shape="id1625" draw:start-glue-point="2" draw:end-shape="id1633" draw:end-glue-point="3" svg:d="M23008 6730v2722h627" svg:viewBox="0 0 628 2723">
          <text:p/>
        </draw:connector>
        <draw:connector draw:style-name="gr283" draw:text-style-name="P44" draw:layer="layout" svg:x1="25.352cm" svg:y1="11.128cm" svg:x2="26.001cm" svg:y2="12.404cm" draw:start-shape="id1634" draw:start-glue-point="2" draw:end-shape="id1635" draw:end-glue-point="3" svg:d="M25352 11128v1276h649" svg:viewBox="0 0 650 1277">
          <text:p/>
        </draw:connector>
        <draw:custom-shape draw:style-name="gr363" draw:text-style-name="P44" xml:id="id1623" draw:id="id1623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0.68cm" svg:y1="3.348cm" svg:x2="21.295cm" svg:y2="3.635cm" draw:start-shape="id1623" draw:start-glue-point="2" draw:end-shape="id1636" draw:end-glue-point="3" svg:d="M20680 3348v287h615" svg:viewBox="0 0 616 288">
          <text:p/>
        </draw:connector>
        <draw:custom-shape draw:style-name="gr282" draw:text-style-name="P46" xml:id="id1637" draw:id="id1637" draw:layer="layout" svg:width="1.103cm" svg:height="0.368cm" svg:x="23.646cm" svg:y="8.78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3.008cm" svg:y1="6.73cm" svg:x2="23.646cm" svg:y2="8.97cm" draw:start-shape="id1625" draw:start-glue-point="2" draw:end-shape="id1637" draw:end-glue-point="3" svg:d="M23008 6730v2240h638" svg:viewBox="0 0 639 2241">
          <text:p/>
        </draw:connector>
        <draw:custom-shape draw:style-name="gr282" draw:text-style-name="P46" xml:id="id1638" draw:id="id1638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46" xml:id="id1634" draw:id="id1634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5.352cm" svg:y1="11.128cm" svg:x2="26.005cm" svg:y2="11.445cm" draw:start-shape="id1634" draw:start-glue-point="2" draw:end-shape="id1638" draw:end-glue-point="3" svg:d="M25352 11128v317h653" svg:viewBox="0 0 654 318">
          <text:p/>
        </draw:connector>
        <draw:connector draw:style-name="gr283" draw:text-style-name="P44" draw:layer="layout" svg:x1="24.186cm" svg:y1="9.636cm" svg:x2="24.801cm" svg:y2="10.944cm" draw:start-shape="id1633" draw:start-glue-point="2" draw:end-shape="id1634" draw:end-glue-point="3" svg:d="M24186 9636v1308h615" svg:viewBox="0 0 616 1309">
          <text:p/>
        </draw:connector>
        <draw:custom-shape draw:style-name="gr416" draw:text-style-name="P165" draw:layer="layout" svg:width="1.124cm" svg:height="1.985cm" svg:x="23.643cm" svg:y="6.801cm">
          <text:p text:style-name="P156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46" xml:id="id1641" draw:id="id1641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draw:layer="layout" svg:width="1.103cm" svg:height="0.368cm" svg:x="22.461cm" svg:y="4.91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42" draw:id="id1642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43" draw:id="id1643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6" xml:id="id1639" draw:id="id1639" draw:layer="layout" svg:width="1.103cm" svg:height="0.368cm" svg:x="26.005cm" svg:y="11.738cm">
          <text:p text:style-name="P46"><text:span text:style-name="T5">.d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40" draw:id="id1640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5.352cm" svg:y1="11.128cm" svg:x2="26.005cm" svg:y2="11.922cm" draw:start-shape="id1634" draw:start-glue-point="2" draw:end-shape="id1639" svg:d="M25352 11128v794h653" svg:viewBox="0 0 654 795">
          <text:p/>
        </draw:connector>
        <draw:connector draw:style-name="gr283" draw:text-style-name="P44" draw:layer="layout" svg:x1="25.352cm" svg:y1="11.128cm" svg:x2="26.005cm" svg:y2="12.932cm" draw:start-shape="id1634" draw:start-glue-point="2" draw:end-shape="id1640" draw:end-glue-point="3" svg:d="M25352 11128v1804h653" svg:viewBox="0 0 654 1805">
          <text:p/>
        </draw:connector>
        <draw:connector draw:style-name="gr283" draw:text-style-name="P44" draw:layer="layout" svg:x1="21.846cm" svg:y1="4.797cm" svg:x2="22.461cm" svg:y2="5.58cm" draw:start-shape="id1628" draw:start-glue-point="2" draw:end-shape="id1641" draw:end-glue-point="3" svg:d="M21846 4797v783h615" svg:viewBox="0 0 616 784">
          <text:p/>
        </draw:connector>
        <draw:connector draw:style-name="gr283" draw:text-style-name="P44" draw:layer="layout" svg:x1="24.186cm" svg:y1="9.636cm" svg:x2="24.805cm" svg:y2="9.947cm" draw:start-shape="id1633" draw:start-glue-point="2" draw:end-shape="id1642" draw:end-glue-point="3" svg:d="M24186 9636v311h619" svg:viewBox="0 0 620 312">
          <text:p/>
        </draw:connector>
        <draw:connector draw:style-name="gr283" draw:text-style-name="P44" draw:layer="layout" svg:x1="24.186cm" svg:y1="9.636cm" svg:x2="24.805cm" svg:y2="10.431cm" draw:start-shape="id1633" draw:start-glue-point="2" draw:end-shape="id1643" draw:end-glue-point="3" svg:d="M24186 9636v795h619" svg:viewBox="0 0 620 796">
          <text:p/>
        </draw:connector>
        <draw:custom-shape draw:style-name="gr282" draw:text-style-name="P46" xml:id="id1644" draw:id="id1644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83" draw:text-style-name="P44" draw:layer="layout" svg:x1="24.186cm" svg:y1="9.636cm" svg:x2="24.805cm" svg:y2="13.431cm" draw:start-shape="id1633" draw:start-glue-point="2" draw:end-shape="id1644" draw:end-glue-point="3" svg:d="M24186 9636v3795h619" svg:viewBox="0 0 620 3796">
          <text:p/>
        </draw:connector>
        <draw:custom-shape draw:style-name="gr415" draw:text-style-name="P168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2" draw:text-style-name="P46" xml:id="id1611" draw:id="id1611" draw:layer="layout" svg:width="1.103cm" svg:height="0.368cm" svg:x="17.435cm" svg:y="9.268cm">
          <text:p text:style-name="P46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82" draw:text-style-name="P46" xml:id="id1632" draw:id="id1632" draw:layer="layout" svg:width="1.103cm" svg:height="0.368cm" svg:x="23.635cm" svg:y="8.292cm">
          <text:p text:style-name="P46"><text:span text:style-name="T5">.b</text:span></text:p>
          <draw:enhanced-geometry svg:viewBox="0 0 21600 21600" draw:type="rectangle" draw:enhanced-path="M 0 0 L 21600 0 21600 21600 0 21600 0 0 Z N"/>
        </draw:custom-shape>
        <draw:frame draw:style-name="gr417" draw:text-style-name="P67" draw:layer="layout" svg:width="27.991cm" svg:height="2.541cm" svg:x="0cm" svg:y="0.254cm">
          <draw:text-box>
            <text:p text:style-name="P14"><text:span text:style-name="T2">Upward </text:span><text:span text:style-name="T2">Invalidation</text:span><text:line-break/><text:line-break/>.a:has(~ .b + .c . d ~ .e)</text:p>
          </draw:text-box>
        </draw:frame>
        <draw:custom-shape draw:style-name="gr418" draw:text-style-name="P165" draw:layer="layout" svg:width="3.586cm" svg:height="0.806cm" svg:x="2.537cm" svg:y="14.149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65" draw:layer="layout" svg:width="3.586cm" svg:height="0.806cm" svg:x="9.538cm" svg:y="14.149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64" draw:layer="layout" svg:width="1.127cm" svg:height="0.806cm" svg:x="12.473cm" svg:y="14.149cm">
          <text:p text:style-name="P156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65" draw:layer="layout" svg:width="3.586cm" svg:height="0.806cm" svg:x="15.839cm" svg:y="14.149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0" draw:text-style-name="P165" draw:layer="layout" svg:width="2.522cm" svg:height="0.806cm" svg:x="22.039cm" svg:y="14.149cm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1" draw:text-style-name="P164" draw:layer="layout" svg:width="2.298cm" svg:height="0.806cm" svg:x="5.473cm" svg:y="14.15cm">
          <text:p text:style-name="P156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0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50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8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23" draw:text-style-name="P164" draw:layer="layout" svg:width="8.903cm" svg:height="1.262cm" draw:transform="rotate (-0.866206907764786) translate (5.628cm 7.213cm)">
          <text:p text:style-name="P156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67" draw:layer="layout" svg:width="10.47cm" svg:height="3.305cm" draw:transform="skewX (-1.07614083805279E-016) rotate (-0.866206907764786) translate (6.168cm 5.128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165" draw:layer="layout" svg:width="1.27cm" svg:height="2.853cm" draw:transform="rotate (0.0256563400043166) translate (9.93cm 11.701cm)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5" draw:text-style-name="P165" xml:id="id1646" draw:id="id1646" draw:layer="layout" svg:width="1.27cm" svg:height="2.764cm" draw:transform="rotate (0.000174532925199433) translate (8.065cm 9.418cm)">
          <text:p text:style-name="P156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65" xml:id="id1651" draw:id="id1651" draw:layer="layout" svg:width="1.27cm" svg:height="2.631cm" draw:transform="rotate (0.000174532925199433) translate (4.965cm 6.1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3" draw:text-style-name="P14" draw:layer="layout" svg:x1="10.184cm" svg:y1="13.87cm" svg:x2="8.7cm" svg:y2="12.182cm" draw:start-shape="id1645" draw:start-glue-point="3" draw:end-shape="id1646" draw:end-glue-point="2" svg:d="M10184 13870h-1484v-1688" svg:viewBox="0 0 1485 1689">
          <text:p/>
        </draw:connector>
        <draw:connector draw:style-name="gr283" draw:text-style-name="P14" draw:layer="layout" svg:x1="10.184cm" svg:y1="12.649cm" svg:x2="8.7cm" svg:y2="12.182cm" draw:start-shape="id1647" draw:start-glue-point="3" draw:end-shape="id1646" draw:end-glue-point="2" svg:d="M10184 12649h-1484v-467" svg:viewBox="0 0 1485 468">
          <text:p/>
        </draw:connector>
        <draw:connector draw:style-name="gr283" draw:text-style-name="P14" draw:layer="layout" svg:x1="8.23cm" svg:y1="11.481cm" svg:x2="6.646cm" svg:y2="9.804cm" draw:start-shape="id1648" draw:start-glue-point="3" draw:end-shape="id1649" draw:end-glue-point="2" svg:d="M8230 11481h-1584v-1677" svg:viewBox="0 0 1585 1678">
          <text:p/>
        </draw:connector>
        <draw:connector draw:style-name="gr283" draw:text-style-name="P14" draw:layer="layout" svg:x1="8.23cm" svg:y1="10.363cm" svg:x2="6.646cm" svg:y2="9.804cm" draw:start-shape="id1650" draw:start-glue-point="3" draw:end-shape="id1649" draw:end-glue-point="2" svg:d="M8230 10363h-1584v-559" svg:viewBox="0 0 1585 560">
          <text:p/>
        </draw:connector>
        <draw:connector draw:style-name="gr283" draw:text-style-name="P14" draw:layer="layout" svg:x1="6.189cm" svg:y1="9.347cm" svg:x2="5.6cm" svg:y2="8.781cm" draw:start-shape="id1649" draw:start-glue-point="3" draw:end-shape="id1651" draw:end-glue-point="2" svg:d="M6189 9347h-589v-566" svg:viewBox="0 0 590 567">
          <text:p/>
        </draw:connector>
        <draw:custom-shape draw:style-name="gr336" draw:text-style-name="P167" draw:layer="layout" svg:width="10.47cm" svg:height="3.305cm" draw:transform="skewX (-1.07614083805279E-016) rotate (-0.866206907764786) translate (17.168cm 5.128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8" draw:text-style-name="P46" draw:layer="layout" svg:width="0.935cm" svg:height="0.907cm" svg:x="21.184cm" svg:y="13.417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38" draw:text-style-name="P46" xml:id="id1645" draw:id="id1645" draw:layer="layout" svg:width="0.935cm" svg:height="0.907cm" svg:x="10.184cm" svg:y="13.417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frame draw:style-name="gr427" draw:text-style-name="P169" draw:layer="layout" svg:width="27.991cm" svg:height="3.806cm" svg:x="0cm" svg:y="0.254cm">
          <draw:text-box>
            <text:p text:style-name="P35"><text:span text:style-name="T25">Upward </text:span><text:span text:style-name="T25">Invalidation</text:span><text:span text:style-name="T22"><text:line-break/></text:span><text:span text:style-name="T22"><text:line-break/></text:span>.b:has([&lt;combinator&gt; &lt;simple-selector&gt;]* &lt;combinator&gt; .a)</text:p>
          </draw:text-box>
        </draw:frame>
        <draw:custom-shape draw:style-name="gr428" draw:text-style-name="P45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1" draw:text-style-name="P150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5.08cm" svg:y="6.35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xml:id="id1649" draw:id="id1649" draw:layer="layout" svg:width="0.914cm" svg:height="0.914cm" svg:x="6.189cm" svg:y="8.89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xml:id="id1650" draw:id="id1650" draw:layer="layout" svg:width="0.914cm" svg:height="0.914cm" svg:x="8.23cm" svg:y="9.906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xml:id="id1648" draw:id="id1648" draw:layer="layout" svg:width="0.914cm" svg:height="0.914cm" svg:x="8.23cm" svg:y="11.024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xml:id="id1647" draw:id="id1647" draw:layer="layout" svg:width="0.914cm" svg:height="0.914cm" svg:x="10.184cm" svg:y="12.192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6.102cm" svg:y="6.35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7.211cm" svg:y="8.89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9.252cm" svg:y="9.906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19.252cm" svg:y="11.024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draw:custom-shape draw:style-name="gr341" draw:text-style-name="P150" draw:layer="layout" svg:width="0.914cm" svg:height="0.914cm" svg:x="21.206cm" svg:y="12.192cm">
          <text:p text:style-name="P43"><text:span text:style-name="T4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3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29" draw:text-style-name="P167" draw:layer="layout" svg:width="11.394cm" svg:height="3.305cm" draw:transform="rotate (-0.866206907764786) translate (5.17cm 4.42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67" draw:layer="layout" svg:width="11.394cm" svg:height="3.305cm" draw:transform="rotate (-0.866206907764786) translate (17.671cm 4.42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67" draw:layer="layout" svg:width="5.171cm" svg:height="1.984cm" draw:transform="rotate (-0.866206907764786) translate (4.65cm 5.121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67" draw:layer="layout" svg:width="7.431cm" svg:height="2.178cm" draw:transform="rotate (-0.866206907764786) translate (4.936cm 4.802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67" draw:layer="layout" svg:width="9.729cm" svg:height="2.244cm" draw:transform="rotate (-0.866206907764786) translate (5.076cm 4.64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7" draw:layer="layout" svg:width="27.991cm" svg:height="2.77cm" svg:x="0cm" svg:y="0.263cm">
          <draw:text-box>
            <text:p text:style-name="P14"><text:span text:style-name="T2">Complex </text:span><text:span text:style-name="T2">invalidation : </text:span><text:span text:style-name="T2">Upward → </text:span><text:span text:style-name="T2">Upward</text:span></text:p>
            <text:p text:style-name="P14"/>
            <text:p text:style-name="P35"><text:span text:style-name="T22">.c:has(… .b:has(</text:span><text:span text:style-name="T22">… .a))</text:span></text:p>
          </draw:text-box>
        </draw:frame>
        <draw:custom-shape draw:style-name="gr338" draw:text-style-name="P46" draw:layer="layout" svg:width="0.935cm" svg:height="0.907cm" svg:x="9.784cm" svg:y="13.417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38" draw:text-style-name="P46" draw:layer="layout" svg:width="0.935cm" svg:height="0.907cm" svg:x="22.314cm" svg:y="13.445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83" draw:text-style-name="P31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3" draw:text-style-name="P14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5" draw:text-style-name="P168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2.606cm" svg:y="5.959cm">
          <draw:text-box>
            <text:p text:style-name="P14"><text:span text:style-name="T3">Case 1</text:span></text:p>
          </draw:text-box>
        </draw:frame>
        <draw:custom-shape draw:style-name="gr434" draw:text-style-name="P150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4.318cm" svg:y="5.8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5.118cm" svg:y="7.0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7.318cm" svg:y="9.8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018cm" svg:y="11.0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9.802cm 12.042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8.404cm 10.101cm)">
          <text:p text:style-name="P43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6.323cm 8.814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4" draw:text-style-name="P150" draw:layer="layout" svg:width="0.762cm" svg:height="0.762cm" svg:x="17.018cm" svg:y="5.8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7.818cm" svg:y="7.0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20.018cm" svg:y="9.8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21.718cm" svg:y="11.04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0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36" draw:text-style-name="P151" draw:layer="layout" svg:width="8.382cm" svg:height="10.922cm" svg:x="16.156cm" svg:y="4.54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51" draw:layer="layout" svg:width="4.569cm" svg:height="5.325cm" svg:x="6.623cm" svg:y="8.137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51" draw:layer="layout" svg:width="6.604cm" svg:height="7.874cm" svg:x="5.096cm" svg:y="6.3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51" draw:layer="layout" svg:width="8.382cm" svg:height="10.922cm" svg:x="4.08cm" svg:y="4.57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52" draw:layer="layout" svg:width="27.991cm" svg:height="2.77cm" svg:x="0cm" svg:y="0.263cm">
          <draw:text-box>
            <text:p text:style-name="P14"><text:span text:style-name="T2">Complex </text:span><text:span text:style-name="T2">invalidation : </text:span><text:span text:style-name="T2">Upward <text:s/>→ </text:span><text:span text:style-name="T2">Downward</text:span></text:p>
            <text:p text:style-name="P14"><text:span text:style-name="T26"/></text:p>
            <text:p text:style-name="P14"><text:span text:style-name="T26">b:has(… .a) … .c</text:span></text:p>
          </draw:text-box>
        </draw:frame>
        <draw:custom-shape draw:style-name="gr439" draw:text-style-name="P171" draw:layer="layout" svg:width="8.343cm" svg:height="3.305cm" draw:transform="skewX (-6.75231946024137E-017) rotate (-0.866206907764786) translate (5.048cm 3.949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8" draw:text-style-name="P46" draw:layer="layout" svg:width="0.935cm" svg:height="0.907cm" svg:x="7.715cm" svg:y="10.645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35" draw:text-style-name="P152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9" draw:text-style-name="P171" draw:layer="layout" svg:width="8.343cm" svg:height="3.305cm" draw:transform="skewX (-6.75231946024137E-017) rotate (-0.866206907764786) translate (17.124cm 3.925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68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8" draw:text-style-name="P46" draw:layer="layout" svg:width="0.935cm" svg:height="0.907cm" svg:x="19.791cm" svg:y="10.62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31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33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5" draw:text-style-name="P168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2.214cm" svg:y="3.302cm">
          <draw:text-box>
            <text:p text:style-name="P14"><text:span text:style-name="T3">Case 2</text:span></text:p>
          </draw:text-box>
        </draw:frame>
        <draw:custom-shape draw:style-name="gr440" draw:text-style-name="P144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49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4.418cm 4.88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5.409cm 6.581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7.032cm 8.294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16.511cm 4.851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49" draw:layer="layout" svg:width="0.762cm" svg:height="0.762cm" svg:x="8.302cm" svg:y="5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702cm" svg:y="6.7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602cm" svg:y="12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5.502cm" svg:y="12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7.302cm" svg:y="14.4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0.402cm" svg:y="5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802cm" svg:y="6.7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702cm" svg:y="12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7.602cm" svg:y="12.1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402cm" svg:y="14.468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1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334" draw:text-style-name="P151" draw:layer="layout" svg:width="6.474cm" svg:height="8.882cm" svg:x="17.464cm" svg:y="6.65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67" draw:layer="layout" svg:width="2.372cm" svg:height="8.125cm" draw:transform="rotate (0.142069801112338) translate (5.16cm 7.29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151" draw:layer="layout" svg:width="6.474cm" svg:height="8.882cm" svg:x="5.148cm" svg:y="6.64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67" draw:layer="layout" svg:width="13.233cm" svg:height="2.283cm" draw:transform="rotate (-0.966912405604858) translate (4.004cm 2.472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67" draw:layer="layout" svg:width="6.28cm" svg:height="2.061cm" draw:transform="rotate (-0.321664181142555) translate (5.78cm 6.743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52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45" draw:text-style-name="P149" draw:layer="layout" svg:width="0.667cm" svg:height="0.684cm" svg:x="10.252cm" svg:y="9.09cm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49" draw:layer="layout" svg:width="0.667cm" svg:height="0.684cm" svg:x="7.299cm" svg:y="14.248cm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149" draw:layer="layout" svg:width="0.667cm" svg:height="0.684cm" svg:x="9.991cm" svg:y="12.886cm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1" draw:text-style-name="P67" draw:layer="layout" svg:width="27.991cm" svg:height="3.095cm" svg:x="0cm" svg:y="0.263cm">
          <draw:text-box>
            <text:p text:style-name="P14"><text:span text:style-name="T2">Complex </text:span><text:span text:style-name="T2">invalidation : </text:span><text:span text:style-name="T2">Downward <text:s/>→ </text:span><text:span text:style-name="T2"><text:s/>Upward</text:span><text:line-break/></text:p>
            <text:p text:style-name="P14">.c:has(… :is(.a … .b))</text:p>
          </draw:text-box>
        </draw:frame>
        <draw:custom-shape draw:style-name="gr338" draw:text-style-name="P46" draw:layer="layout" svg:width="0.935cm" svg:height="0.907cm" svg:x="6.051cm" svg:y="7.52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6" draw:text-style-name="P167" draw:layer="layout" svg:width="6.683cm" svg:height="2.283cm" draw:transform="rotate (-0.966912405604858) translate (16.32cm 2.488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52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46" draw:layer="layout" svg:width="0.935cm" svg:height="0.907cm" svg:x="18.367cm" svg:y="7.542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31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33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7" draw:text-style-name="P153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1.652cm" svg:y="5.197cm">
          <draw:text-box>
            <text:p text:style-name="P14"><text:span text:style-name="T3">Case 3</text:span></text:p>
          </draw:text-box>
        </draw:frame>
        <draw:custom-shape draw:style-name="gr434" draw:text-style-name="P150" draw:layer="layout" svg:width="0.762cm" svg:height="0.762cm" svg:x="8.128cm" svg:y="8.2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3.096cm" svg:y="3.496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4.196cm" svg:y="5.696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8.128cm" svg:y="10.4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028cm" svg:y="11.9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628cm" svg:y="12.9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128cm" svg:y="10.8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0.528cm" svg:y="8.2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5.496cm" svg:y="3.496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6.596cm" svg:y="5.696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0.528cm" svg:y="10.4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428cm" svg:y="11.9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028cm" svg:y="12.9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8.528cm" svg:y="10.802cm">
          <text:p text:style-name="P43"><text:span text:style-name="T4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3" draw:text-style-name="P148" draw:layer="layout" svg:width="4.103cm" svg:height="1.039cm" svg:x="0.951cm" svg:y="14.518cm">
          <draw:text-box>
            <text:p text:style-name="P50"><text:span text:style-name="T7">Possible :is() subject element</text:span></text:p>
          </draw:text-box>
        </draw:frame>
        <draw:custom-shape draw:style-name="gr447" draw:text-style-name="P146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4" draw:layer="layout" svg:width="18.624cm" svg:height="10.476cm" svg:x="1.482cm" svg:y="2.123cm" draw:page-number="4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321" draw:text-style-name="P52" draw:layer="layout" svg:width="27.991cm" svg:height="3.095cm" svg:x="0cm" svg:y="0.263cm">
          <draw:text-box>
            <text:p text:style-name="P14"><text:span text:style-name="T2">Complex </text:span><text:span text:style-name="T2">invalidation : </text:span><text:span text:style-name="T2">Upward → </text:span><text:span text:style-name="T2">Downward <text:s/>→ </text:span><text:span text:style-name="T2"><text:s/>Upward</text:span><text:span text:style-name="T26"><text:line-break/></text:span><text:span text:style-name="T26"/></text:p>
            <text:p text:style-name="P35"><text:span text:style-name="T26">.d:has(… :is(.b:h</text:span><text:span text:style-name="T26">as(… .a) … .c))</text:span></text:p>
          </draw:text-box>
        </draw:frame>
        <draw:custom-shape draw:style-name="gr448" draw:text-style-name="P151" draw:layer="layout" svg:width="6.312cm" svg:height="7.49cm" svg:x="17.555cm" svg:y="7.361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71" draw:layer="layout" svg:width="7.312cm" svg:height="2.283cm" draw:transform="rotate (-1.24895761272714) translate (6.811cm 7.276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71" draw:layer="layout" svg:width="6.024cm" svg:height="2.283cm" draw:transform="rotate (-0.312763001957384) translate (5.743cm 6.886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71" draw:layer="layout" svg:width="12.064cm" svg:height="2.283cm" draw:transform="rotate (-0.851895207898433) translate (3.51cm 3.668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51" draw:layer="layout" svg:width="6.312cm" svg:height="7.49cm" svg:x="5.333cm" svg:y="7.37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6.656cm 7.069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5.727cm 7.828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7.406cm" svg:y="10.244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3" draw:text-style-name="P149" draw:layer="layout" svg:width="0.762cm" svg:height="0.762cm" draw:transform="rotate (0.000174532925199433) translate (10.105cm 9.406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403cm 13.77cm)">
          <text:p text:style-name="P43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9.805cm 12.692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4" draw:text-style-name="P171" draw:layer="layout" svg:width="5.775cm" svg:height="2.283cm" draw:transform="rotate (-0.851895207898433) translate (15.732cm 3.655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18.878cm 7.056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17.949cm 7.815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19.628cm" svg:y="10.23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31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4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7" draw:text-style-name="P153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1.652cm" svg:y="5.959cm">
          <draw:text-box>
            <text:p text:style-name="P14"><text:span text:style-name="T3">Case 4</text:span></text:p>
          </draw:text-box>
        </draw:frame>
        <draw:custom-shape draw:style-name="gr434" draw:text-style-name="P150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2.699cm" svg:y="4.6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4.599cm" svg:y="6.6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899cm" svg:y="8.7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8.999cm" svg:y="8.7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8.999cm" svg:y="11.4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699cm" svg:y="12.4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4.899cm" svg:y="4.6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6.799cm" svg:y="6.6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099cm" svg:y="8.7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199cm" svg:y="8.7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199cm" svg:y="11.4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8.899cm" svg:y="12.465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3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55" draw:text-style-name="P151" draw:layer="layout" svg:width="3.618cm" svg:height="2.34cm" svg:x="8.252cm" svg:y="7.97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51" draw:layer="layout" svg:width="4.38cm" svg:height="5.026cm" svg:x="5.342cm" svg:y="7.77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51" draw:layer="layout" svg:width="3.477cm" svg:height="3.556cm" svg:x="5.737cm" svg:y="10.47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51" draw:layer="layout" svg:width="8.233cm" svg:height="8.168cm" svg:x="3.929cm" svg:y="5.927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1" draw:layer="layout" svg:width="9.787cm" svg:height="11.137cm" svg:x="2.729cm" svg:y="4.103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52" draw:layer="layout" svg:width="27.991cm" svg:height="3.095cm" svg:x="0cm" svg:y="0.263cm">
          <draw:text-box>
            <text:p text:style-name="P14"><text:span text:style-name="T2">Complex </text:span><text:span text:style-name="T2">invalidation : </text:span><text:span text:style-name="T2">Downward <text:s/>→ </text:span><text:span text:style-name="T2"><text:s/>Upward → </text:span><text:span text:style-name="T2">Downward</text:span><text:span text:style-name="T26"><text:line-break/></text:span><text:span text:style-name="T26"/></text:p>
            <text:p text:style-name="P14"><text:span text:style-name="T26">.c:has(… :is(.a </text:span><text:span text:style-name="T26">… .b))) … .d</text:span></text:p>
          </draw:text-box>
        </draw:frame>
        <draw:custom-shape draw:style-name="gr460" draw:text-style-name="P171" draw:layer="layout" svg:width="6.273cm" svg:height="2.283cm" draw:transform="rotate (-0.966912405604858) translate (3.853cm 3.325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9" draw:layer="layout" svg:width="0.762cm" svg:height="0.762cm" draw:transform="rotate (0.000174532925199433) translate (5.987cm 10.725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4.208cm 6.203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2.988cm 4.326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8.508cm 8.307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5.667cm" svg:y="8.042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9" draw:text-style-name="P151" draw:layer="layout" svg:width="9.787cm" svg:height="11.137cm" svg:x="16.045cm" svg:y="4.119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71" draw:layer="layout" svg:width="6.273cm" svg:height="2.283cm" draw:transform="rotate (-0.966912405604858) translate (17.169cm 3.341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16.304cm 4.342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18.983cm" svg:y="8.058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83" draw:text-style-name="P31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33" draw:text-style-name="P14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7" draw:text-style-name="P153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3.622cm" svg:y="3.048cm">
          <draw:text-box>
            <text:p text:style-name="P14"><text:span text:style-name="T3">Case 2</text:span></text:p>
          </draw:text-box>
        </draw:frame>
        <draw:custom-shape draw:style-name="gr441" draw:text-style-name="P149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49" draw:layer="layout" svg:width="0.762cm" svg:height="0.762cm" svg:x="9.262cm" svg:y="4.5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0.562cm" svg:y="9.1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7.862cm" svg:y="12.9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0.762cm" svg:y="11.6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6.962cm" svg:y="9.3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3.162cm" svg:y="14.1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2.662cm" svg:y="4.5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3.962cm" svg:y="9.1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262cm" svg:y="12.9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4.162cm" svg:y="11.6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0.362cm" svg:y="9.3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6.562cm" svg:y="14.182cm">
          <text:p text:style-name="P43"><text:span text:style-name="T4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4" presentation:class="page"/>
          <draw:frame presentation:style-name="pr1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321" draw:text-style-name="P67" draw:layer="layout" svg:width="27.991cm" svg:height="3.095cm" svg:x="0cm" svg:y="0.263cm">
          <draw:text-box>
            <text:p text:style-name="P14"><text:span text:style-name="T2">Complex </text:span><text:span text:style-name="T2">invalidation : </text:span><text:span text:style-name="T2">Downward <text:s/>→ </text:span><text:span text:style-name="T2"><text:s/>Upward → </text:span><text:span text:style-name="T2">Downward → </text:span><text:span text:style-name="T2">Upward</text:span><text:line-break/></text:p>
            <text:p text:style-name="P14">.e:has(… :is(.c:has(… :is(.a … .b)) … .d))</text:p>
          </draw:text-box>
        </draw:frame>
        <draw:custom-shape draw:style-name="gr383" draw:text-style-name="P31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4" draw:text-style-name="P150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8" draw:text-style-name="P151" draw:layer="layout" svg:width="6.312cm" svg:height="7.49cm" svg:x="17.676cm" svg:y="7.48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71" draw:layer="layout" svg:width="7.312cm" svg:height="2.283cm" draw:transform="rotate (-1.24895761272714) translate (6.932cm 7.397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71" draw:layer="layout" svg:width="6.024cm" svg:height="2.283cm" draw:transform="rotate (-0.312763001957384) translate (5.864cm 7.007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71" draw:layer="layout" svg:width="12.064cm" svg:height="2.283cm" draw:transform="rotate (-0.851895207898433) translate (3.631cm 3.789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51" draw:layer="layout" svg:width="6.312cm" svg:height="7.49cm" svg:x="5.454cm" svg:y="7.495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6.777cm 7.19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5.848cm 7.949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7.527cm" svg:y="10.365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3" draw:text-style-name="P149" draw:layer="layout" svg:width="0.762cm" svg:height="0.762cm" draw:transform="rotate (0.000174532925199433) translate (10.226cm 9.527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524cm 13.891cm)">
          <text:p text:style-name="P43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9.926cm 12.813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4" draw:text-style-name="P171" draw:layer="layout" svg:width="5.775cm" svg:height="2.283cm" draw:transform="rotate (-0.851895207898433) translate (15.853cm 3.776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18.999cm 7.177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18.07cm 7.936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19.749cm" svg:y="10.352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3" draw:text-style-name="P14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2" draw:text-style-name="P147" draw:layer="layout" svg:width="2.794cm" svg:height="0.899cm" svg:x="21.773cm" svg:y="6.08cm">
          <draw:text-box>
            <text:p text:style-name="P14"><text:span text:style-name="T3">Case 4</text:span></text:p>
          </draw:text-box>
        </draw:frame>
        <draw:custom-shape draw:style-name="gr434" draw:text-style-name="P150" draw:layer="layout" svg:width="0.762cm" svg:height="0.762cm" svg:x="2.82cm" svg:y="4.7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4.72cm" svg:y="6.7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7.02cm" svg:y="8.8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12cm" svg:y="8.8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12cm" svg:y="11.5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82cm" svg:y="12.5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5.02cm" svg:y="4.7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6.92cm" svg:y="6.7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22cm" svg:y="8.8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32cm" svg:y="8.8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32cm" svg:y="11.5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02cm" svg:y="12.586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61" draw:text-style-name="P151" draw:layer="layout" svg:width="2.816cm" svg:height="1.635cm" svg:x="8.949cm" svg:y="8.71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51" draw:layer="layout" svg:width="9.787cm" svg:height="10.668cm" svg:x="16.121cm" svg:y="4.56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51" draw:layer="layout" svg:width="4.445cm" svg:height="2.281cm" svg:x="7.32cm" svg:y="12.19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51" draw:layer="layout" svg:width="5.321cm" svg:height="6.231cm" svg:x="6.656cm" svg:y="8.506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51" draw:layer="layout" svg:width="7.765cm" svg:height="8.999cm" svg:x="4.595cm" svg:y="6.086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51" draw:layer="layout" svg:width="9.787cm" svg:height="10.668cm" svg:x="2.729cm" svg:y="4.57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67" draw:layer="layout" svg:width="5.775cm" svg:height="2.283cm" draw:transform="rotate (-0.851895207898433) translate (3.805cm 3.565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67" draw:layer="layout" svg:width="27.991cm" svg:height="3.095cm" svg:x="0cm" svg:y="0.263cm">
          <draw:text-box>
            <text:p text:style-name="P14"><text:span text:style-name="T2">Complex </text:span><text:span text:style-name="T2">invalidation : </text:span><text:span text:style-name="T2">Upward → </text:span><text:span text:style-name="T2">Downward <text:s/>→ </text:span><text:span text:style-name="T2"><text:s/>Upward → </text:span><text:span text:style-name="T2">Downward</text:span><text:line-break/></text:p>
            <text:p text:style-name="P14">.d:has(… :is(.b:has(… .a) … .c)) … .e</text:p>
          </draw:text-box>
        </draw:frame>
        <draw:custom-shape draw:style-name="gr383" draw:text-style-name="P31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6" draw:text-style-name="P151" draw:layer="layout" svg:width="6.576cm" svg:height="7.684cm" svg:x="5.628cm" svg:y="7.271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67" draw:layer="layout" svg:width="4.4cm" svg:height="2.283cm" draw:transform="rotate (-0.966912405604858) translate (6.951cm 6.966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6.022cm 7.725cm)">
          <text:p text:style-name="P43"><text:span text:style-name="T4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7.701cm" svg:y="10.141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3" draw:text-style-name="P149" draw:layer="layout" svg:width="0.762cm" svg:height="0.762cm" draw:transform="rotate (0.000174532925199433) translate (9.098cm 8.89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6.908cm 8.819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528cm 12.4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4.826cm 6.329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3.027cm 4.83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7" draw:layer="layout" svg:width="8.953cm" svg:height="2.283cm" draw:transform="rotate (-0.851895207898433) translate (17.197cm 3.561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21.093cm" svg:y="10.137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150" draw:layer="layout" svg:width="0.762cm" svg:height="0.762cm" draw:transform="rotate (0.000174532925199433) translate (16.419cm 4.826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3" draw:text-style-name="P14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5" draw:text-style-name="P168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2" draw:text-style-name="P147" draw:layer="layout" svg:width="2.794cm" svg:height="0.899cm" svg:x="23.622cm" svg:y="3.349cm">
          <draw:text-box>
            <text:p text:style-name="P14"><text:span text:style-name="T3">Case 2</text:span></text:p>
          </draw:text-box>
        </draw:frame>
        <draw:custom-shape draw:style-name="gr441" draw:text-style-name="P149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144cm" svg:y="6.3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944cm" svg:y="10.8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344cm" svg:y="12.9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5.744cm" svg:y="11.0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3.244cm" svg:y="8.9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2.744cm" svg:y="6.3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3.544cm" svg:y="10.8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2.944cm" svg:y="12.9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344cm" svg:y="11.0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6.844cm" svg:y="8.95cm">
          <text:p text:style-name="P43"><text:span text:style-name="T4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21" draw:text-style-name="P67" draw:layer="layout" svg:width="28cm" svg:height="3.095cm" svg:x="0cm" svg:y="0.263cm">
          <draw:text-box>
            <text:p text:style-name="P14"><text:span text:style-name="T2">Complex </text:span><text:span text:style-name="T2">invalidation : </text:span><text:span text:style-name="T2">Up → Down </text:span><text:span text:style-name="T2">→ Up → </text:span><text:span text:style-name="T2">Down → Up</text:span><text:line-break/></text:p>
            <text:p text:style-name="P14">.f:has(… :is(.d:has(… :is(.b:has(… .a) … .c)) … .e))</text:p>
          </draw:text-box>
        </draw:frame>
        <draw:custom-shape draw:style-name="gr383" draw:text-style-name="P31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68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4" draw:text-style-name="P150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8" draw:text-style-name="P151" draw:layer="layout" svg:width="6.312cm" svg:height="7.49cm" svg:x="17.797cm" svg:y="7.603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71" draw:layer="layout" svg:width="7.312cm" svg:height="2.283cm" draw:transform="rotate (-1.24895761272714) translate (7.053cm 7.518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71" draw:layer="layout" svg:width="6.024cm" svg:height="2.283cm" draw:transform="rotate (-0.312763001957384) translate (5.985cm 7.128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71" draw:layer="layout" svg:width="12.064cm" svg:height="2.283cm" draw:transform="rotate (-0.851895207898433) translate (3.752cm 3.91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51" draw:layer="layout" svg:width="6.312cm" svg:height="7.49cm" svg:x="5.575cm" svg:y="7.616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6.898cm 7.311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5.969cm 8.07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7.648cm" svg:y="10.486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377" draw:text-style-name="P153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3" draw:text-style-name="P149" draw:layer="layout" svg:width="0.762cm" svg:height="0.762cm" draw:transform="rotate (0.000174532925199433) translate (10.347cm 9.648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645cm 14.012cm)">
          <text:p text:style-name="P43"><text:span text:style-name="T4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10.047cm 12.934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4" draw:text-style-name="P171" draw:layer="layout" svg:width="5.775cm" svg:height="2.283cm" draw:transform="rotate (-0.851895207898433) translate (15.974cm 3.897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71" draw:layer="layout" svg:width="4.4cm" svg:height="2.283cm" draw:transform="rotate (-0.966912405604858) translate (19.12cm 7.298cm)">
          <text:p text:style-name="P170"><text:span text:style-name="T26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18.191cm 8.057cm)">
          <text:p text:style-name="P43"><text:span text:style-name="T4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19.87cm" svg:y="10.473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3" draw:text-style-name="P14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2" draw:text-style-name="P147" draw:layer="layout" svg:width="2.794cm" svg:height="0.899cm" svg:x="21.894cm" svg:y="6.201cm">
          <draw:text-box>
            <text:p text:style-name="P14"><text:span text:style-name="T3">Case 4</text:span></text:p>
          </draw:text-box>
        </draw:frame>
        <draw:custom-shape draw:style-name="gr434" draw:text-style-name="P150" draw:layer="layout" svg:width="0.762cm" svg:height="0.762cm" svg:x="2.941cm" svg:y="4.9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4.841cm" svg:y="6.9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7.141cm" svg:y="9.0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241cm" svg:y="9.0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9.241cm" svg:y="11.7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6.941cm" svg:y="12.7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5.141cm" svg:y="4.9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0" draw:layer="layout" svg:width="0.762cm" svg:height="0.762cm" svg:x="17.041cm" svg:y="6.9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341cm" svg:y="9.0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441cm" svg:y="9.0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1.441cm" svg:y="11.7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141cm" svg:y="12.707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21" draw:text-style-name="P67" draw:layer="layout" svg:width="27.991cm" svg:height="3.095cm" svg:x="0.001cm" svg:y="0.264cm">
          <draw:text-box>
            <text:p text:style-name="P14"><text:span text:style-name="T2">Complex </text:span><text:span text:style-name="T2">invalidation : </text:span><text:span text:style-name="T2">Down → Up </text:span><text:span text:style-name="T2">→ Down <text:s/>→ <text:s/></text:span><text:span text:style-name="T2">Up → Down</text:span><text:line-break/></text:p>
            <text:p text:style-name="P14">.e:has(… :is(.c:has(… :is(.a … .b)) … .d)) … .f</text:p>
          </draw:text-box>
        </draw:frame>
        <draw:custom-shape draw:style-name="gr383" draw:text-style-name="P31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50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1" draw:text-style-name="P151" draw:layer="layout" svg:width="2.816cm" svg:height="1.635cm" svg:x="9.07cm" svg:y="8.712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51" draw:layer="layout" svg:width="9.787cm" svg:height="10.668cm" svg:x="16.242cm" svg:y="4.57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51" draw:layer="layout" svg:width="4.445cm" svg:height="2.281cm" svg:x="7.441cm" svg:y="12.19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51" draw:layer="layout" svg:width="5.321cm" svg:height="6.231cm" svg:x="6.777cm" svg:y="8.50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51" draw:layer="layout" svg:width="7.765cm" svg:height="8.999cm" svg:x="4.716cm" svg:y="6.088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51" draw:layer="layout" svg:width="9.787cm" svg:height="10.668cm" svg:x="2.85cm" svg:y="4.574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67" draw:layer="layout" svg:width="5.775cm" svg:height="2.283cm" draw:transform="rotate (-0.851895207898433) translate (3.926cm 3.567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51" draw:layer="layout" svg:width="6.576cm" svg:height="7.684cm" svg:x="5.749cm" svg:y="7.273cm">
          <text:p text:style-name="P46"><text:span text:style-name="T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67" draw:layer="layout" svg:width="4.4cm" svg:height="2.283cm" draw:transform="rotate (-0.966912405604858) translate (7.072cm 6.968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50" draw:layer="layout" svg:width="0.762cm" svg:height="0.762cm" draw:transform="rotate (0.000174532925199433) translate (6.143cm 7.727cm)">
          <text:p text:style-name="P43"><text:span text:style-name="T4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6" draw:layer="layout" svg:width="0.935cm" svg:height="0.907cm" svg:x="7.822cm" svg:y="10.143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5" draw:text-style-name="P168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3" draw:text-style-name="P149" draw:layer="layout" svg:width="0.762cm" svg:height="0.762cm" draw:transform="rotate (0.000174532925199433) translate (9.219cm 8.892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029cm 8.821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149" draw:layer="layout" svg:width="0.762cm" svg:height="0.762cm" draw:transform="rotate (0.000174532925199433) translate (7.649cm 12.402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4.947cm 6.331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50" draw:layer="layout" svg:width="0.762cm" svg:height="0.762cm" draw:transform="rotate (0.000174532925199433) translate (3.148cm 4.832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7" draw:text-style-name="P167" draw:layer="layout" svg:width="8.953cm" svg:height="2.283cm" draw:transform="rotate (-0.851895207898433) translate (17.318cm 3.563cm)">
          <text:p text:style-name="P156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6" draw:layer="layout" svg:width="0.935cm" svg:height="0.907cm" svg:x="21.214cm" svg:y="10.139cm">
          <text:p text:style-name="P46"><text:span text:style-name="T5">.a</text:span></text:p>
          <draw:enhanced-geometry svg:viewBox="0 0 21600 21600" draw:type="rectangle" draw:enhanced-path="M 0 0 L 21600 0 21600 21600 0 21600 0 0 Z N"/>
        </draw:custom-shape>
        <draw:custom-shape draw:style-name="gr415" draw:text-style-name="P168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150" draw:layer="layout" svg:width="0.762cm" svg:height="0.762cm" draw:transform="rotate (0.000174532925199433) translate (16.54cm 4.828cm)">
          <text:p text:style-name="P43"><text:span text:style-name="T4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53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53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3" draw:text-style-name="P14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2" draw:text-style-name="P147" draw:layer="layout" svg:width="2.794cm" svg:height="0.899cm" svg:x="23.743cm" svg:y="3.351cm">
          <draw:text-box>
            <text:p text:style-name="P14"><text:span text:style-name="T3">Case 2</text:span></text:p>
          </draw:text-box>
        </draw:frame>
        <draw:custom-shape draw:style-name="gr441" draw:text-style-name="P149" draw:layer="layout" svg:width="0.762cm" svg:height="0.762cm" svg:x="9.265cm" svg:y="6.3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0.065cm" svg:y="10.8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9.465cm" svg:y="12.9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5.865cm" svg:y="11.0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3.365cm" svg:y="8.9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2.865cm" svg:y="6.3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3.665cm" svg:y="10.8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23.065cm" svg:y="12.9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465cm" svg:y="11.0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6.965cm" svg:y="8.952cm">
          <text:p text:style-name="P43"><text:span text:style-name="T4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49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4" draw:layer="layout" svg:width="18.624cm" svg:height="10.476cm" svg:x="1.482cm" svg:y="2.123cm" draw:page-number="48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4T01:23:53.672655758</dc:date>
    <meta:editing-duration>P8DT11H9M28S</meta:editing-duration>
    <meta:editing-cycles>1273</meta:editing-cycles>
    <meta:generator>LibreOffice/6.4.6.2$Linux_X86_64 LibreOffice_project/40$Build-2</meta:generator>
    <meta:document-statistic meta:object-count="4514"/>
  </office:meta>
</office:document-meta>
</file>